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fo:margin-top="0.847cm" fo:margin-bottom="0.212cm" style:writing-mode="lr-tb"/>
    </style:style>
    <style:style style:name="T1_1" style:family="text">
      <style:text-properties style:font-name="Arial" fo:font-size="24pt" style:font-name-asian="Arial" style:font-size-asian="24pt" style:font-name-complex="Arial" style:font-size-complex="24pt"/>
    </style:style>
    <style:style style:name="T1_2" style:family="text">
      <style:text-properties style:font-name="Arial" fo:font-size="24pt" style:font-name-asian="Arial" style:font-size-asian="24pt" style:font-name-complex="Arial" style:font-size-complex="24pt"/>
    </style:style>
    <style:style style:name="T1_3" style:family="text">
      <style:text-properties style:font-name="Arial" fo:font-size="24pt" style:font-name-asian="Arial" style:font-size-asian="24pt" style:font-name-complex="Arial" style:font-size-complex="24pt"/>
    </style:style>
    <style:style style:name="T1_4" style:family="text">
      <style:text-properties style:font-name="Arial" fo:font-size="24pt" style:font-name-asian="Arial" style:font-size-asian="24pt" style:font-name-complex="Arial" style:font-size-complex="24pt"/>
    </style:style>
    <style:style style:name="T1_5" style:family="text">
      <style:text-properties style:font-name="Arial" fo:font-size="24pt" style:font-name-asian="Arial" style:font-size-asian="24pt" style:font-name-complex="Arial" style:font-size-complex="24pt"/>
    </style:style>
    <style:style style:name="T1_6" style:family="text">
      <style:text-properties style:font-name="Arial" fo:font-size="24pt" style:font-name-asian="Arial" style:font-size-asian="24pt" style:font-name-complex="Arial" style:font-size-complex="24pt"/>
    </style:style>
    <style:style style:name="T1_7" style:family="text">
      <style:text-properties style:font-name="Arial" fo:font-size="24pt" style:font-name-asian="Arial" style:font-size-asian="24pt" style:font-name-complex="Arial" style:font-size-complex="24pt"/>
    </style:style>
    <style:style style:name="T1_8" style:family="text">
      <style:text-properties style:font-name="Arial" fo:font-size="24pt" style:font-name-asian="Arial" style:font-size-asian="24pt" style:font-name-complex="Arial" style:font-size-complex="24pt"/>
    </style:style>
    <style:style style:name="T1_9" style:family="text">
      <style:text-properties style:font-name="Arial" fo:font-size="24pt" style:font-name-asian="Arial" style:font-size-asian="24pt" style:font-name-complex="Arial" style:font-size-complex="24pt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2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5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6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7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8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9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0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4_1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5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6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7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8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9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0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5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6_16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5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6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7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8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9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7_10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8" style:family="paragraph" style:parent-style-name="Standard">
      <style:paragraph-properties fo:text-align="center" fo:break-before="auto" fo:line-height="100%" style:writing-mode="lr-tb"/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T9_1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9_2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9_3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T9_4" style:family="text">
      <style:text-properties fo:font-style="italic" style:font-style-asian="italic" style:font-style-complex="italic" style:font-name="Arial" fo:font-size="9pt" style:font-name-asian="Arial" style:font-size-asian="9pt" style:font-name-complex="Arial" style:font-size-complex="9pt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fo:color="#980000"/>
    </style:style>
    <style:style style:name="T12_2" style:family="text">
      <style:text-properties fo:color="#980000"/>
    </style:style>
    <style:style style:name="T12_3" style:family="text">
      <style:text-properties fo:color="#980000"/>
    </style:style>
    <style:style style:name="T12_4" style:family="text">
      <style:text-properties fo:color="#980000"/>
    </style:style>
    <style:style style:name="T12_5" style:family="text">
      <style:text-properties fo:color="#980000"/>
    </style:style>
    <style:style style:name="T12_6" style:family="text">
      <style:text-properties fo:color="#980000"/>
    </style:style>
    <style:style style:name="T12_7" style:family="text">
      <style:text-properties fo:color="#980000"/>
    </style:style>
    <style:style style:name="T12_8" style:family="text">
      <style:text-properties fo:color="#980000"/>
    </style:style>
    <style:style style:name="T12_9" style:family="text">
      <style:text-properties fo:color="#980000"/>
    </style:style>
    <style:style style:name="T12_10" style:family="text">
      <style:text-properties fo:color="#980000"/>
    </style:style>
    <style:style style:name="T12_11" style:family="text">
      <style:text-properties fo:color="#980000"/>
    </style:style>
    <style:style style:name="T12_12" style:family="text">
      <style:text-properties fo:color="#980000"/>
    </style:style>
    <style:style style:name="T12_13" style:family="text">
      <style:text-properties fo:color="#980000"/>
    </style:style>
    <style:style style:name="T12_14" style:family="text">
      <style:text-properties fo:color="#980000"/>
    </style:style>
    <style:style style:name="T12_15" style:family="text">
      <style:text-properties fo:color="#980000"/>
    </style:style>
    <style:style style:name="T12_16" style:family="text">
      <style:text-properties fo:color="#980000"/>
    </style:style>
    <style:style style:name="T12_17" style:family="text">
      <style:text-properties fo:color="#980000"/>
    </style:style>
    <style:style style:name="T12_18" style:family="text">
      <style:text-properties fo:color="#980000"/>
    </style:style>
    <style:style style:name="T12_19" style:family="text">
      <style:text-properties fo:color="#980000"/>
    </style:style>
    <style:style style:name="T12_20" style:family="text">
      <style:text-properties fo:color="#980000"/>
    </style:style>
    <style:style style:name="T12_21" style:family="text">
      <style:text-properties fo:color="#980000"/>
    </style:style>
    <style:style style:name="T12_22" style:family="text">
      <style:text-properties fo:color="#980000"/>
    </style:style>
    <style:style style:name="T12_23" style:family="text">
      <style:text-properties fo:color="#980000"/>
    </style:style>
    <style:style style:name="T12_24" style:family="text">
      <style:text-properties fo:color="#980000"/>
    </style:style>
    <style:style style:name="T12_25" style:family="text">
      <style:text-properties fo:color="#980000"/>
    </style:style>
    <style:style style:name="T12_26" style:family="text">
      <style:text-properties fo:color="#980000"/>
    </style:style>
    <style:style style:name="T12_27" style:family="text">
      <style:text-properties fo:color="#980000"/>
    </style:style>
    <style:style style:name="T12_28" style:family="text">
      <style:text-properties fo:color="#980000"/>
    </style:style>
    <style:style style:name="T12_29" style:family="text">
      <style:text-properties fo:color="#980000"/>
    </style:style>
    <style:style style:name="T12_30" style:family="text">
      <style:text-properties fo:color="#980000"/>
    </style:style>
    <style:style style:name="T12_31" style:family="text">
      <style:text-properties fo:color="#980000"/>
    </style:style>
    <style:style style:name="T12_32" style:family="text">
      <style:text-properties fo:color="#980000"/>
    </style:style>
    <style:style style:name="T12_33" style:family="text">
      <style:text-properties fo:color="#980000"/>
    </style:style>
    <style:style style:name="T12_34" style:family="text">
      <style:text-properties fo:color="#980000"/>
    </style:style>
    <style:style style:name="T12_35" style:family="text">
      <style:text-properties fo:color="#980000"/>
    </style:style>
    <style:style style:name="T12_36" style:family="text">
      <style:text-properties fo:color="#980000"/>
    </style:style>
    <style:style style:name="T12_37" style:family="text">
      <style:text-properties fo:color="#980000"/>
    </style:style>
    <style:style style:name="T12_38" style:family="text">
      <style:text-properties fo:color="#980000"/>
    </style:style>
    <style:style style:name="T12_39" style:family="text">
      <style:text-properties fo:color="#980000"/>
    </style:style>
    <style:style style:name="T12_40" style:family="text">
      <style:text-properties fo:color="#980000"/>
    </style:style>
    <style:style style:name="T12_41" style:family="text">
      <style:text-properties fo:color="#980000"/>
    </style:style>
    <style:style style:name="T12_42" style:family="text">
      <style:text-properties fo:color="#980000"/>
    </style:style>
    <style:style style:name="T12_43" style:family="text">
      <style:text-properties fo:color="#980000"/>
    </style:style>
    <style:style style:name="T12_44" style:family="text">
      <style:text-properties fo:color="#980000"/>
    </style:style>
    <style:style style:name="T12_45" style:family="text">
      <style:text-properties fo:color="#980000"/>
    </style:style>
    <style:style style:name="T12_46" style:family="text">
      <style:text-properties fo:color="#980000"/>
    </style:style>
    <style:style style:name="T12_47" style:family="text">
      <style:text-properties fo:color="#980000"/>
    </style:style>
    <style:style style:name="T12_48" style:family="text">
      <style:text-properties fo:color="#980000"/>
    </style:style>
    <style:style style:name="T12_49" style:family="text">
      <style:text-properties fo:color="#980000"/>
    </style:style>
    <style:style style:name="T12_50" style:family="text">
      <style:text-properties fo:color="#980000"/>
    </style:style>
    <style:style style:name="T12_51" style:family="text">
      <style:text-properties fo:color="#980000"/>
    </style:style>
    <style:style style:name="T12_52" style:family="text">
      <style:text-properties fo:color="#980000"/>
    </style:style>
    <style:style style:name="T12_53" style:family="text">
      <style:text-properties fo:color="#980000"/>
    </style:style>
    <style:style style:name="T12_54" style:family="text">
      <style:text-properties fo:color="#980000"/>
    </style:style>
    <style:style style:name="T12_55" style:family="text">
      <style:text-properties fo:color="#980000"/>
    </style:style>
    <style:style style:name="T12_56" style:family="text">
      <style:text-properties fo:color="#980000"/>
    </style:style>
    <style:style style:name="T12_57" style:family="text">
      <style:text-properties fo:color="#980000"/>
    </style:style>
    <style:style style:name="T12_58" style:family="text">
      <style:text-properties fo:color="#980000"/>
    </style:style>
    <style:style style:name="T12_59" style:family="text">
      <style:text-properties fo:color="#980000"/>
    </style:style>
    <style:style style:name="T12_60" style:family="text">
      <style:text-properties fo:color="#980000"/>
    </style:style>
    <style:style style:name="T12_61" style:family="text">
      <style:text-properties fo:color="#980000"/>
    </style:style>
    <style:style style:name="T12_62" style:family="text">
      <style:text-properties fo:color="#980000"/>
    </style:style>
    <style:style style:name="T12_63" style:family="text">
      <style:text-properties fo:color="#980000"/>
    </style:style>
    <style:style style:name="T12_64" style:family="text">
      <style:text-properties fo:color="#980000"/>
    </style:style>
    <style:style style:name="T12_65" style:family="text">
      <style:text-properties fo:color="#980000"/>
    </style:style>
    <style:style style:name="T12_66" style:family="text">
      <style:text-properties fo:color="#980000"/>
    </style:style>
    <style:style style:name="T12_67" style:family="text">
      <style:text-properties fo:color="#980000"/>
    </style:style>
    <style:style style:name="T12_68" style:family="text">
      <style:text-properties fo:color="#980000"/>
    </style:style>
    <style:style style:name="T12_69" style:family="text">
      <style:text-properties fo:color="#980000"/>
    </style:style>
    <style:style style:name="T12_70" style:family="text">
      <style:text-properties fo:color="#980000"/>
    </style:style>
    <style:style style:name="T12_71" style:family="text">
      <style:text-properties fo:color="#980000"/>
    </style:style>
    <style:style style:name="T12_72" style:family="text">
      <style:text-properties fo:color="#980000"/>
    </style:style>
    <style:style style:name="T12_73" style:family="text">
      <style:text-properties fo:color="#980000"/>
    </style:style>
    <style:style style:name="T12_74" style:family="text">
      <style:text-properties fo:color="#980000"/>
    </style:style>
    <style:style style:name="T12_75" style:family="text">
      <style:text-properties fo:color="#980000"/>
    </style:style>
    <style:style style:name="T12_76" style:family="text">
      <style:text-properties fo:color="#980000"/>
    </style:style>
    <style:style style:name="T12_77" style:family="text">
      <style:text-properties fo:color="#980000"/>
    </style:style>
    <style:style style:name="T12_78" style:family="text">
      <style:text-properties fo:color="#980000"/>
    </style:style>
    <style:style style:name="T12_79" style:family="text">
      <style:text-properties fo:color="#980000"/>
    </style:style>
    <style:style style:name="T12_80" style:family="text">
      <style:text-properties fo:color="#980000"/>
    </style:style>
    <style:style style:name="T12_81" style:family="text">
      <style:text-properties fo:color="#980000"/>
    </style:style>
    <style:style style:name="T12_82" style:family="text">
      <style:text-properties fo:color="#980000"/>
    </style:style>
    <style:style style:name="T12_83" style:family="text">
      <style:text-properties fo:color="#980000"/>
    </style:style>
    <style:style style:name="T12_84" style:family="text">
      <style:text-properties fo:color="#980000"/>
    </style:style>
    <style:style style:name="T12_85" style:family="text">
      <style:text-properties fo:color="#980000"/>
    </style:style>
    <style:style style:name="T12_86" style:family="text">
      <style:text-properties fo:color="#980000"/>
    </style:style>
    <style:style style:name="T12_87" style:family="text">
      <style:text-properties fo:color="#980000"/>
    </style:style>
    <style:style style:name="T12_88" style:family="text">
      <style:text-properties fo:color="#980000"/>
    </style:style>
    <style:style style:name="T12_89" style:family="text">
      <style:text-properties fo:color="#980000"/>
    </style:style>
    <style:style style:name="T12_90" style:family="text">
      <style:text-properties fo:color="#980000"/>
    </style:style>
    <style:style style:name="T12_91" style:family="text">
      <style:text-properties fo:color="#980000"/>
    </style:style>
    <style:style style:name="T12_92" style:family="text">
      <style:text-properties fo:color="#980000"/>
    </style:style>
    <style:style style:name="T12_93" style:family="text">
      <style:text-properties fo:color="#980000"/>
    </style:style>
    <style:style style:name="T12_94" style:family="text">
      <style:text-properties fo:color="#980000"/>
    </style:style>
    <style:style style:name="T12_95" style:family="text">
      <style:text-properties fo:color="#980000"/>
    </style:style>
    <style:style style:name="T12_96" style:family="text">
      <style:text-properties fo:color="#980000"/>
    </style:style>
    <style:style style:name="T12_97" style:family="text">
      <style:text-properties fo:color="#980000"/>
    </style:style>
    <style:style style:name="T12_98" style:family="text">
      <style:text-properties fo:color="#980000"/>
    </style:style>
    <style:style style:name="T12_99" style:family="text">
      <style:text-properties fo:color="#980000"/>
    </style:style>
    <style:style style:name="T12_100" style:family="text">
      <style:text-properties fo:color="#980000"/>
    </style:style>
    <style:style style:name="T12_101" style:family="text">
      <style:text-properties fo:color="#980000"/>
    </style:style>
    <style:style style:name="T12_102" style:family="text">
      <style:text-properties fo:color="#980000"/>
    </style:style>
    <style:style style:name="T12_103" style:family="text">
      <style:text-properties fo:color="#980000"/>
    </style:style>
    <style:style style:name="T12_104" style:family="text">
      <style:text-properties fo:color="#980000"/>
    </style:style>
    <style:style style:name="T12_105" style:family="text">
      <style:text-properties fo:color="#980000"/>
    </style:style>
    <style:style style:name="T12_106" style:family="text">
      <style:text-properties fo:color="#980000"/>
    </style:style>
    <style:style style:name="T12_107" style:family="text">
      <style:text-properties fo:color="#980000"/>
    </style:style>
    <style:style style:name="T12_108" style:family="text">
      <style:text-properties fo:color="#980000"/>
    </style:style>
    <style:style style:name="T12_109" style:family="text">
      <style:text-properties fo:color="#980000"/>
    </style:style>
    <style:style style:name="T12_110" style:family="text">
      <style:text-properties fo:color="#980000"/>
    </style:style>
    <style:style style:name="T12_111" style:family="text">
      <style:text-properties fo:color="#980000"/>
    </style:style>
    <style:style style:name="T12_112" style:family="text">
      <style:text-properties fo:color="#980000"/>
    </style:style>
    <style:style style:name="T12_113" style:family="text">
      <style:text-properties fo:color="#980000"/>
    </style:style>
    <style:style style:name="T12_114" style:family="text">
      <style:text-properties fo:color="#980000"/>
    </style:style>
    <style:style style:name="T12_115" style:family="text">
      <style:text-properties fo:color="#980000"/>
    </style:style>
    <style:style style:name="T12_116" style:family="text">
      <style:text-properties fo:color="#980000"/>
    </style:style>
    <style:style style:name="T12_117" style:family="text">
      <style:text-properties fo:color="#980000"/>
    </style:style>
    <style:style style:name="T12_118" style:family="text">
      <style:text-properties fo:color="#980000"/>
    </style:style>
    <style:style style:name="T12_119" style:family="text">
      <style:text-properties fo:color="#980000"/>
    </style:style>
    <style:style style:name="T12_120" style:family="text">
      <style:text-properties fo:color="#980000"/>
    </style:style>
    <style:style style:name="T12_121" style:family="text">
      <style:text-properties fo:color="#980000"/>
    </style:style>
    <style:style style:name="T12_122" style:family="text">
      <style:text-properties fo:color="#980000"/>
    </style:style>
    <style:style style:name="T12_123" style:family="text">
      <style:text-properties fo:color="#980000"/>
    </style:style>
    <style:style style:name="T12_124" style:family="text">
      <style:text-properties fo:color="#980000"/>
    </style:style>
    <style:style style:name="T12_125" style:family="text">
      <style:text-properties fo:color="#980000"/>
    </style:style>
    <style:style style:name="T12_126" style:family="text">
      <style:text-properties fo:color="#980000"/>
    </style:style>
    <style:style style:name="T12_127" style:family="text">
      <style:text-properties fo:color="#980000"/>
    </style:style>
    <style:style style:name="T12_128" style:family="text">
      <style:text-properties fo:color="#980000"/>
    </style:style>
    <style:style style:name="T12_129" style:family="text">
      <style:text-properties fo:color="#980000"/>
    </style:style>
    <style:style style:name="T12_130" style:family="text">
      <style:text-properties fo:color="#980000"/>
    </style:style>
    <style:style style:name="T12_131" style:family="text">
      <style:text-properties fo:color="#980000"/>
    </style:style>
    <style:style style:name="T12_132" style:family="text">
      <style:text-properties fo:color="#980000"/>
    </style:style>
    <style:style style:name="T12_133" style:family="text">
      <style:text-properties fo:color="#980000"/>
    </style:style>
    <style:style style:name="T12_134" style:family="text">
      <style:text-properties fo:color="#980000"/>
    </style:style>
    <style:style style:name="T12_135" style:family="text">
      <style:text-properties fo:color="#980000"/>
    </style:style>
    <style:style style:name="T12_136" style:family="text">
      <style:text-properties fo:color="#980000"/>
    </style:style>
    <style:style style:name="T12_137" style:family="text">
      <style:text-properties fo:color="#980000"/>
    </style:style>
    <style:style style:name="T12_138" style:family="text">
      <style:text-properties fo:color="#980000"/>
    </style:style>
    <style:style style:name="T12_139" style:family="text">
      <style:text-properties fo:color="#980000"/>
    </style:style>
    <style:style style:name="T12_140" style:family="text">
      <style:text-properties fo:color="#980000"/>
    </style:style>
    <style:style style:name="T12_141" style:family="text">
      <style:text-properties fo:color="#980000"/>
    </style:style>
    <style:style style:name="T12_142" style:family="text">
      <style:text-properties fo:color="#980000"/>
    </style:style>
    <style:style style:name="T12_143" style:family="text">
      <style:text-properties fo:color="#980000"/>
    </style:style>
    <style:style style:name="T12_144" style:family="text">
      <style:text-properties fo:color="#980000"/>
    </style:style>
    <style:style style:name="T12_145" style:family="text">
      <style:text-properties fo:color="#980000"/>
    </style:style>
    <style:style style:name="T12_146" style:family="text">
      <style:text-properties fo:color="#980000"/>
    </style:style>
    <style:style style:name="T12_147" style:family="text">
      <style:text-properties fo:color="#980000"/>
    </style:style>
    <style:style style:name="T12_148" style:family="text">
      <style:text-properties fo:color="#980000"/>
    </style:style>
    <style:style style:name="T12_149" style:family="text">
      <style:text-properties fo:color="#980000"/>
    </style:style>
    <style:style style:name="T12_150" style:family="text">
      <style:text-properties fo:color="#980000"/>
    </style:style>
    <style:style style:name="T12_151" style:family="text">
      <style:text-properties fo:color="#980000"/>
    </style:style>
    <style:style style:name="T12_152" style:family="text">
      <style:text-properties fo:color="#980000"/>
    </style:style>
    <style:style style:name="T12_153" style:family="text">
      <style:text-properties fo:color="#980000"/>
    </style:style>
    <style:style style:name="T12_154" style:family="text">
      <style:text-properties fo:color="#980000"/>
    </style:style>
    <style:style style:name="T12_155" style:family="text">
      <style:text-properties fo:color="#980000"/>
    </style:style>
    <style:style style:name="T12_156" style:family="text">
      <style:text-properties fo:color="#980000"/>
    </style:style>
    <style:style style:name="T12_157" style:family="text">
      <style:text-properties fo:color="#980000"/>
    </style:style>
    <style:style style:name="T12_158" style:family="text">
      <style:text-properties fo:color="#980000"/>
    </style:style>
    <style:style style:name="T12_159" style:family="text">
      <style:text-properties fo:color="#980000"/>
    </style:style>
    <style:style style:name="T12_160" style:family="text">
      <style:text-properties fo:color="#980000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980000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fo:color="#980000"/>
    </style:style>
    <style:style style:name="T14_2" style:family="text">
      <style:text-properties fo:color="#980000"/>
    </style:style>
    <style:style style:name="T14_3" style:family="text">
      <style:text-properties fo:color="#980000"/>
    </style:style>
    <style:style style:name="T14_4" style:family="text">
      <style:text-properties fo:color="#980000"/>
    </style:style>
    <style:style style:name="T14_5" style:family="text">
      <style:text-properties fo:color="#980000"/>
    </style:style>
    <style:style style:name="T14_6" style:family="text">
      <style:text-properties fo:color="#980000"/>
    </style:style>
    <style:style style:name="T14_7" style:family="text">
      <style:text-properties fo:color="#980000"/>
    </style:style>
    <style:style style:name="T14_8" style:family="text">
      <style:text-properties fo:color="#980000"/>
    </style:style>
    <style:style style:name="T14_9" style:family="text">
      <style:text-properties fo:color="#980000"/>
    </style:style>
    <style:style style:name="T14_10" style:family="text">
      <style:text-properties fo:color="#980000"/>
    </style:style>
    <style:style style:name="T14_11" style:family="text">
      <style:text-properties fo:color="#980000"/>
    </style:style>
    <style:style style:name="T14_12" style:family="text">
      <style:text-properties fo:color="#980000"/>
    </style:style>
    <style:style style:name="T14_13" style:family="text">
      <style:text-properties fo:color="#980000"/>
    </style:style>
    <style:style style:name="T14_14" style:family="text">
      <style:text-properties fo:color="#980000"/>
    </style:style>
    <style:style style:name="T14_15" style:family="text">
      <style:text-properties fo:color="#980000"/>
    </style:style>
    <style:style style:name="T14_16" style:family="text">
      <style:text-properties fo:color="#980000"/>
    </style:style>
    <style:style style:name="T14_17" style:family="text">
      <style:text-properties fo:color="#980000"/>
    </style:style>
    <style:style style:name="T14_18" style:family="text">
      <style:text-properties fo:color="#980000"/>
    </style:style>
    <style:style style:name="T14_19" style:family="text">
      <style:text-properties fo:color="#980000"/>
    </style:style>
    <style:style style:name="T14_20" style:family="text">
      <style:text-properties fo:color="#980000"/>
    </style:style>
    <style:style style:name="T14_21" style:family="text">
      <style:text-properties fo:color="#980000"/>
    </style:style>
    <style:style style:name="T14_22" style:family="text">
      <style:text-properties fo:color="#980000"/>
    </style:style>
    <style:style style:name="T14_23" style:family="text">
      <style:text-properties fo:color="#980000"/>
    </style:style>
    <style:style style:name="T14_24" style:family="text">
      <style:text-properties fo:color="#980000"/>
    </style:style>
    <style:style style:name="T14_25" style:family="text">
      <style:text-properties fo:color="#980000"/>
    </style:style>
    <style:style style:name="T14_26" style:family="text">
      <style:text-properties fo:color="#980000"/>
    </style:style>
    <style:style style:name="T14_27" style:family="text">
      <style:text-properties fo:color="#980000"/>
    </style:style>
    <style:style style:name="T14_28" style:family="text">
      <style:text-properties fo:color="#980000"/>
    </style:style>
    <style:style style:name="T14_29" style:family="text">
      <style:text-properties fo:color="#980000"/>
    </style:style>
    <style:style style:name="T14_30" style:family="text">
      <style:text-properties fo:color="#980000"/>
    </style:style>
    <style:style style:name="T14_31" style:family="text">
      <style:text-properties fo:color="#980000"/>
    </style:style>
    <style:style style:name="T14_32" style:family="text">
      <style:text-properties fo:color="#980000"/>
    </style:style>
    <style:style style:name="T14_33" style:family="text">
      <style:text-properties fo:color="#980000"/>
    </style:style>
    <style:style style:name="T14_34" style:family="text">
      <style:text-properties fo:color="#980000"/>
    </style:style>
    <style:style style:name="T14_35" style:family="text">
      <style:text-properties fo:color="#980000"/>
    </style:style>
    <style:style style:name="T14_36" style:family="text">
      <style:text-properties fo:color="#980000"/>
    </style:style>
    <style:style style:name="T14_37" style:family="text">
      <style:text-properties fo:color="#980000"/>
    </style:style>
    <style:style style:name="T14_38" style:family="text">
      <style:text-properties fo:color="#980000"/>
    </style:style>
    <style:style style:name="T14_39" style:family="text">
      <style:text-properties fo:color="#980000"/>
    </style:style>
    <style:style style:name="T14_40" style:family="text">
      <style:text-properties fo:color="#980000"/>
    </style:style>
    <style:style style:name="T14_41" style:family="text">
      <style:text-properties fo:color="#980000"/>
    </style:style>
    <style:style style:name="T14_42" style:family="text">
      <style:text-properties fo:color="#980000"/>
    </style:style>
    <style:style style:name="T14_43" style:family="text">
      <style:text-properties fo:color="#980000"/>
    </style:style>
    <style:style style:name="T14_44" style:family="text">
      <style:text-properties fo:color="#980000"/>
    </style:style>
    <style:style style:name="T14_45" style:family="text">
      <style:text-properties fo:color="#980000"/>
    </style:style>
    <style:style style:name="T14_46" style:family="text">
      <style:text-properties fo:color="#980000"/>
    </style:style>
    <style:style style:name="T14_47" style:family="text">
      <style:text-properties fo:color="#980000"/>
    </style:style>
    <style:style style:name="T14_48" style:family="text">
      <style:text-properties fo:color="#980000"/>
    </style:style>
    <style:style style:name="T14_49" style:family="text">
      <style:text-properties fo:color="#980000"/>
    </style:style>
    <style:style style:name="T14_50" style:family="text">
      <style:text-properties fo:color="#980000"/>
    </style:style>
    <style:style style:name="T14_51" style:family="text">
      <style:text-properties fo:color="#980000"/>
    </style:style>
    <style:style style:name="T14_52" style:family="text">
      <style:text-properties fo:color="#980000"/>
    </style:style>
    <style:style style:name="T14_53" style:family="text">
      <style:text-properties fo:color="#980000"/>
    </style:style>
    <style:style style:name="T14_54" style:family="text">
      <style:text-properties fo:color="#980000"/>
    </style:style>
    <style:style style:name="T14_55" style:family="text">
      <style:text-properties fo:color="#980000"/>
    </style:style>
    <style:style style:name="T14_56" style:family="text">
      <style:text-properties fo:color="#980000"/>
    </style:style>
    <style:style style:name="T14_57" style:family="text">
      <style:text-properties fo:color="#980000"/>
    </style:style>
    <style:style style:name="T14_58" style:family="text">
      <style:text-properties fo:color="#980000"/>
    </style:style>
    <style:style style:name="T14_59" style:family="text">
      <style:text-properties fo:color="#980000"/>
    </style:style>
    <style:style style:name="T14_60" style:family="text">
      <style:text-properties fo:color="#980000"/>
    </style:style>
    <style:style style:name="T14_61" style:family="text">
      <style:text-properties fo:color="#980000"/>
    </style:style>
    <style:style style:name="T14_62" style:family="text">
      <style:text-properties fo:color="#980000"/>
    </style:style>
    <style:style style:name="T14_63" style:family="text">
      <style:text-properties fo:color="#980000"/>
    </style:style>
    <style:style style:name="T14_64" style:family="text">
      <style:text-properties fo:color="#980000"/>
    </style:style>
    <style:style style:name="T14_65" style:family="text">
      <style:text-properties fo:color="#980000"/>
    </style:style>
    <style:style style:name="T14_66" style:family="text">
      <style:text-properties fo:color="#980000"/>
    </style:style>
    <style:style style:name="T14_67" style:family="text">
      <style:text-properties fo:color="#980000"/>
    </style:style>
    <style:style style:name="T14_68" style:family="text">
      <style:text-properties fo:color="#980000"/>
    </style:style>
    <style:style style:name="T14_69" style:family="text">
      <style:text-properties fo:color="#980000"/>
    </style:style>
    <style:style style:name="T14_70" style:family="text">
      <style:text-properties fo:color="#980000"/>
    </style:style>
    <style:style style:name="T14_71" style:family="text">
      <style:text-properties fo:color="#980000"/>
    </style:style>
    <style:style style:name="T14_72" style:family="text">
      <style:text-properties fo:color="#980000"/>
    </style:style>
    <style:style style:name="T14_73" style:family="text">
      <style:text-properties fo:color="#980000"/>
    </style:style>
    <style:style style:name="T14_74" style:family="text">
      <style:text-properties fo:color="#980000"/>
    </style:style>
    <style:style style:name="T14_75" style:family="text">
      <style:text-properties fo:color="#980000"/>
    </style:style>
    <style:style style:name="T14_76" style:family="text">
      <style:text-properties fo:color="#980000"/>
    </style:style>
    <style:style style:name="T14_77" style:family="text">
      <style:text-properties fo:color="#980000"/>
    </style:style>
    <style:style style:name="T14_78" style:family="text">
      <style:text-properties fo:color="#980000"/>
    </style:style>
    <style:style style:name="T14_79" style:family="text">
      <style:text-properties fo:color="#980000"/>
    </style:style>
    <style:style style:name="T14_80" style:family="text">
      <style:text-properties fo:color="#980000"/>
    </style:style>
    <style:style style:name="T14_81" style:family="text">
      <style:text-properties fo:color="#980000"/>
    </style:style>
    <style:style style:name="T14_82" style:family="text">
      <style:text-properties fo:color="#980000"/>
    </style:style>
    <style:style style:name="T14_83" style:family="text">
      <style:text-properties fo:color="#980000"/>
    </style:style>
    <style:style style:name="T14_84" style:family="text">
      <style:text-properties fo:color="#980000"/>
    </style:style>
    <style:style style:name="T14_85" style:family="text">
      <style:text-properties fo:color="#980000"/>
    </style:style>
    <style:style style:name="T14_86" style:family="text">
      <style:text-properties fo:color="#980000"/>
    </style:style>
    <style:style style:name="T14_87" style:family="text">
      <style:text-properties fo:color="#980000"/>
    </style:style>
    <style:style style:name="T14_88" style:family="text">
      <style:text-properties fo:color="#980000"/>
    </style:style>
    <style:style style:name="T14_89" style:family="text">
      <style:text-properties fo:color="#980000"/>
    </style:style>
    <style:style style:name="T14_90" style:family="text">
      <style:text-properties fo:color="#980000"/>
    </style:style>
    <style:style style:name="T14_91" style:family="text">
      <style:text-properties fo:color="#980000"/>
    </style:style>
    <style:style style:name="T14_92" style:family="text">
      <style:text-properties fo:color="#980000"/>
    </style:style>
    <style:style style:name="T14_93" style:family="text">
      <style:text-properties fo:color="#980000"/>
    </style:style>
    <style:style style:name="T14_94" style:family="text">
      <style:text-properties fo:color="#980000"/>
    </style:style>
    <style:style style:name="T14_95" style:family="text">
      <style:text-properties fo:color="#980000"/>
    </style:style>
    <style:style style:name="T14_96" style:family="text">
      <style:text-properties fo:color="#980000"/>
    </style:style>
    <style:style style:name="T14_97" style:family="text">
      <style:text-properties fo:color="#980000"/>
    </style:style>
    <style:style style:name="T14_98" style:family="text">
      <style:text-properties fo:color="#980000"/>
    </style:style>
    <style:style style:name="T14_99" style:family="text">
      <style:text-properties fo:color="#980000"/>
    </style:style>
    <style:style style:name="T14_100" style:family="text">
      <style:text-properties fo:color="#980000"/>
    </style:style>
    <style:style style:name="T14_101" style:family="text">
      <style:text-properties fo:color="#980000"/>
    </style:style>
    <style:style style:name="T14_102" style:family="text">
      <style:text-properties fo:color="#980000"/>
    </style:style>
    <style:style style:name="T14_103" style:family="text">
      <style:text-properties fo:color="#980000"/>
    </style:style>
    <style:style style:name="T14_104" style:family="text">
      <style:text-properties fo:color="#980000"/>
    </style:style>
    <style:style style:name="T14_105" style:family="text">
      <style:text-properties fo:color="#980000"/>
    </style:style>
    <style:style style:name="T14_106" style:family="text">
      <style:text-properties fo:color="#980000"/>
    </style:style>
    <style:style style:name="T14_107" style:family="text">
      <style:text-properties fo:color="#980000"/>
    </style:style>
    <style:style style:name="T14_108" style:family="text">
      <style:text-properties fo:color="#980000"/>
    </style:style>
    <style:style style:name="T14_109" style:family="text">
      <style:text-properties fo:color="#980000"/>
    </style:style>
    <style:style style:name="T14_110" style:family="text">
      <style:text-properties fo:color="#980000"/>
    </style:style>
    <style:style style:name="T14_111" style:family="text">
      <style:text-properties fo:color="#980000"/>
    </style:style>
    <style:style style:name="T14_112" style:family="text">
      <style:text-properties fo:color="#980000"/>
    </style:style>
    <style:style style:name="T14_113" style:family="text">
      <style:text-properties fo:color="#980000"/>
    </style:style>
    <style:style style:name="T14_114" style:family="text">
      <style:text-properties fo:color="#980000"/>
    </style:style>
    <style:style style:name="T14_115" style:family="text">
      <style:text-properties fo:color="#980000"/>
    </style:style>
    <style:style style:name="T14_116" style:family="text">
      <style:text-properties fo:color="#980000"/>
    </style:style>
    <style:style style:name="T14_117" style:family="text">
      <style:text-properties fo:color="#980000"/>
    </style:style>
    <style:style style:name="T14_118" style:family="text">
      <style:text-properties fo:color="#980000"/>
    </style:style>
    <style:style style:name="T14_119" style:family="text">
      <style:text-properties fo:color="#980000"/>
    </style:style>
    <style:style style:name="T14_120" style:family="text">
      <style:text-properties fo:color="#980000"/>
    </style:style>
    <style:style style:name="T14_121" style:family="text">
      <style:text-properties fo:color="#980000"/>
    </style:style>
    <style:style style:name="T14_122" style:family="text">
      <style:text-properties fo:color="#980000"/>
    </style:style>
    <style:style style:name="T14_123" style:family="text">
      <style:text-properties fo:color="#980000"/>
    </style:style>
    <style:style style:name="T14_124" style:family="text">
      <style:text-properties fo:color="#980000"/>
    </style:style>
    <style:style style:name="T14_125" style:family="text">
      <style:text-properties fo:color="#980000"/>
    </style:style>
    <style:style style:name="T14_126" style:family="text">
      <style:text-properties fo:color="#980000"/>
    </style:style>
    <style:style style:name="T14_127" style:family="text">
      <style:text-properties fo:color="#980000"/>
    </style:style>
    <style:style style:name="T14_128" style:family="text">
      <style:text-properties fo:color="#980000"/>
    </style:style>
    <style:style style:name="T14_129" style:family="text">
      <style:text-properties fo:color="#980000"/>
    </style:style>
    <style:style style:name="T14_130" style:family="text">
      <style:text-properties fo:color="#980000"/>
    </style:style>
    <style:style style:name="T14_131" style:family="text">
      <style:text-properties fo:color="#980000"/>
    </style:style>
    <style:style style:name="T14_132" style:family="text">
      <style:text-properties fo:color="#980000"/>
    </style:style>
    <style:style style:name="T14_133" style:family="text">
      <style:text-properties fo:color="#980000"/>
    </style:style>
    <style:style style:name="T14_134" style:family="text">
      <style:text-properties fo:color="#980000"/>
    </style:style>
    <style:style style:name="T14_135" style:family="text">
      <style:text-properties fo:color="#980000"/>
    </style:style>
    <style:style style:name="T14_136" style:family="text">
      <style:text-properties fo:color="#980000"/>
    </style:style>
    <style:style style:name="T14_137" style:family="text">
      <style:text-properties fo:color="#980000"/>
    </style:style>
    <style:style style:name="T14_138" style:family="text">
      <style:text-properties fo:color="#980000"/>
    </style:style>
    <style:style style:name="T14_139" style:family="text">
      <style:text-properties fo:color="#980000"/>
    </style:style>
    <style:style style:name="T14_140" style:family="text">
      <style:text-properties fo:color="#980000"/>
    </style:style>
    <style:style style:name="T14_141" style:family="text">
      <style:text-properties fo:color="#980000"/>
    </style:style>
    <style:style style:name="T14_142" style:family="text">
      <style:text-properties fo:color="#980000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980000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fo:color="#980000"/>
    </style:style>
    <style:style style:name="T16_2" style:family="text">
      <style:text-properties fo:color="#980000"/>
    </style:style>
    <style:style style:name="T16_3" style:family="text">
      <style:text-properties fo:color="#980000"/>
    </style:style>
    <style:style style:name="T16_4" style:family="text">
      <style:text-properties fo:color="#980000"/>
    </style:style>
    <style:style style:name="T16_5" style:family="text">
      <style:text-properties fo:color="#980000"/>
    </style:style>
    <style:style style:name="T16_6" style:family="text">
      <style:text-properties fo:color="#980000"/>
    </style:style>
    <style:style style:name="T16_7" style:family="text">
      <style:text-properties fo:color="#980000"/>
    </style:style>
    <style:style style:name="T16_8" style:family="text">
      <style:text-properties fo:color="#980000"/>
    </style:style>
    <style:style style:name="T16_9" style:family="text">
      <style:text-properties fo:color="#980000"/>
    </style:style>
    <style:style style:name="T16_10" style:family="text">
      <style:text-properties fo:color="#980000"/>
    </style:style>
    <style:style style:name="T16_11" style:family="text">
      <style:text-properties fo:color="#980000"/>
    </style:style>
    <style:style style:name="T16_12" style:family="text">
      <style:text-properties fo:color="#980000"/>
    </style:style>
    <style:style style:name="T16_13" style:family="text">
      <style:text-properties fo:color="#980000"/>
    </style:style>
    <style:style style:name="T16_14" style:family="text">
      <style:text-properties fo:color="#980000"/>
    </style:style>
    <style:style style:name="T16_15" style:family="text">
      <style:text-properties fo:color="#980000"/>
    </style:style>
    <style:style style:name="T16_16" style:family="text">
      <style:text-properties fo:color="#980000"/>
    </style:style>
    <style:style style:name="T16_17" style:family="text">
      <style:text-properties fo:color="#980000"/>
    </style:style>
    <style:style style:name="T16_18" style:family="text">
      <style:text-properties fo:color="#980000"/>
    </style:style>
    <style:style style:name="T16_19" style:family="text">
      <style:text-properties fo:color="#980000"/>
    </style:style>
    <style:style style:name="T16_20" style:family="text">
      <style:text-properties fo:color="#980000"/>
    </style:style>
    <style:style style:name="T16_21" style:family="text">
      <style:text-properties fo:color="#980000"/>
    </style:style>
    <style:style style:name="T16_22" style:family="text">
      <style:text-properties fo:color="#980000"/>
    </style:style>
    <style:style style:name="T16_23" style:family="text">
      <style:text-properties fo:color="#980000"/>
    </style:style>
    <style:style style:name="T16_24" style:family="text">
      <style:text-properties fo:color="#980000"/>
    </style:style>
    <style:style style:name="T16_25" style:family="text">
      <style:text-properties fo:color="#980000"/>
    </style:style>
    <style:style style:name="T16_26" style:family="text">
      <style:text-properties fo:color="#980000"/>
    </style:style>
    <style:style style:name="T16_27" style:family="text">
      <style:text-properties fo:color="#980000"/>
    </style:style>
    <style:style style:name="T16_28" style:family="text">
      <style:text-properties fo:color="#980000"/>
    </style:style>
    <style:style style:name="T16_29" style:family="text">
      <style:text-properties fo:color="#980000"/>
    </style:style>
    <style:style style:name="T16_30" style:family="text">
      <style:text-properties fo:color="#980000"/>
    </style:style>
    <style:style style:name="T16_31" style:family="text">
      <style:text-properties fo:color="#980000"/>
    </style:style>
    <style:style style:name="T16_32" style:family="text">
      <style:text-properties fo:color="#980000"/>
    </style:style>
    <style:style style:name="T16_33" style:family="text">
      <style:text-properties fo:color="#980000"/>
    </style:style>
    <style:style style:name="T16_34" style:family="text">
      <style:text-properties fo:color="#980000"/>
    </style:style>
    <style:style style:name="T16_35" style:family="text">
      <style:text-properties fo:color="#980000"/>
    </style:style>
    <style:style style:name="T16_36" style:family="text">
      <style:text-properties fo:color="#980000"/>
    </style:style>
    <style:style style:name="T16_37" style:family="text">
      <style:text-properties fo:color="#980000"/>
    </style:style>
    <style:style style:name="T16_38" style:family="text">
      <style:text-properties fo:color="#980000"/>
    </style:style>
    <style:style style:name="T16_39" style:family="text">
      <style:text-properties fo:color="#980000"/>
    </style:style>
    <style:style style:name="T16_40" style:family="text">
      <style:text-properties fo:color="#980000"/>
    </style:style>
    <style:style style:name="T16_41" style:family="text">
      <style:text-properties fo:color="#980000"/>
    </style:style>
    <style:style style:name="T16_42" style:family="text">
      <style:text-properties fo:color="#980000"/>
    </style:style>
    <style:style style:name="T16_43" style:family="text">
      <style:text-properties fo:color="#980000"/>
    </style:style>
    <style:style style:name="T16_44" style:family="text">
      <style:text-properties fo:color="#980000"/>
    </style:style>
    <style:style style:name="T16_45" style:family="text">
      <style:text-properties fo:color="#980000"/>
    </style:style>
    <style:style style:name="T16_46" style:family="text">
      <style:text-properties fo:color="#980000"/>
    </style:style>
    <style:style style:name="T16_47" style:family="text">
      <style:text-properties fo:color="#980000"/>
    </style:style>
    <style:style style:name="T16_48" style:family="text">
      <style:text-properties fo:color="#980000"/>
    </style:style>
    <style:style style:name="T16_49" style:family="text">
      <style:text-properties fo:color="#980000"/>
    </style:style>
    <style:style style:name="T16_50" style:family="text">
      <style:text-properties fo:color="#980000"/>
    </style:style>
    <style:style style:name="T16_51" style:family="text">
      <style:text-properties fo:color="#980000"/>
    </style:style>
    <style:style style:name="T16_52" style:family="text">
      <style:text-properties fo:color="#980000"/>
    </style:style>
    <style:style style:name="T16_53" style:family="text">
      <style:text-properties fo:color="#980000"/>
    </style:style>
    <style:style style:name="T16_54" style:family="text">
      <style:text-properties fo:color="#980000"/>
    </style:style>
    <style:style style:name="T16_55" style:family="text">
      <style:text-properties fo:color="#980000"/>
    </style:style>
    <style:style style:name="T16_56" style:family="text">
      <style:text-properties fo:color="#980000"/>
    </style:style>
    <style:style style:name="T16_57" style:family="text">
      <style:text-properties fo:color="#980000"/>
    </style:style>
    <style:style style:name="T16_58" style:family="text">
      <style:text-properties fo:color="#980000"/>
    </style:style>
    <style:style style:name="T16_59" style:family="text">
      <style:text-properties fo:color="#980000"/>
    </style:style>
    <style:style style:name="T16_60" style:family="text">
      <style:text-properties fo:color="#980000"/>
    </style:style>
    <style:style style:name="T16_61" style:family="text">
      <style:text-properties fo:color="#980000"/>
    </style:style>
    <style:style style:name="T16_62" style:family="text">
      <style:text-properties fo:color="#980000"/>
    </style:style>
    <style:style style:name="T16_63" style:family="text">
      <style:text-properties fo:color="#980000"/>
    </style:style>
    <style:style style:name="T16_64" style:family="text">
      <style:text-properties fo:color="#980000"/>
    </style:style>
    <style:style style:name="T16_65" style:family="text">
      <style:text-properties fo:color="#980000"/>
    </style:style>
    <style:style style:name="T16_66" style:family="text">
      <style:text-properties fo:color="#980000"/>
    </style:style>
    <style:style style:name="T16_67" style:family="text">
      <style:text-properties fo:color="#980000"/>
    </style:style>
    <style:style style:name="T16_68" style:family="text">
      <style:text-properties fo:color="#980000"/>
    </style:style>
    <style:style style:name="T16_69" style:family="text">
      <style:text-properties fo:color="#980000"/>
    </style:style>
    <style:style style:name="T16_70" style:family="text">
      <style:text-properties fo:color="#980000"/>
    </style:style>
    <style:style style:name="T16_71" style:family="text">
      <style:text-properties fo:color="#980000"/>
    </style:style>
    <style:style style:name="T16_72" style:family="text">
      <style:text-properties fo:color="#980000"/>
    </style:style>
    <style:style style:name="T16_73" style:family="text">
      <style:text-properties fo:color="#980000"/>
    </style:style>
    <style:style style:name="T16_74" style:family="text">
      <style:text-properties fo:color="#980000"/>
    </style:style>
    <style:style style:name="T16_75" style:family="text">
      <style:text-properties fo:color="#980000"/>
    </style:style>
    <style:style style:name="T16_76" style:family="text">
      <style:text-properties fo:color="#980000"/>
    </style:style>
    <style:style style:name="T16_77" style:family="text">
      <style:text-properties fo:color="#980000"/>
    </style:style>
    <style:style style:name="T16_78" style:family="text">
      <style:text-properties fo:color="#980000"/>
    </style:style>
    <style:style style:name="T16_79" style:family="text">
      <style:text-properties fo:color="#980000"/>
    </style:style>
    <style:style style:name="T16_80" style:family="text">
      <style:text-properties fo:color="#980000"/>
    </style:style>
    <style:style style:name="T16_81" style:family="text">
      <style:text-properties fo:color="#980000"/>
    </style:style>
    <style:style style:name="T16_82" style:family="text">
      <style:text-properties fo:color="#980000"/>
    </style:style>
    <style:style style:name="T16_83" style:family="text">
      <style:text-properties fo:color="#980000"/>
    </style:style>
    <style:style style:name="T16_84" style:family="text">
      <style:text-properties fo:color="#980000"/>
    </style:style>
    <style:style style:name="T16_85" style:family="text">
      <style:text-properties fo:color="#980000"/>
    </style:style>
    <style:style style:name="T16_86" style:family="text">
      <style:text-properties fo:color="#980000"/>
    </style:style>
    <style:style style:name="T16_87" style:family="text">
      <style:text-properties fo:color="#980000"/>
    </style:style>
    <style:style style:name="T16_88" style:family="text">
      <style:text-properties fo:color="#980000"/>
    </style:style>
    <style:style style:name="T16_89" style:family="text">
      <style:text-properties fo:color="#980000"/>
    </style:style>
    <style:style style:name="T16_90" style:family="text">
      <style:text-properties fo:color="#980000"/>
    </style:style>
    <style:style style:name="T16_91" style:family="text">
      <style:text-properties fo:color="#980000"/>
    </style:style>
    <style:style style:name="T16_92" style:family="text">
      <style:text-properties fo:color="#980000"/>
    </style:style>
    <style:style style:name="T16_93" style:family="text">
      <style:text-properties fo:color="#980000"/>
    </style:style>
    <style:style style:name="T16_94" style:family="text">
      <style:text-properties fo:color="#980000"/>
    </style:style>
    <style:style style:name="T16_95" style:family="text">
      <style:text-properties fo:color="#980000"/>
    </style:style>
    <style:style style:name="T16_96" style:family="text">
      <style:text-properties fo:color="#980000"/>
    </style:style>
    <style:style style:name="T16_97" style:family="text">
      <style:text-properties fo:color="#980000"/>
    </style:style>
    <style:style style:name="T16_98" style:family="text">
      <style:text-properties fo:color="#980000"/>
    </style:style>
    <style:style style:name="T16_99" style:family="text">
      <style:text-properties fo:color="#980000"/>
    </style:style>
    <style:style style:name="T16_100" style:family="text">
      <style:text-properties fo:color="#980000"/>
    </style:style>
    <style:style style:name="T16_101" style:family="text">
      <style:text-properties fo:color="#980000"/>
    </style:style>
    <style:style style:name="T16_102" style:family="text">
      <style:text-properties fo:color="#980000"/>
    </style:style>
    <style:style style:name="T16_103" style:family="text">
      <style:text-properties fo:color="#980000"/>
    </style:style>
    <style:style style:name="T16_104" style:family="text">
      <style:text-properties fo:color="#980000"/>
    </style:style>
    <style:style style:name="T16_105" style:family="text">
      <style:text-properties fo:color="#980000"/>
    </style:style>
    <style:style style:name="T16_106" style:family="text">
      <style:text-properties fo:color="#980000"/>
    </style:style>
    <style:style style:name="T16_107" style:family="text">
      <style:text-properties fo:color="#980000"/>
    </style:style>
    <style:style style:name="T16_108" style:family="text">
      <style:text-properties fo:color="#980000"/>
    </style:style>
    <style:style style:name="T16_109" style:family="text">
      <style:text-properties fo:color="#980000"/>
    </style:style>
    <style:style style:name="T16_110" style:family="text">
      <style:text-properties fo:color="#980000"/>
    </style:style>
    <style:style style:name="T16_111" style:family="text">
      <style:text-properties fo:color="#980000"/>
    </style:style>
    <style:style style:name="T16_112" style:family="text">
      <style:text-properties fo:color="#980000"/>
    </style:style>
    <style:style style:name="T16_113" style:family="text">
      <style:text-properties fo:color="#980000"/>
    </style:style>
    <style:style style:name="T16_114" style:family="text">
      <style:text-properties fo:color="#980000"/>
    </style:style>
    <style:style style:name="T16_115" style:family="text">
      <style:text-properties fo:color="#980000"/>
    </style:style>
    <style:style style:name="T16_116" style:family="text">
      <style:text-properties fo:color="#980000"/>
    </style:style>
    <style:style style:name="T16_117" style:family="text">
      <style:text-properties fo:color="#980000"/>
    </style:style>
    <style:style style:name="T16_118" style:family="text">
      <style:text-properties fo:color="#980000"/>
    </style:style>
    <style:style style:name="T16_119" style:family="text">
      <style:text-properties fo:color="#980000"/>
    </style:style>
    <style:style style:name="T16_120" style:family="text">
      <style:text-properties fo:color="#980000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980000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fo:color="#980000"/>
    </style:style>
    <style:style style:name="T18_2" style:family="text">
      <style:text-properties fo:color="#980000"/>
    </style:style>
    <style:style style:name="T18_3" style:family="text">
      <style:text-properties fo:color="#980000"/>
    </style:style>
    <style:style style:name="T18_4" style:family="text">
      <style:text-properties fo:color="#980000"/>
    </style:style>
    <style:style style:name="T18_5" style:family="text">
      <style:text-properties fo:color="#980000"/>
    </style:style>
    <style:style style:name="T18_6" style:family="text">
      <style:text-properties fo:color="#980000"/>
    </style:style>
    <style:style style:name="T18_7" style:family="text">
      <style:text-properties fo:color="#980000"/>
    </style:style>
    <style:style style:name="T18_8" style:family="text">
      <style:text-properties fo:color="#980000"/>
    </style:style>
    <style:style style:name="T18_9" style:family="text">
      <style:text-properties fo:color="#980000"/>
    </style:style>
    <style:style style:name="T18_10" style:family="text">
      <style:text-properties fo:color="#980000"/>
    </style:style>
    <style:style style:name="T18_11" style:family="text">
      <style:text-properties fo:color="#980000"/>
    </style:style>
    <style:style style:name="T18_12" style:family="text">
      <style:text-properties fo:color="#980000"/>
    </style:style>
    <style:style style:name="T18_13" style:family="text">
      <style:text-properties fo:color="#980000"/>
    </style:style>
    <style:style style:name="T18_14" style:family="text">
      <style:text-properties fo:color="#980000"/>
    </style:style>
    <style:style style:name="T18_15" style:family="text">
      <style:text-properties fo:color="#980000"/>
    </style:style>
    <style:style style:name="T18_16" style:family="text">
      <style:text-properties fo:color="#980000"/>
    </style:style>
    <style:style style:name="T18_17" style:family="text">
      <style:text-properties fo:color="#980000"/>
    </style:style>
    <style:style style:name="T18_18" style:family="text">
      <style:text-properties fo:color="#980000"/>
    </style:style>
    <style:style style:name="T18_19" style:family="text">
      <style:text-properties fo:color="#980000"/>
    </style:style>
    <style:style style:name="T18_20" style:family="text">
      <style:text-properties fo:color="#980000"/>
    </style:style>
    <style:style style:name="T18_21" style:family="text">
      <style:text-properties fo:color="#980000"/>
    </style:style>
    <style:style style:name="T18_22" style:family="text">
      <style:text-properties fo:color="#980000"/>
    </style:style>
    <style:style style:name="T18_23" style:family="text">
      <style:text-properties fo:color="#980000"/>
    </style:style>
    <style:style style:name="T18_24" style:family="text">
      <style:text-properties fo:color="#980000"/>
    </style:style>
    <style:style style:name="T18_25" style:family="text">
      <style:text-properties fo:color="#980000"/>
    </style:style>
    <style:style style:name="T18_26" style:family="text">
      <style:text-properties fo:color="#980000"/>
    </style:style>
    <style:style style:name="T18_27" style:family="text">
      <style:text-properties fo:color="#980000"/>
    </style:style>
    <style:style style:name="T18_28" style:family="text">
      <style:text-properties fo:color="#980000"/>
    </style:style>
    <style:style style:name="T18_29" style:family="text">
      <style:text-properties fo:color="#980000"/>
    </style:style>
    <style:style style:name="T18_30" style:family="text">
      <style:text-properties fo:color="#980000"/>
    </style:style>
    <style:style style:name="T18_31" style:family="text">
      <style:text-properties fo:color="#980000"/>
    </style:style>
    <style:style style:name="T18_32" style:family="text">
      <style:text-properties fo:color="#980000"/>
    </style:style>
    <style:style style:name="T18_33" style:family="text">
      <style:text-properties fo:color="#980000"/>
    </style:style>
    <style:style style:name="T18_34" style:family="text">
      <style:text-properties fo:color="#980000"/>
    </style:style>
    <style:style style:name="T18_35" style:family="text">
      <style:text-properties fo:color="#980000"/>
    </style:style>
    <style:style style:name="T18_36" style:family="text">
      <style:text-properties fo:color="#980000"/>
    </style:style>
    <style:style style:name="T18_37" style:family="text">
      <style:text-properties fo:color="#980000"/>
    </style:style>
    <style:style style:name="T18_38" style:family="text">
      <style:text-properties fo:color="#980000"/>
    </style:style>
    <style:style style:name="T18_39" style:family="text">
      <style:text-properties fo:color="#980000"/>
    </style:style>
    <style:style style:name="T18_40" style:family="text">
      <style:text-properties fo:color="#980000"/>
    </style:style>
    <style:style style:name="T18_41" style:family="text">
      <style:text-properties fo:color="#980000"/>
    </style:style>
    <style:style style:name="T18_42" style:family="text">
      <style:text-properties fo:color="#980000"/>
    </style:style>
    <style:style style:name="T18_43" style:family="text">
      <style:text-properties fo:color="#980000"/>
    </style:style>
    <style:style style:name="T18_44" style:family="text">
      <style:text-properties fo:color="#980000"/>
    </style:style>
    <style:style style:name="T18_45" style:family="text">
      <style:text-properties fo:color="#980000"/>
    </style:style>
    <style:style style:name="T18_46" style:family="text">
      <style:text-properties fo:color="#980000"/>
    </style:style>
    <style:style style:name="T18_47" style:family="text">
      <style:text-properties fo:color="#980000"/>
    </style:style>
    <style:style style:name="T18_48" style:family="text">
      <style:text-properties fo:color="#980000"/>
    </style:style>
    <style:style style:name="T18_49" style:family="text">
      <style:text-properties fo:color="#980000"/>
    </style:style>
    <style:style style:name="T18_50" style:family="text">
      <style:text-properties fo:color="#980000"/>
    </style:style>
    <style:style style:name="T18_51" style:family="text">
      <style:text-properties fo:color="#980000"/>
    </style:style>
    <style:style style:name="T18_52" style:family="text">
      <style:text-properties fo:color="#980000"/>
    </style:style>
    <style:style style:name="T18_53" style:family="text">
      <style:text-properties fo:color="#980000"/>
    </style:style>
    <style:style style:name="T18_54" style:family="text">
      <style:text-properties fo:color="#980000"/>
    </style:style>
    <style:style style:name="T18_55" style:family="text">
      <style:text-properties fo:color="#980000"/>
    </style:style>
    <style:style style:name="T18_56" style:family="text">
      <style:text-properties fo:color="#980000"/>
    </style:style>
    <style:style style:name="T18_57" style:family="text">
      <style:text-properties fo:color="#980000"/>
    </style:style>
    <style:style style:name="T18_58" style:family="text">
      <style:text-properties fo:color="#980000"/>
    </style:style>
    <style:style style:name="T18_59" style:family="text">
      <style:text-properties fo:color="#980000"/>
    </style:style>
    <style:style style:name="T18_60" style:family="text">
      <style:text-properties fo:color="#980000"/>
    </style:style>
    <style:style style:name="T18_61" style:family="text">
      <style:text-properties fo:color="#980000"/>
    </style:style>
    <style:style style:name="T18_62" style:family="text">
      <style:text-properties fo:color="#980000"/>
    </style:style>
    <style:style style:name="T18_63" style:family="text">
      <style:text-properties fo:color="#980000"/>
    </style:style>
    <style:style style:name="T18_64" style:family="text">
      <style:text-properties fo:color="#980000"/>
    </style:style>
    <style:style style:name="T18_65" style:family="text">
      <style:text-properties fo:color="#980000"/>
    </style:style>
    <style:style style:name="T18_66" style:family="text">
      <style:text-properties fo:color="#980000"/>
    </style:style>
    <style:style style:name="T18_67" style:family="text">
      <style:text-properties fo:color="#980000"/>
    </style:style>
    <style:style style:name="T18_68" style:family="text">
      <style:text-properties fo:color="#980000"/>
    </style:style>
    <style:style style:name="T18_69" style:family="text">
      <style:text-properties fo:color="#980000"/>
    </style:style>
    <style:style style:name="T18_70" style:family="text">
      <style:text-properties fo:color="#980000"/>
    </style:style>
    <style:style style:name="T18_71" style:family="text">
      <style:text-properties fo:color="#980000"/>
    </style:style>
    <style:style style:name="T18_72" style:family="text">
      <style:text-properties fo:color="#980000"/>
    </style:style>
    <style:style style:name="T18_73" style:family="text">
      <style:text-properties fo:color="#980000"/>
    </style:style>
    <style:style style:name="T18_74" style:family="text">
      <style:text-properties fo:color="#980000"/>
    </style:style>
    <style:style style:name="T18_75" style:family="text">
      <style:text-properties fo:color="#980000"/>
    </style:style>
    <style:style style:name="T18_76" style:family="text">
      <style:text-properties fo:color="#980000"/>
    </style:style>
    <style:style style:name="T18_77" style:family="text">
      <style:text-properties fo:color="#980000"/>
    </style:style>
    <style:style style:name="T18_78" style:family="text">
      <style:text-properties fo:color="#980000"/>
    </style:style>
    <style:style style:name="T18_79" style:family="text">
      <style:text-properties fo:color="#980000"/>
    </style:style>
    <style:style style:name="T18_80" style:family="text">
      <style:text-properties fo:color="#980000"/>
    </style:style>
    <style:style style:name="T18_81" style:family="text">
      <style:text-properties fo:color="#980000"/>
    </style:style>
    <style:style style:name="T18_82" style:family="text">
      <style:text-properties fo:color="#980000"/>
    </style:style>
    <style:style style:name="T18_83" style:family="text">
      <style:text-properties fo:color="#980000"/>
    </style:style>
    <style:style style:name="T18_84" style:family="text">
      <style:text-properties fo:color="#980000"/>
    </style:style>
    <style:style style:name="T18_85" style:family="text">
      <style:text-properties fo:color="#980000"/>
    </style:style>
    <style:style style:name="T18_86" style:family="text">
      <style:text-properties fo:color="#980000"/>
    </style:style>
    <style:style style:name="T18_87" style:family="text">
      <style:text-properties fo:color="#980000"/>
    </style:style>
    <style:style style:name="T18_88" style:family="text">
      <style:text-properties fo:color="#980000"/>
    </style:style>
    <style:style style:name="T18_89" style:family="text">
      <style:text-properties fo:color="#980000"/>
    </style:style>
    <style:style style:name="T18_90" style:family="text">
      <style:text-properties fo:color="#980000"/>
    </style:style>
    <style:style style:name="T18_91" style:family="text">
      <style:text-properties fo:color="#980000"/>
    </style:style>
    <style:style style:name="T18_92" style:family="text">
      <style:text-properties fo:color="#980000"/>
    </style:style>
    <style:style style:name="T18_93" style:family="text">
      <style:text-properties fo:color="#980000"/>
    </style:style>
    <style:style style:name="T18_94" style:family="text">
      <style:text-properties fo:color="#980000"/>
    </style:style>
    <style:style style:name="T18_95" style:family="text">
      <style:text-properties fo:color="#980000"/>
    </style:style>
    <style:style style:name="T18_96" style:family="text">
      <style:text-properties fo:color="#980000"/>
    </style:style>
    <style:style style:name="T18_97" style:family="text">
      <style:text-properties fo:color="#980000"/>
    </style:style>
    <style:style style:name="T18_98" style:family="text">
      <style:text-properties fo:color="#980000"/>
    </style:style>
    <style:style style:name="T18_99" style:family="text">
      <style:text-properties fo:color="#980000"/>
    </style:style>
    <style:style style:name="T18_100" style:family="text">
      <style:text-properties fo:color="#980000"/>
    </style:style>
    <style:style style:name="T18_101" style:family="text">
      <style:text-properties fo:color="#980000"/>
    </style:style>
    <style:style style:name="T18_102" style:family="text">
      <style:text-properties fo:color="#980000"/>
    </style:style>
    <style:style style:name="T18_103" style:family="text">
      <style:text-properties fo:color="#980000"/>
    </style:style>
    <style:style style:name="T18_104" style:family="text">
      <style:text-properties fo:color="#980000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980000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fo:color="#980000"/>
    </style:style>
    <style:style style:name="T20_2" style:family="text">
      <style:text-properties fo:color="#980000"/>
    </style:style>
    <style:style style:name="T20_3" style:family="text">
      <style:text-properties fo:color="#980000"/>
    </style:style>
    <style:style style:name="T20_4" style:family="text">
      <style:text-properties fo:color="#980000"/>
    </style:style>
    <style:style style:name="T20_5" style:family="text">
      <style:text-properties fo:color="#980000"/>
    </style:style>
    <style:style style:name="T20_6" style:family="text">
      <style:text-properties fo:color="#980000"/>
    </style:style>
    <style:style style:name="T20_7" style:family="text">
      <style:text-properties fo:color="#980000"/>
    </style:style>
    <style:style style:name="T20_8" style:family="text">
      <style:text-properties fo:color="#980000"/>
    </style:style>
    <style:style style:name="T20_9" style:family="text">
      <style:text-properties fo:color="#980000"/>
    </style:style>
    <style:style style:name="T20_10" style:family="text">
      <style:text-properties fo:color="#980000"/>
    </style:style>
    <style:style style:name="T20_11" style:family="text">
      <style:text-properties fo:color="#980000"/>
    </style:style>
    <style:style style:name="T20_12" style:family="text">
      <style:text-properties fo:color="#980000"/>
    </style:style>
    <style:style style:name="T20_13" style:family="text">
      <style:text-properties fo:color="#980000"/>
    </style:style>
    <style:style style:name="T20_14" style:family="text">
      <style:text-properties fo:color="#980000"/>
    </style:style>
    <style:style style:name="T20_15" style:family="text">
      <style:text-properties fo:color="#980000"/>
    </style:style>
    <style:style style:name="T20_16" style:family="text">
      <style:text-properties fo:color="#980000"/>
    </style:style>
    <style:style style:name="T20_17" style:family="text">
      <style:text-properties fo:color="#980000"/>
    </style:style>
    <style:style style:name="T20_18" style:family="text">
      <style:text-properties fo:color="#980000"/>
    </style:style>
    <style:style style:name="T20_19" style:family="text">
      <style:text-properties fo:color="#980000"/>
    </style:style>
    <style:style style:name="T20_20" style:family="text">
      <style:text-properties fo:color="#980000"/>
    </style:style>
    <style:style style:name="T20_21" style:family="text">
      <style:text-properties fo:color="#980000"/>
    </style:style>
    <style:style style:name="T20_22" style:family="text">
      <style:text-properties fo:color="#980000"/>
    </style:style>
    <style:style style:name="T20_23" style:family="text">
      <style:text-properties fo:color="#980000"/>
    </style:style>
    <style:style style:name="T20_24" style:family="text">
      <style:text-properties fo:color="#980000"/>
    </style:style>
    <style:style style:name="T20_25" style:family="text">
      <style:text-properties fo:color="#980000"/>
    </style:style>
    <style:style style:name="T20_26" style:family="text">
      <style:text-properties fo:color="#980000"/>
    </style:style>
    <style:style style:name="T20_27" style:family="text">
      <style:text-properties fo:color="#980000"/>
    </style:style>
    <style:style style:name="T20_28" style:family="text">
      <style:text-properties fo:color="#980000"/>
    </style:style>
    <style:style style:name="T20_29" style:family="text">
      <style:text-properties fo:color="#980000"/>
    </style:style>
    <style:style style:name="T20_30" style:family="text">
      <style:text-properties fo:color="#980000"/>
    </style:style>
    <style:style style:name="T20_31" style:family="text">
      <style:text-properties fo:color="#980000"/>
    </style:style>
    <style:style style:name="T20_32" style:family="text">
      <style:text-properties fo:color="#980000"/>
    </style:style>
    <style:style style:name="T20_33" style:family="text">
      <style:text-properties fo:color="#980000"/>
    </style:style>
    <style:style style:name="T20_34" style:family="text">
      <style:text-properties fo:color="#980000"/>
    </style:style>
    <style:style style:name="T20_35" style:family="text">
      <style:text-properties fo:color="#980000"/>
    </style:style>
    <style:style style:name="T20_36" style:family="text">
      <style:text-properties fo:color="#980000"/>
    </style:style>
    <style:style style:name="T20_37" style:family="text">
      <style:text-properties fo:color="#980000"/>
    </style:style>
    <style:style style:name="T20_38" style:family="text">
      <style:text-properties fo:color="#980000"/>
    </style:style>
    <style:style style:name="T20_39" style:family="text">
      <style:text-properties fo:color="#980000"/>
    </style:style>
    <style:style style:name="T20_40" style:family="text">
      <style:text-properties fo:color="#980000"/>
    </style:style>
    <style:style style:name="T20_41" style:family="text">
      <style:text-properties fo:color="#980000"/>
    </style:style>
    <style:style style:name="T20_42" style:family="text">
      <style:text-properties fo:color="#980000"/>
    </style:style>
    <style:style style:name="T20_43" style:family="text">
      <style:text-properties fo:color="#980000"/>
    </style:style>
    <style:style style:name="T20_44" style:family="text">
      <style:text-properties fo:color="#980000"/>
    </style:style>
    <style:style style:name="T20_45" style:family="text">
      <style:text-properties fo:color="#980000"/>
    </style:style>
    <style:style style:name="T20_46" style:family="text">
      <style:text-properties fo:color="#980000"/>
    </style:style>
    <style:style style:name="T20_47" style:family="text">
      <style:text-properties fo:color="#980000"/>
    </style:style>
    <style:style style:name="T20_48" style:family="text">
      <style:text-properties fo:color="#980000"/>
    </style:style>
    <style:style style:name="T20_49" style:family="text">
      <style:text-properties fo:color="#980000"/>
    </style:style>
    <style:style style:name="T20_50" style:family="text">
      <style:text-properties fo:color="#980000"/>
    </style:style>
    <style:style style:name="T20_51" style:family="text">
      <style:text-properties fo:color="#980000"/>
    </style:style>
    <style:style style:name="T20_52" style:family="text">
      <style:text-properties fo:color="#980000"/>
    </style:style>
    <style:style style:name="T20_53" style:family="text">
      <style:text-properties fo:color="#980000"/>
    </style:style>
    <style:style style:name="T20_54" style:family="text">
      <style:text-properties fo:color="#980000"/>
    </style:style>
    <style:style style:name="T20_55" style:family="text">
      <style:text-properties fo:color="#980000"/>
    </style:style>
    <style:style style:name="T20_56" style:family="text">
      <style:text-properties fo:color="#980000"/>
    </style:style>
    <style:style style:name="T20_57" style:family="text">
      <style:text-properties fo:color="#980000"/>
    </style:style>
    <style:style style:name="T20_58" style:family="text">
      <style:text-properties fo:color="#980000"/>
    </style:style>
    <style:style style:name="T20_59" style:family="text">
      <style:text-properties fo:color="#980000"/>
    </style:style>
    <style:style style:name="T20_60" style:family="text">
      <style:text-properties fo:color="#980000"/>
    </style:style>
    <style:style style:name="T20_61" style:family="text">
      <style:text-properties fo:color="#980000"/>
    </style:style>
    <style:style style:name="T20_62" style:family="text">
      <style:text-properties fo:color="#980000"/>
    </style:style>
    <style:style style:name="T20_63" style:family="text">
      <style:text-properties fo:color="#980000"/>
    </style:style>
    <style:style style:name="T20_64" style:family="text">
      <style:text-properties fo:color="#980000"/>
    </style:style>
    <style:style style:name="T20_65" style:family="text">
      <style:text-properties fo:color="#980000"/>
    </style:style>
    <style:style style:name="T20_66" style:family="text">
      <style:text-properties fo:color="#980000"/>
    </style:style>
    <style:style style:name="T20_67" style:family="text">
      <style:text-properties fo:color="#980000"/>
    </style:style>
    <style:style style:name="T20_68" style:family="text">
      <style:text-properties fo:color="#980000"/>
    </style:style>
    <style:style style:name="T20_69" style:family="text">
      <style:text-properties fo:color="#980000"/>
    </style:style>
    <style:style style:name="T20_70" style:family="text">
      <style:text-properties fo:color="#980000"/>
    </style:style>
    <style:style style:name="T20_71" style:family="text">
      <style:text-properties fo:color="#980000"/>
    </style:style>
    <style:style style:name="T20_72" style:family="text">
      <style:text-properties fo:color="#980000"/>
    </style:style>
    <style:style style:name="T20_73" style:family="text">
      <style:text-properties fo:color="#980000"/>
    </style:style>
    <style:style style:name="T20_74" style:family="text">
      <style:text-properties fo:color="#980000"/>
    </style:style>
    <style:style style:name="T20_75" style:family="text">
      <style:text-properties fo:color="#980000"/>
    </style:style>
    <style:style style:name="T20_76" style:family="text">
      <style:text-properties fo:color="#980000"/>
    </style:style>
    <style:style style:name="T20_77" style:family="text">
      <style:text-properties fo:color="#980000"/>
    </style:style>
    <style:style style:name="T20_78" style:family="text">
      <style:text-properties fo:color="#980000"/>
    </style:style>
    <style:style style:name="T20_79" style:family="text">
      <style:text-properties fo:color="#980000"/>
    </style:style>
    <style:style style:name="T20_80" style:family="text">
      <style:text-properties fo:color="#980000"/>
    </style:style>
    <style:style style:name="T20_81" style:family="text">
      <style:text-properties fo:color="#980000"/>
    </style:style>
    <style:style style:name="T20_82" style:family="text">
      <style:text-properties fo:color="#980000"/>
    </style:style>
    <style:style style:name="T20_83" style:family="text">
      <style:text-properties fo:color="#980000"/>
    </style:style>
    <style:style style:name="T20_84" style:family="text">
      <style:text-properties fo:color="#980000"/>
    </style:style>
    <style:style style:name="T20_85" style:family="text">
      <style:text-properties fo:color="#980000"/>
    </style:style>
    <style:style style:name="T20_86" style:family="text">
      <style:text-properties fo:color="#980000"/>
    </style:style>
    <style:style style:name="T20_87" style:family="text">
      <style:text-properties fo:color="#980000"/>
    </style:style>
    <style:style style:name="T20_88" style:family="text">
      <style:text-properties fo:color="#980000"/>
    </style:style>
    <style:style style:name="T20_89" style:family="text">
      <style:text-properties fo:color="#980000"/>
    </style:style>
    <style:style style:name="T20_90" style:family="text">
      <style:text-properties fo:color="#980000"/>
    </style:style>
    <style:style style:name="T20_91" style:family="text">
      <style:text-properties fo:color="#980000"/>
    </style:style>
    <style:style style:name="T20_92" style:family="text">
      <style:text-properties fo:color="#980000"/>
    </style:style>
    <style:style style:name="T20_93" style:family="text">
      <style:text-properties fo:color="#980000"/>
    </style:style>
    <style:style style:name="T20_94" style:family="text">
      <style:text-properties fo:color="#980000"/>
    </style:style>
    <style:style style:name="T20_95" style:family="text">
      <style:text-properties fo:color="#980000"/>
    </style:style>
    <style:style style:name="T20_96" style:family="text">
      <style:text-properties fo:color="#980000"/>
    </style:style>
    <style:style style:name="T20_97" style:family="text">
      <style:text-properties fo:color="#980000"/>
    </style:style>
    <style:style style:name="T20_98" style:family="text">
      <style:text-properties fo:color="#980000"/>
    </style:style>
    <style:style style:name="T20_99" style:family="text">
      <style:text-properties fo:color="#980000"/>
    </style:style>
    <style:style style:name="T20_100" style:family="text">
      <style:text-properties fo:color="#980000"/>
    </style:style>
    <style:style style:name="T20_101" style:family="text">
      <style:text-properties fo:color="#980000"/>
    </style:style>
    <style:style style:name="T20_102" style:family="text">
      <style:text-properties fo:color="#980000"/>
    </style:style>
    <style:style style:name="T20_103" style:family="text">
      <style:text-properties fo:color="#980000"/>
    </style:style>
    <style:style style:name="T20_104" style:family="text">
      <style:text-properties fo:color="#980000"/>
    </style:style>
    <style:style style:name="T20_105" style:family="text">
      <style:text-properties fo:color="#980000"/>
    </style:style>
    <style:style style:name="T20_106" style:family="text">
      <style:text-properties fo:color="#980000"/>
    </style:style>
    <style:style style:name="T20_107" style:family="text">
      <style:text-properties fo:color="#980000"/>
    </style:style>
    <style:style style:name="T20_108" style:family="text">
      <style:text-properties fo:color="#980000"/>
    </style:style>
    <style:style style:name="T20_109" style:family="text">
      <style:text-properties fo:color="#980000"/>
    </style:style>
    <style:style style:name="T20_110" style:family="text">
      <style:text-properties fo:color="#980000"/>
    </style:style>
    <style:style style:name="T20_111" style:family="text">
      <style:text-properties fo:color="#980000"/>
    </style:style>
    <style:style style:name="T20_112" style:family="text">
      <style:text-properties fo:color="#980000"/>
    </style:style>
    <style:style style:name="T20_113" style:family="text">
      <style:text-properties fo:color="#980000"/>
    </style:style>
    <style:style style:name="T20_114" style:family="text">
      <style:text-properties fo:color="#980000"/>
    </style:style>
    <style:style style:name="T20_115" style:family="text">
      <style:text-properties fo:color="#980000"/>
    </style:style>
    <style:style style:name="T20_116" style:family="text">
      <style:text-properties fo:color="#980000"/>
    </style:style>
    <style:style style:name="T20_117" style:family="text">
      <style:text-properties fo:color="#980000"/>
    </style:style>
    <style:style style:name="T20_118" style:family="text">
      <style:text-properties fo:color="#980000"/>
    </style:style>
    <style:style style:name="T20_119" style:family="text">
      <style:text-properties fo:color="#980000"/>
    </style:style>
    <style:style style:name="T20_120" style:family="text">
      <style:text-properties fo:color="#980000"/>
    </style:style>
    <style:style style:name="T20_121" style:family="text">
      <style:text-properties fo:color="#980000"/>
    </style:style>
    <style:style style:name="T20_122" style:family="text">
      <style:text-properties fo:color="#980000"/>
    </style:style>
    <style:style style:name="T20_123" style:family="text">
      <style:text-properties fo:color="#980000"/>
    </style:style>
    <style:style style:name="T20_124" style:family="text">
      <style:text-properties fo:color="#980000"/>
    </style:style>
    <style:style style:name="T20_125" style:family="text">
      <style:text-properties fo:color="#980000"/>
    </style:style>
    <style:style style:name="T20_126" style:family="text">
      <style:text-properties fo:color="#980000"/>
    </style:style>
    <style:style style:name="T20_127" style:family="text">
      <style:text-properties fo:color="#980000"/>
    </style:style>
    <style:style style:name="T20_128" style:family="text">
      <style:text-properties fo:color="#980000"/>
    </style:style>
    <style:style style:name="T20_129" style:family="text">
      <style:text-properties fo:color="#980000"/>
    </style:style>
    <style:style style:name="T20_130" style:family="text">
      <style:text-properties fo:color="#980000"/>
    </style:style>
    <style:style style:name="T20_131" style:family="text">
      <style:text-properties fo:color="#980000"/>
    </style:style>
    <style:style style:name="T20_132" style:family="text">
      <style:text-properties fo:color="#980000"/>
    </style:style>
    <style:style style:name="T20_133" style:family="text">
      <style:text-properties fo:color="#980000"/>
    </style:style>
    <style:style style:name="T20_134" style:family="text">
      <style:text-properties fo:color="#980000"/>
    </style:style>
    <style:style style:name="T20_135" style:family="text">
      <style:text-properties fo:color="#980000"/>
    </style:style>
    <style:style style:name="T20_136" style:family="text">
      <style:text-properties fo:color="#980000"/>
    </style:style>
    <style:style style:name="T20_137" style:family="text">
      <style:text-properties fo:color="#980000"/>
    </style:style>
    <style:style style:name="T20_138" style:family="text">
      <style:text-properties fo:color="#980000"/>
    </style:style>
    <style:style style:name="T20_139" style:family="text">
      <style:text-properties fo:color="#980000"/>
    </style:style>
    <style:style style:name="T20_140" style:family="text">
      <style:text-properties fo:color="#980000"/>
    </style:style>
    <style:style style:name="T20_141" style:family="text">
      <style:text-properties fo:color="#980000"/>
    </style:style>
    <style:style style:name="T20_142" style:family="text">
      <style:text-properties fo:color="#980000"/>
    </style:style>
    <style:style style:name="T20_143" style:family="text">
      <style:text-properties fo:color="#980000"/>
    </style:style>
    <style:style style:name="T20_144" style:family="text">
      <style:text-properties fo:color="#980000"/>
    </style:style>
    <style:style style:name="T20_145" style:family="text">
      <style:text-properties fo:color="#980000"/>
    </style:style>
    <style:style style:name="T20_146" style:family="text">
      <style:text-properties fo:color="#980000"/>
    </style:style>
    <style:style style:name="T20_147" style:family="text">
      <style:text-properties fo:color="#980000"/>
    </style:style>
    <style:style style:name="T20_148" style:family="text">
      <style:text-properties fo:color="#980000"/>
    </style:style>
    <style:style style:name="T20_149" style:family="text">
      <style:text-properties fo:color="#980000"/>
    </style:style>
    <style:style style:name="T20_150" style:family="text">
      <style:text-properties fo:color="#980000"/>
    </style:style>
    <style:style style:name="T20_151" style:family="text">
      <style:text-properties fo:color="#980000"/>
    </style:style>
    <style:style style:name="T20_152" style:family="text">
      <style:text-properties fo:color="#980000"/>
    </style:style>
    <style:style style:name="T20_153" style:family="text">
      <style:text-properties fo:color="#980000"/>
    </style:style>
    <style:style style:name="T20_154" style:family="text">
      <style:text-properties fo:color="#980000"/>
    </style:style>
    <style:style style:name="T20_155" style:family="text">
      <style:text-properties fo:color="#980000"/>
    </style:style>
    <style:style style:name="T20_156" style:family="text">
      <style:text-properties fo:color="#980000"/>
    </style:style>
    <style:style style:name="T20_157" style:family="text">
      <style:text-properties fo:color="#980000"/>
    </style:style>
    <style:style style:name="T20_158" style:family="text">
      <style:text-properties fo:color="#980000"/>
    </style:style>
    <style:style style:name="T20_159" style:family="text">
      <style:text-properties fo:color="#980000"/>
    </style:style>
    <style:style style:name="T20_160" style:family="text">
      <style:text-properties fo:color="#980000"/>
    </style:style>
    <style:style style:name="T20_161" style:family="text">
      <style:text-properties fo:color="#980000"/>
    </style:style>
    <style:style style:name="T20_162" style:family="text">
      <style:text-properties fo:color="#980000"/>
    </style:style>
    <style:style style:name="T20_163" style:family="text">
      <style:text-properties fo:color="#980000"/>
    </style:style>
    <style:style style:name="T20_164" style:family="text">
      <style:text-properties fo:color="#980000"/>
    </style:style>
    <style:style style:name="T20_165" style:family="text">
      <style:text-properties fo:color="#980000"/>
    </style:style>
    <style:style style:name="T20_166" style:family="text">
      <style:text-properties fo:color="#980000"/>
    </style:style>
    <style:style style:name="T20_167" style:family="text">
      <style:text-properties fo:color="#980000"/>
    </style:style>
    <style:style style:name="T20_168" style:family="text">
      <style:text-properties fo:color="#980000"/>
    </style:style>
    <style:style style:name="T20_169" style:family="text">
      <style:text-properties fo:color="#980000"/>
    </style:style>
    <style:style style:name="T20_170" style:family="text">
      <style:text-properties fo:color="#980000"/>
    </style:style>
    <style:style style:name="T20_171" style:family="text">
      <style:text-properties fo:color="#980000"/>
    </style:style>
    <style:style style:name="T20_172" style:family="text">
      <style:text-properties fo:color="#980000"/>
    </style:style>
    <style:style style:name="T20_173" style:family="text">
      <style:text-properties fo:color="#980000"/>
    </style:style>
    <style:style style:name="T20_174" style:family="text">
      <style:text-properties fo:color="#980000"/>
    </style:style>
    <style:style style:name="T20_175" style:family="text">
      <style:text-properties fo:color="#980000"/>
    </style:style>
    <style:style style:name="T20_176" style:family="text">
      <style:text-properties fo:color="#980000"/>
    </style:style>
    <style:style style:name="T20_177" style:family="text">
      <style:text-properties fo:color="#980000"/>
    </style:style>
    <style:style style:name="T20_178" style:family="text">
      <style:text-properties fo:color="#980000"/>
    </style:style>
    <style:style style:name="T20_179" style:family="text">
      <style:text-properties fo:color="#980000"/>
    </style:style>
    <style:style style:name="T20_180" style:family="text">
      <style:text-properties fo:color="#980000"/>
    </style:style>
    <style:style style:name="T20_181" style:family="text">
      <style:text-properties fo:color="#980000"/>
    </style:style>
    <style:style style:name="T20_182" style:family="text">
      <style:text-properties fo:color="#980000"/>
    </style:style>
    <style:style style:name="T20_183" style:family="text">
      <style:text-properties fo:color="#980000"/>
    </style:style>
    <style:style style:name="T20_184" style:family="text">
      <style:text-properties fo:color="#980000"/>
    </style:style>
    <style:style style:name="T20_185" style:family="text">
      <style:text-properties fo:color="#980000"/>
    </style:style>
    <style:style style:name="T20_186" style:family="text">
      <style:text-properties fo:color="#980000"/>
    </style:style>
    <style:style style:name="T20_187" style:family="text">
      <style:text-properties fo:color="#980000"/>
    </style:style>
    <style:style style:name="T20_188" style:family="text">
      <style:text-properties fo:color="#980000"/>
    </style:style>
    <style:style style:name="T20_189" style:family="text">
      <style:text-properties fo:color="#980000"/>
    </style:style>
    <style:style style:name="T20_190" style:family="text">
      <style:text-properties fo:color="#980000"/>
    </style:style>
    <style:style style:name="T20_191" style:family="text">
      <style:text-properties fo:color="#980000"/>
    </style:style>
    <style:style style:name="T20_192" style:family="text">
      <style:text-properties fo:color="#980000"/>
    </style:style>
    <style:style style:name="T20_193" style:family="text">
      <style:text-properties fo:color="#980000"/>
    </style:style>
    <style:style style:name="T20_194" style:family="text">
      <style:text-properties fo:color="#980000"/>
    </style:style>
    <style:style style:name="T20_195" style:family="text">
      <style:text-properties fo:color="#980000"/>
    </style:style>
    <style:style style:name="T20_196" style:family="text">
      <style:text-properties fo:color="#980000"/>
    </style:style>
    <style:style style:name="T20_197" style:family="text">
      <style:text-properties fo:color="#980000"/>
    </style:style>
    <style:style style:name="T20_198" style:family="text">
      <style:text-properties fo:color="#980000"/>
    </style:style>
    <style:style style:name="T20_199" style:family="text">
      <style:text-properties fo:color="#980000"/>
    </style:style>
    <style:style style:name="T20_200" style:family="text">
      <style:text-properties fo:color="#980000"/>
    </style:style>
    <style:style style:name="T20_201" style:family="text">
      <style:text-properties fo:color="#980000"/>
    </style:style>
    <style:style style:name="T20_202" style:family="text">
      <style:text-properties fo:color="#980000"/>
    </style:style>
    <style:style style:name="T20_203" style:family="text">
      <style:text-properties fo:color="#980000"/>
    </style:style>
    <style:style style:name="T20_204" style:family="text">
      <style:text-properties fo:color="#980000"/>
    </style:style>
    <style:style style:name="T20_205" style:family="text">
      <style:text-properties fo:color="#980000"/>
    </style:style>
    <style:style style:name="T20_206" style:family="text">
      <style:text-properties fo:color="#980000"/>
    </style:style>
    <style:style style:name="T20_207" style:family="text">
      <style:text-properties fo:color="#980000"/>
    </style:style>
    <style:style style:name="T20_208" style:family="text">
      <style:text-properties fo:color="#980000"/>
    </style:style>
    <style:style style:name="T20_209" style:family="text">
      <style:text-properties fo:color="#980000"/>
    </style:style>
    <style:style style:name="T20_210" style:family="text">
      <style:text-properties fo:color="#980000"/>
    </style:style>
    <style:style style:name="T20_211" style:family="text">
      <style:text-properties fo:color="#980000"/>
    </style:style>
    <style:style style:name="T20_212" style:family="text">
      <style:text-properties fo:color="#980000"/>
    </style:style>
    <style:style style:name="T20_213" style:family="text">
      <style:text-properties fo:color="#980000"/>
    </style:style>
    <style:style style:name="T20_214" style:family="text">
      <style:text-properties fo:color="#980000"/>
    </style:style>
    <style:style style:name="T20_215" style:family="text">
      <style:text-properties fo:color="#980000"/>
    </style:style>
    <style:style style:name="T20_216" style:family="text">
      <style:text-properties fo:color="#980000"/>
    </style:style>
    <style:style style:name="T20_217" style:family="text">
      <style:text-properties fo:color="#980000"/>
    </style:style>
    <style:style style:name="T20_218" style:family="text">
      <style:text-properties fo:color="#980000"/>
    </style:style>
    <style:style style:name="T20_219" style:family="text">
      <style:text-properties fo:color="#980000"/>
    </style:style>
    <style:style style:name="T20_220" style:family="text">
      <style:text-properties fo:color="#980000"/>
    </style:style>
    <style:style style:name="T20_221" style:family="text">
      <style:text-properties fo:color="#980000"/>
    </style:style>
    <style:style style:name="T20_222" style:family="text">
      <style:text-properties fo:color="#980000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980000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fo:color="#980000"/>
    </style:style>
    <style:style style:name="T22_2" style:family="text">
      <style:text-properties fo:color="#980000"/>
    </style:style>
    <style:style style:name="T22_3" style:family="text">
      <style:text-properties fo:color="#980000"/>
    </style:style>
    <style:style style:name="T22_4" style:family="text">
      <style:text-properties fo:color="#980000"/>
    </style:style>
    <style:style style:name="T22_5" style:family="text">
      <style:text-properties fo:color="#980000"/>
    </style:style>
    <style:style style:name="T22_6" style:family="text">
      <style:text-properties fo:color="#980000"/>
    </style:style>
    <style:style style:name="T22_7" style:family="text">
      <style:text-properties fo:color="#980000"/>
    </style:style>
    <style:style style:name="T22_8" style:family="text">
      <style:text-properties fo:color="#980000"/>
    </style:style>
    <style:style style:name="T22_9" style:family="text">
      <style:text-properties fo:color="#980000"/>
    </style:style>
    <style:style style:name="T22_10" style:family="text">
      <style:text-properties fo:color="#980000"/>
    </style:style>
    <style:style style:name="T22_11" style:family="text">
      <style:text-properties fo:color="#980000"/>
    </style:style>
    <style:style style:name="T22_12" style:family="text">
      <style:text-properties fo:color="#980000"/>
    </style:style>
    <style:style style:name="T22_13" style:family="text">
      <style:text-properties fo:color="#980000"/>
    </style:style>
    <style:style style:name="T22_14" style:family="text">
      <style:text-properties fo:color="#980000"/>
    </style:style>
    <style:style style:name="T22_15" style:family="text">
      <style:text-properties fo:color="#980000"/>
    </style:style>
    <style:style style:name="T22_16" style:family="text">
      <style:text-properties fo:color="#980000"/>
    </style:style>
    <style:style style:name="T22_17" style:family="text">
      <style:text-properties fo:color="#980000"/>
    </style:style>
    <style:style style:name="T22_18" style:family="text">
      <style:text-properties fo:color="#980000"/>
    </style:style>
    <style:style style:name="T22_19" style:family="text">
      <style:text-properties fo:color="#980000"/>
    </style:style>
    <style:style style:name="T22_20" style:family="text">
      <style:text-properties fo:color="#980000"/>
    </style:style>
    <style:style style:name="T22_21" style:family="text">
      <style:text-properties fo:color="#980000"/>
    </style:style>
    <style:style style:name="T22_22" style:family="text">
      <style:text-properties fo:color="#980000"/>
    </style:style>
    <style:style style:name="T22_23" style:family="text">
      <style:text-properties fo:color="#980000"/>
    </style:style>
    <style:style style:name="T22_24" style:family="text">
      <style:text-properties fo:color="#980000"/>
    </style:style>
    <style:style style:name="T22_25" style:family="text">
      <style:text-properties fo:color="#980000"/>
    </style:style>
    <style:style style:name="T22_26" style:family="text">
      <style:text-properties fo:color="#980000"/>
    </style:style>
    <style:style style:name="T22_27" style:family="text">
      <style:text-properties fo:color="#980000"/>
    </style:style>
    <style:style style:name="T22_28" style:family="text">
      <style:text-properties fo:color="#980000"/>
    </style:style>
    <style:style style:name="T22_29" style:family="text">
      <style:text-properties fo:color="#980000"/>
    </style:style>
    <style:style style:name="T22_30" style:family="text">
      <style:text-properties fo:color="#980000"/>
    </style:style>
    <style:style style:name="T22_31" style:family="text">
      <style:text-properties fo:color="#980000"/>
    </style:style>
    <style:style style:name="T22_32" style:family="text">
      <style:text-properties fo:color="#980000"/>
    </style:style>
    <style:style style:name="T22_33" style:family="text">
      <style:text-properties fo:color="#980000"/>
    </style:style>
    <style:style style:name="T22_34" style:family="text">
      <style:text-properties fo:color="#980000"/>
    </style:style>
    <style:style style:name="T22_35" style:family="text">
      <style:text-properties fo:color="#980000"/>
    </style:style>
    <style:style style:name="T22_36" style:family="text">
      <style:text-properties fo:color="#980000"/>
    </style:style>
    <style:style style:name="T22_37" style:family="text">
      <style:text-properties fo:color="#980000"/>
    </style:style>
    <style:style style:name="T22_38" style:family="text">
      <style:text-properties fo:color="#980000"/>
    </style:style>
    <style:style style:name="T22_39" style:family="text">
      <style:text-properties fo:color="#980000"/>
    </style:style>
    <style:style style:name="T22_40" style:family="text">
      <style:text-properties fo:color="#980000"/>
    </style:style>
    <style:style style:name="T22_41" style:family="text">
      <style:text-properties fo:color="#980000"/>
    </style:style>
    <style:style style:name="T22_42" style:family="text">
      <style:text-properties fo:color="#980000"/>
    </style:style>
    <style:style style:name="T22_43" style:family="text">
      <style:text-properties fo:color="#980000"/>
    </style:style>
    <style:style style:name="T22_44" style:family="text">
      <style:text-properties fo:color="#980000"/>
    </style:style>
    <style:style style:name="T22_45" style:family="text">
      <style:text-properties fo:color="#980000"/>
    </style:style>
    <style:style style:name="T22_46" style:family="text">
      <style:text-properties fo:color="#980000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980000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980000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fo:color="#980000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2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3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4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5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6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7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8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9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0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2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3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4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5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29_16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tyle="italic" style:font-style-asian="italic" style:font-style-complex="italic" fo:color="#274e13" fo:font-weight="bold" style:font-weight-asian="bold" style:font-weight-complex="bold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2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3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4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5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6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7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8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9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0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2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3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4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4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1_14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tyle="italic" style:font-style-asian="italic" style:font-style-complex="italic" fo:color="#274e13" fo:font-weight="bold" style:font-weight-asian="bold" style:font-weight-complex="bold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2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3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4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5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6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7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8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9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0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3_1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tyle="italic" style:font-style-asian="italic" style:font-style-complex="italic" fo:color="#274e13" fo:font-weight="bold" style:font-weight-asian="bold" style:font-weight-complex="bold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2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3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4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5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6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7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8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9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0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0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0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0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5_10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tyle="italic" style:font-style-asian="italic" style:font-style-complex="italic" fo:color="#274e13" fo:font-weight="bold" style:font-weight-asian="bold" style:font-weight-complex="bold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3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4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5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6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7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8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9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0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2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3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4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5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6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7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8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19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0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7_2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tyle="italic" style:font-style-asian="italic" style:font-style-complex="italic" fo:color="#274e13" fo:font-weight="bold" style:font-weight-asian="bold" style:font-weight-complex="bold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1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2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7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8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39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40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4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42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43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44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45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T39_46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tyle="italic" style:font-style-asian="italic" style:font-style-complex="italic" fo:color="#274e13" fo:font-weight="bold" style:font-weight-asian="bold" style:font-weight-complex="bold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tyle="italic" style:font-style-asian="italic" style:font-style-complex="italic" fo:color="#274e13" fo:font-weight="bold" style:font-weight-asian="bold" style:font-weight-complex="bold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fo:font-style="italic" style:font-style-asian="italic" style:font-style-complex="italic" fo:color="#274e13" fo:font-weight="bold" style:font-weight-asian="bold" style:font-weight-complex="bol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font-style="italic" style:font-style-asian="italic" style:font-style-complex="italic" fo:color="#274e13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color="#980000"/>
    </style:style>
    <style:style style:name="T46_2" style:family="text"/>
    <style:style style:name="T46_3" style:family="text">
      <style:text-properties fo:color="#0000ff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T48_8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980000" fo:font-weight="bold" style:font-weight-asian="bold" style:font-weight-complex="bold"/>
    </style:style>
    <style:style style:name="T49_2" style:family="text">
      <style:text-properties fo:color="#980000" fo:font-weight="bold" style:font-weight-asian="bold" style:font-weight-complex="bold"/>
    </style:style>
    <style:style style:name="T49_3" style:family="text">
      <style:text-properties fo:color="#980000" fo:font-weight="bold" style:font-weight-asian="bold" style:font-weight-complex="bold"/>
    </style:style>
    <style:style style:name="T49_4" style:family="text">
      <style:text-properties fo:color="#980000" fo:font-weight="bold" style:font-weight-asian="bold" style:font-weight-complex="bold"/>
    </style:style>
    <style:style style:name="T49_5" style:family="text">
      <style:text-properties fo:color="#980000" fo:font-weight="bold" style:font-weight-asian="bold" style:font-weight-complex="bold"/>
    </style:style>
    <style:style style:name="T49_6" style:family="text">
      <style:text-properties fo:color="#980000" fo:font-weight="bold" style:font-weight-asian="bold" style:font-weight-complex="bold"/>
    </style:style>
    <style:style style:name="T49_7" style:family="text">
      <style:text-properties fo:color="#980000" fo:font-weight="bold" style:font-weight-asian="bold" style:font-weight-complex="bold"/>
    </style:style>
    <style:style style:name="T49_8" style:family="text">
      <style:text-properties fo:color="#980000" fo:font-weight="bold" style:font-weight-asian="bold" style:font-weight-complex="bold"/>
    </style:style>
    <style:style style:name="T49_9" style:family="text">
      <style:text-properties fo:color="#980000" fo:font-weight="bold" style:font-weight-asian="bold" style:font-weight-complex="bold"/>
    </style:style>
    <style:style style:name="T49_10" style:family="text">
      <style:text-properties fo:color="#980000" fo:font-weight="bold" style:font-weight-asian="bold" style:font-weight-complex="bold"/>
    </style:style>
    <style:style style:name="T49_11" style:family="text">
      <style:text-properties fo:color="#980000" fo:font-weight="bold" style:font-weight-asian="bold" style:font-weight-complex="bold"/>
    </style:style>
    <style:style style:name="T49_12" style:family="text">
      <style:text-properties fo:color="#980000" fo:font-weight="bold" style:font-weight-asian="bold" style:font-weight-complex="bold"/>
    </style:style>
    <style:style style:name="T49_13" style:family="text">
      <style:text-properties fo:color="#980000" fo:font-weight="bold" style:font-weight-asian="bold" style:font-weight-complex="bold"/>
    </style:style>
    <style:style style:name="T49_14" style:family="text">
      <style:text-properties fo:color="#980000" fo:font-weight="bold" style:font-weight-asian="bold" style:font-weight-complex="bold"/>
    </style:style>
    <style:style style:name="T49_15" style:family="text">
      <style:text-properties fo:color="#980000" fo:font-weight="bold" style:font-weight-asian="bold" style:font-weight-complex="bold"/>
    </style:style>
    <style:style style:name="T49_16" style:family="text">
      <style:text-properties fo:color="#980000" fo:font-weight="bold" style:font-weight-asian="bold" style:font-weight-complex="bold"/>
    </style:style>
    <style:style style:name="T49_17" style:family="text">
      <style:text-properties fo:color="#980000" fo:font-weight="bold" style:font-weight-asian="bold" style:font-weight-complex="bold"/>
    </style:style>
    <style:style style:name="T49_18" style:family="text">
      <style:text-properties fo:color="#980000" fo:font-weight="bold" style:font-weight-asian="bold" style:font-weight-complex="bold"/>
    </style:style>
    <style:style style:name="T49_19" style:family="text">
      <style:text-properties fo:color="#980000" fo:font-weight="bold" style:font-weight-asian="bold" style:font-weight-complex="bold"/>
    </style:style>
    <style:style style:name="T49_20" style:family="text">
      <style:text-properties fo:color="#980000" fo:font-weight="bold" style:font-weight-asian="bold" style:font-weight-complex="bold"/>
    </style:style>
    <style:style style:name="T49_21" style:family="text">
      <style:text-properties fo:color="#980000" fo:font-weight="bold" style:font-weight-asian="bold" style:font-weight-complex="bold"/>
    </style:style>
    <style:style style:name="T49_22" style:family="text">
      <style:text-properties fo:color="#980000" fo:font-weight="bold" style:font-weight-asian="bold" style:font-weight-complex="bold"/>
    </style:style>
    <style:style style:name="T49_23" style:family="text">
      <style:text-properties fo:color="#980000" fo:font-weight="bold" style:font-weight-asian="bold" style:font-weight-complex="bold"/>
    </style:style>
    <style:style style:name="T49_24" style:family="text">
      <style:text-properties fo:color="#980000" fo:font-weight="bold" style:font-weight-asian="bold" style:font-weight-complex="bold"/>
    </style:style>
    <style:style style:name="T49_25" style:family="text">
      <style:text-properties fo:color="#980000" fo:font-weight="bold" style:font-weight-asian="bold" style:font-weight-complex="bold"/>
    </style:style>
    <style:style style:name="T49_26" style:family="text">
      <style:text-properties fo:color="#980000" fo:font-weight="bold" style:font-weight-asian="bold" style:font-weight-complex="bold"/>
    </style:style>
    <style:style style:name="T49_27" style:family="text">
      <style:text-properties fo:color="#980000" fo:font-weight="bold" style:font-weight-asian="bold" style:font-weight-complex="bold"/>
    </style:style>
    <style:style style:name="T49_28" style:family="text">
      <style:text-properties fo:color="#980000" fo:font-weight="bold" style:font-weight-asian="bold" style:font-weight-complex="bold"/>
    </style:style>
    <style:style style:name="T49_29" style:family="text">
      <style:text-properties fo:color="#980000" fo:font-weight="bold" style:font-weight-asian="bold" style:font-weight-complex="bold"/>
    </style:style>
    <style:style style:name="T49_30" style:family="text">
      <style:text-properties fo:color="#980000" fo:font-weight="bold" style:font-weight-asian="bold" style:font-weight-complex="bold"/>
    </style:style>
    <style:style style:name="T49_31" style:family="text">
      <style:text-properties fo:color="#980000" fo:font-weight="bold" style:font-weight-asian="bold" style:font-weight-complex="bold"/>
    </style:style>
    <style:style style:name="T49_32" style:family="text">
      <style:text-properties fo:color="#980000" fo:font-weight="bold" style:font-weight-asian="bold" style:font-weight-complex="bold"/>
    </style:style>
    <style:style style:name="T49_33" style:family="text">
      <style:text-properties fo:color="#980000" fo:font-weight="bold" style:font-weight-asian="bold" style:font-weight-complex="bold"/>
    </style:style>
    <style:style style:name="T49_34" style:family="text">
      <style:text-properties fo:color="#980000" fo:font-weight="bold" style:font-weight-asian="bold" style:font-weight-complex="bold"/>
    </style:style>
    <style:style style:name="T49_35" style:family="text">
      <style:text-properties fo:color="#980000" fo:font-weight="bold" style:font-weight-asian="bold" style:font-weight-complex="bold"/>
    </style:style>
    <style:style style:name="T49_36" style:family="text">
      <style:text-properties fo:color="#980000" fo:font-weight="bold" style:font-weight-asian="bold" style:font-weight-complex="bold"/>
    </style:style>
    <style:style style:name="T49_37" style:family="text">
      <style:text-properties fo:color="#980000" fo:font-weight="bold" style:font-weight-asian="bold" style:font-weight-complex="bold"/>
    </style:style>
    <style:style style:name="T49_38" style:family="text">
      <style:text-properties fo:color="#980000" fo:font-weight="bold" style:font-weight-asian="bold" style:font-weight-complex="bold"/>
    </style:style>
    <style:style style:name="T49_39" style:family="text">
      <style:text-properties fo:color="#980000" fo:font-weight="bold" style:font-weight-asian="bold" style:font-weight-complex="bold"/>
    </style:style>
    <style:style style:name="T49_40" style:family="text">
      <style:text-properties fo:color="#980000" fo:font-weight="bold" style:font-weight-asian="bold" style:font-weight-complex="bold"/>
    </style:style>
    <style:style style:name="T49_41" style:family="text">
      <style:text-properties fo:color="#980000" fo:font-weight="bold" style:font-weight-asian="bold" style:font-weight-complex="bold"/>
    </style:style>
    <style:style style:name="T49_42" style:family="text">
      <style:text-properties fo:color="#980000" fo:font-weight="bold" style:font-weight-asian="bold" style:font-weight-complex="bold"/>
    </style:style>
    <style:style style:name="T49_43" style:family="text">
      <style:text-properties fo:color="#980000" fo:font-weight="bold" style:font-weight-asian="bold" style:font-weight-complex="bold"/>
    </style:style>
    <style:style style:name="T49_44" style:family="text">
      <style:text-properties fo:color="#980000" fo:font-weight="bold" style:font-weight-asian="bold" style:font-weight-complex="bold"/>
    </style:style>
    <style:style style:name="T49_45" style:family="text">
      <style:text-properties fo:color="#980000" fo:font-weight="bold" style:font-weight-asian="bold" style:font-weight-complex="bold"/>
    </style:style>
    <style:style style:name="T49_46" style:family="text">
      <style:text-properties fo:color="#980000" fo:font-weight="bold" style:font-weight-asian="bold" style:font-weight-complex="bold"/>
    </style:style>
    <style:style style:name="T49_47" style:family="text">
      <style:text-properties fo:color="#980000" fo:font-weight="bold" style:font-weight-asian="bold" style:font-weight-complex="bold"/>
    </style:style>
    <style:style style:name="T49_48" style:family="text">
      <style:text-properties fo:color="#980000" fo:font-weight="bold" style:font-weight-asian="bold" style:font-weight-complex="bold"/>
    </style:style>
    <style:style style:name="T49_49" style:family="text">
      <style:text-properties fo:color="#980000" fo:font-weight="bold" style:font-weight-asian="bold" style:font-weight-complex="bold"/>
    </style:style>
    <style:style style:name="T49_50" style:family="text">
      <style:text-properties fo:color="#980000" fo:font-weight="bold" style:font-weight-asian="bold" style:font-weight-complex="bold"/>
    </style:style>
    <style:style style:name="T49_51" style:family="text">
      <style:text-properties fo:color="#980000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color="#274e13" fo:font-weight="bold" style:font-weight-asian="bold" style:font-weight-complex="bold"/>
    </style:style>
    <style:style style:name="T51_2" style:family="text">
      <style:text-properties fo:color="#274e13" fo:font-weight="bold" style:font-weight-asian="bold" style:font-weight-complex="bold"/>
    </style:style>
    <style:style style:name="T51_3" style:family="text">
      <style:text-properties fo:color="#274e13" fo:font-weight="bold" style:font-weight-asian="bold" style:font-weight-complex="bold"/>
    </style:style>
    <style:style style:name="T51_4" style:family="text">
      <style:text-properties fo:color="#274e13" fo:font-weight="bold" style:font-weight-asian="bold" style:font-weight-complex="bold"/>
    </style:style>
    <style:style style:name="T51_5" style:family="text">
      <style:text-properties fo:color="#274e13" fo:font-weight="bold" style:font-weight-asian="bold" style:font-weight-complex="bold"/>
    </style:style>
    <style:style style:name="T51_6" style:family="text">
      <style:text-properties fo:color="#274e13" fo:font-weight="bold" style:font-weight-asian="bold" style:font-weight-complex="bold"/>
    </style:style>
    <style:style style:name="T51_7" style:family="text">
      <style:text-properties fo:color="#274e13" fo:font-weight="bold" style:font-weight-asian="bold" style:font-weight-complex="bold"/>
    </style:style>
    <style:style style:name="T51_8" style:family="text">
      <style:text-properties fo:color="#274e13" fo:font-weight="bold" style:font-weight-asian="bold" style:font-weight-complex="bold"/>
    </style:style>
    <style:style style:name="T51_9" style:family="text">
      <style:text-properties fo:color="#274e13" fo:font-weight="bold" style:font-weight-asian="bold" style:font-weight-complex="bold"/>
    </style:style>
    <style:style style:name="T51_10" style:family="text">
      <style:text-properties fo:color="#274e13" fo:font-weight="bold" style:font-weight-asian="bold" style:font-weight-complex="bold"/>
    </style:style>
    <style:style style:name="T51_11" style:family="text">
      <style:text-properties fo:color="#274e13" fo:font-weight="bold" style:font-weight-asian="bold" style:font-weight-complex="bold"/>
    </style:style>
    <style:style style:name="T51_12" style:family="text">
      <style:text-properties fo:color="#274e13" fo:font-weight="bold" style:font-weight-asian="bold" style:font-weight-complex="bold"/>
    </style:style>
    <style:style style:name="T51_13" style:family="text">
      <style:text-properties fo:color="#274e13" fo:font-weight="bold" style:font-weight-asian="bold" style:font-weight-complex="bold"/>
    </style:style>
    <style:style style:name="T51_14" style:family="text">
      <style:text-properties fo:color="#274e13" fo:font-weight="bold" style:font-weight-asian="bold" style:font-weight-complex="bold"/>
    </style:style>
    <style:style style:name="T51_15" style:family="text">
      <style:text-properties fo:color="#274e13" fo:font-weight="bold" style:font-weight-asian="bold" style:font-weight-complex="bold"/>
    </style:style>
    <style:style style:name="T51_16" style:family="text">
      <style:text-properties fo:color="#274e13" fo:font-weight="bold" style:font-weight-asian="bold" style:font-weight-complex="bold"/>
    </style:style>
    <style:style style:name="T51_17" style:family="text">
      <style:text-properties fo:color="#274e13" fo:font-weight="bold" style:font-weight-asian="bold" style:font-weight-complex="bold"/>
    </style:style>
    <style:style style:name="T51_18" style:family="text">
      <style:text-properties fo:color="#274e13" fo:font-weight="bold" style:font-weight-asian="bold" style:font-weight-complex="bold"/>
    </style:style>
    <style:style style:name="T51_19" style:family="text">
      <style:text-properties fo:color="#274e13" fo:font-weight="bold" style:font-weight-asian="bold" style:font-weight-complex="bold"/>
    </style:style>
    <style:style style:name="T51_20" style:family="text">
      <style:text-properties fo:color="#274e13" fo:font-weight="bold" style:font-weight-asian="bold" style:font-weight-complex="bold"/>
    </style:style>
    <style:style style:name="T51_21" style:family="text">
      <style:text-properties fo:color="#274e13" fo:font-weight="bold" style:font-weight-asian="bold" style:font-weight-complex="bold"/>
    </style:style>
    <style:style style:name="T51_22" style:family="text">
      <style:text-properties fo:color="#274e13" fo:font-weight="bold" style:font-weight-asian="bold" style:font-weight-complex="bold"/>
    </style:style>
    <style:style style:name="T51_23" style:family="text">
      <style:text-properties fo:color="#274e13" fo:font-weight="bold" style:font-weight-asian="bold" style:font-weight-complex="bold"/>
    </style:style>
    <style:style style:name="T51_24" style:family="text">
      <style:text-properties fo:color="#274e13" fo:font-weight="bold" style:font-weight-asian="bold" style:font-weight-complex="bold"/>
    </style:style>
    <style:style style:name="T51_25" style:family="text">
      <style:text-properties fo:color="#274e13" fo:font-weight="bold" style:font-weight-asian="bold" style:font-weight-complex="bold"/>
    </style:style>
    <style:style style:name="T51_26" style:family="text">
      <style:text-properties fo:color="#274e13" fo:font-weight="bold" style:font-weight-asian="bold" style:font-weight-complex="bold"/>
    </style:style>
    <style:style style:name="T51_27" style:family="text">
      <style:text-properties fo:color="#274e13" fo:font-weight="bold" style:font-weight-asian="bold" style:font-weight-complex="bold"/>
    </style:style>
    <style:style style:name="T51_28" style:family="text">
      <style:text-properties fo:color="#274e13" fo:font-weight="bold" style:font-weight-asian="bold" style:font-weight-complex="bold"/>
    </style:style>
    <style:style style:name="T51_29" style:family="text">
      <style:text-properties fo:color="#274e13" fo:font-weight="bold" style:font-weight-asian="bold" style:font-weight-complex="bold"/>
    </style:style>
    <style:style style:name="T51_30" style:family="text">
      <style:text-properties fo:color="#274e13" fo:font-weight="bold" style:font-weight-asian="bold" style:font-weight-complex="bold"/>
    </style:style>
    <style:style style:name="T51_31" style:family="text">
      <style:text-properties fo:color="#274e13" fo:font-weight="bold" style:font-weight-asian="bold" style:font-weight-complex="bold"/>
    </style:style>
    <style:style style:name="T51_32" style:family="text">
      <style:text-properties fo:color="#274e13" fo:font-weight="bold" style:font-weight-asian="bold" style:font-weight-complex="bold"/>
    </style:style>
    <style:style style:name="T51_33" style:family="text">
      <style:text-properties fo:color="#274e13" fo:font-weight="bold" style:font-weight-asian="bold" style:font-weight-complex="bold"/>
    </style:style>
    <style:style style:name="T51_34" style:family="text">
      <style:text-properties fo:color="#274e13" fo:font-weight="bold" style:font-weight-asian="bold" style:font-weight-complex="bold"/>
    </style:style>
    <style:style style:name="T51_35" style:family="text">
      <style:text-properties fo:color="#274e13" fo:font-weight="bold" style:font-weight-asian="bold" style:font-weight-complex="bold"/>
    </style:style>
    <style:style style:name="T51_36" style:family="text">
      <style:text-properties fo:color="#274e13" fo:font-weight="bold" style:font-weight-asian="bold" style:font-weight-complex="bold"/>
    </style:style>
    <style:style style:name="T51_37" style:family="text">
      <style:text-properties fo:color="#274e13" fo:font-weight="bold" style:font-weight-asian="bold" style:font-weight-complex="bold"/>
    </style:style>
    <style:style style:name="T51_38" style:family="text">
      <style:text-properties fo:color="#274e13" fo:font-weight="bold" style:font-weight-asian="bold" style:font-weight-complex="bold"/>
    </style:style>
    <style:style style:name="T51_39" style:family="text">
      <style:text-properties fo:color="#274e13" fo:font-weight="bold" style:font-weight-asian="bold" style:font-weight-complex="bold"/>
    </style:style>
    <style:style style:name="T51_40" style:family="text">
      <style:text-properties fo:color="#274e13" fo:font-weight="bold" style:font-weight-asian="bold" style:font-weight-complex="bold"/>
    </style:style>
    <style:style style:name="T51_41" style:family="text">
      <style:text-properties fo:color="#274e13" fo:font-weight="bold" style:font-weight-asian="bold" style:font-weight-complex="bold"/>
    </style:style>
    <style:style style:name="T51_42" style:family="text">
      <style:text-properties fo:color="#274e13" fo:font-weight="bold" style:font-weight-asian="bold" style:font-weight-complex="bold"/>
    </style:style>
    <style:style style:name="T51_43" style:family="text">
      <style:text-properties fo:color="#274e13" fo:font-weight="bold" style:font-weight-asian="bold" style:font-weight-complex="bold"/>
    </style:style>
    <style:style style:name="T51_44" style:family="text">
      <style:text-properties fo:color="#274e13" fo:font-weight="bold" style:font-weight-asian="bold" style:font-weight-complex="bold"/>
    </style:style>
    <style:style style:name="T51_45" style:family="text">
      <style:text-properties fo:color="#274e13" fo:font-weight="bold" style:font-weight-asian="bold" style:font-weight-complex="bold"/>
    </style:style>
    <style:style style:name="T51_46" style:family="text">
      <style:text-properties fo:color="#274e13" fo:font-weight="bold" style:font-weight-asian="bold" style:font-weight-complex="bold"/>
    </style:style>
    <style:style style:name="T51_47" style:family="text">
      <style:text-properties fo:color="#274e13" fo:font-weight="bold" style:font-weight-asian="bold" style:font-weight-complex="bold"/>
    </style:style>
    <style:style style:name="T51_48" style:family="text">
      <style:text-properties fo:color="#274e13" fo:font-weight="bold" style:font-weight-asian="bold" style:font-weight-complex="bold"/>
    </style:style>
    <style:style style:name="T51_49" style:family="text">
      <style:text-properties fo:color="#274e13" fo:font-weight="bold" style:font-weight-asian="bold" style:font-weight-complex="bold"/>
    </style:style>
    <style:style style:name="T51_50" style:family="text">
      <style:text-properties fo:color="#274e13" fo:font-weight="bold" style:font-weight-asian="bold" style:font-weight-complex="bold"/>
    </style:style>
    <style:style style:name="T51_51" style:family="text">
      <style:text-properties fo:color="#274e13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bhyjye10bh2q"/><text:bookmark-end text:name="h.bhyjye10bh2q"/><text:span text:style-name="T1_1">Segurança</text:span><text:span text:style-name="T1_2"><text:s/></text:span><text:span text:style-name="T1_3">em</text:span><text:span text:style-name="T1_4"><text:s/></text:span><text:span text:style-name="T1_5">Sistemas</text:span><text:span text:style-name="T1_6"><text:s/></text:span><text:span text:style-name="T1_7">de</text:span><text:span text:style-name="T1_8"><text:s/></text:span><text:span text:style-name="T1_9">Computação</text:span></text:p>
      <text:p text:style-name="P2"><text:span text:style-name="T2_1">Desafio</text:span><text:span text:style-name="T2_2"><text:s/>02</text:span></text:p>
      <text:p text:style-name="P3"/>
      <text:p text:style-name="P4"><text:span text:style-name="T4_1">INF</text:span><text:span text:style-name="T4_2">01045<text:s/>–<text:s/></text:span><text:span text:style-name="T4_3">Comunicação</text:span><text:span text:style-name="T4_4"><text:s/>–<text:s/></text:span><text:span text:style-name="T4_5">Turma</text:span><text:span text:style-name="T4_6"><text:s/></text:span><text:span text:style-name="T4_7">U</text:span><text:span text:style-name="T4_8"><text:s/>–<text:s/></text:span><text:span text:style-name="T4_9">Prof</text:span><text:span text:style-name="T4_10">.<text:s/></text:span><text:span text:style-name="T4_11">Raul</text:span><text:span text:style-name="T4_12"><text:s/></text:span><text:span text:style-name="T4_13">Weber</text:span></text:p>
      <text:p text:style-name="P5"/>
      <text:p text:style-name="P6"><text:span text:style-name="T6_1">Luiz</text:span><text:span text:style-name="T6_2"><text:s/></text:span><text:span text:style-name="T6_3">Gustavo</text:span><text:span text:style-name="T6_4"><text:s/></text:span><text:span text:style-name="T6_5">Frozi</text:span><text:span text:style-name="T6_6"><text:s/></text:span><text:span text:style-name="T6_7">de</text:span><text:span text:style-name="T6_8"><text:s/></text:span><text:span text:style-name="T6_9">Castro</text:span><text:span text:style-name="T6_10"><text:s/></text:span><text:span text:style-name="T6_11">e</text:span><text:span text:style-name="T6_12"><text:s/></text:span><text:span text:style-name="T6_13">Souza</text:span><text:span text:style-name="T6_14"><text:s/>-<text:s/></text:span><text:span text:style-name="T6_15">Cartão</text:span><text:span text:style-name="T6_16"><text:s/>96957</text:span></text:p>
      <text:p text:style-name="P7"><text:span text:style-name="T7_1">Mário</text:span><text:span text:style-name="T7_2"><text:s/></text:span><text:span text:style-name="T7_3">César</text:span><text:span text:style-name="T7_4"><text:s/></text:span><text:span text:style-name="T7_5">Gasparoni</text:span><text:span text:style-name="T7_6"><text:s/></text:span><text:span text:style-name="T7_7">Jr</text:span><text:span text:style-name="T7_8">.<text:s/>-<text:s/></text:span><text:span text:style-name="T7_9">Cartão</text:span><text:span text:style-name="T7_10"><text:s/>151480</text:span></text:p>
      <text:p text:style-name="P8"/>
      <text:p text:style-name="P9"><text:span text:style-name="T9_1">Agosto</text:span><text:span text:style-name="T9_2"><text:s/></text:span><text:span text:style-name="T9_3">de</text:span><text:span text:style-name="T9_4"><text:s/>2013</text:span></text:p>
      <text:p text:style-name="P10"/>
      <text:p text:style-name="P11"><text:span text:style-name="T11_1">Texto</text:span><text:span text:style-name="T11_2">:</text:span></text:p>
      <text:p text:style-name="P12"><text:span text:style-name="T12_1">VS</text:span><text:span text:style-name="T12_2"><text:s/></text:span><text:span text:style-name="T12_3">XERMGKOETZRT</text:span><text:span text:style-name="T12_4">,<text:s/></text:span><text:span text:style-name="T12_5">JST</text:span><text:span text:style-name="T12_6"><text:s/></text:span><text:span text:style-name="T12_7">XRZET</text:span><text:span text:style-name="T12_8"><text:s/></text:span><text:span text:style-name="T12_9">UV</text:span><text:span text:style-name="T12_10"><text:s/></text:span><text:span text:style-name="T12_11">QJBQGRGJRXTK</text:span><text:span text:style-name="T12_12"><text:s/></text:span><text:span text:style-name="T12_13">V</text:span><text:span text:style-name="T12_14"><text:s/></text:span><text:span text:style-name="T12_15">JS</text:span><text:span text:style-name="T12_16"><text:s/></text:span><text:span text:style-name="T12_17">SVGKUK</text:span><text:span text:style-name="T12_18"><text:s/></text:span><text:span text:style-name="T12_19">UV</text:span><text:span text:style-name="T12_20"><text:s/></text:span><text:span text:style-name="T12_21">XERMGKOETZRT</text:span><text:span text:style-name="T12_22"><text:s/></text:span><text:span text:style-name="T12_23">FJV</text:span><text:span text:style-name="T12_24"><text:s/></text:span><text:span text:style-name="T12_25">KMVET</text:span><text:span text:style-name="T12_26"><text:s/></text:span><text:span text:style-name="T12_27">UV</text:span><text:span text:style-name="T12_28"><text:s/></text:span><text:span text:style-name="T12_29">TXKEUK</text:span><text:span text:style-name="T12_30"><text:s/></text:span><text:span text:style-name="T12_31">XKS</text:span><text:span text:style-name="T12_32"><text:s/></text:span><text:span text:style-name="T12_33">JS</text:span><text:span text:style-name="T12_34"><text:s/></text:span><text:span text:style-name="T12_35">QRQGVST</text:span><text:span text:style-name="T12_36"><text:s/></text:span><text:span text:style-name="T12_37">MEV</text:span><text:span text:style-name="T12_38">-</text:span><text:span text:style-name="T12_39">UVZRARUK</text:span><text:span text:style-name="T12_40"><text:s/></text:span><text:span text:style-name="T12_41">UV</text:span><text:span text:style-name="T12_42"><text:s/></text:span><text:span text:style-name="T12_43">QJBQGRGJRXTK</text:span><text:span text:style-name="T12_44">.<text:s/></text:span><text:span text:style-name="T12_45">MTET</text:span><text:span text:style-name="T12_46"><text:s/></text:span><text:span text:style-name="T12_47">XERMGKOETZTE</text:span><text:span text:style-name="T12_48"><text:s/></text:span><text:span text:style-name="T12_49">JST</text:span><text:span text:style-name="T12_50"><text:s/></text:span><text:span text:style-name="T12_51">SVAQTOVS</text:span><text:span text:style-name="T12_52">,<text:s/></text:span><text:span text:style-name="T12_53">JARUTUVQ</text:span><text:span text:style-name="T12_54"><text:s/></text:span><text:span text:style-name="T12_55">UK</text:span><text:span text:style-name="T12_56"><text:s/></text:span><text:span text:style-name="T12_57">GVYGK</text:span><text:span text:style-name="T12_58"><text:s/>-<text:s/></text:span><text:span text:style-name="T12_59">FJV</text:span><text:span text:style-name="T12_60"><text:s/></text:span><text:span text:style-name="T12_61">MKUVS</text:span><text:span text:style-name="T12_62"><text:s/></text:span><text:span text:style-name="T12_63">QVE</text:span><text:span text:style-name="T12_64"><text:s/></text:span><text:span text:style-name="T12_65">PVGETQ</text:span><text:span text:style-name="T12_66"><text:s/></text:span><text:span text:style-name="T12_67">RQKPTUTQ</text:span><text:span text:style-name="T12_68">,<text:s/></text:span><text:span text:style-name="T12_69">MTEVQ</text:span><text:span text:style-name="T12_70"><text:s/></text:span><text:span text:style-name="T12_71">KJ</text:span><text:span text:style-name="T12_72"><text:s/></text:span><text:span text:style-name="T12_73">KJGEKQ</text:span><text:span text:style-name="T12_74"><text:s/></text:span><text:span text:style-name="T12_75">OEJMKQ</text:span><text:span text:style-name="T12_76"><text:s/></text:span><text:span text:style-name="T12_77">UV</text:span><text:span text:style-name="T12_78"><text:s/></text:span><text:span text:style-name="T12_79">PVGETQ</text:span><text:span text:style-name="T12_80"><text:s/>-<text:s/></text:span><text:span text:style-name="T12_81">QTK</text:span><text:span text:style-name="T12_82"><text:s/></text:span><text:span text:style-name="T12_83">QJBQGRGJRUTQ</text:span><text:span text:style-name="T12_84"><text:s/></text:span><text:span text:style-name="T12_85">MTET</text:span><text:span text:style-name="T12_86"><text:s/></text:span><text:span text:style-name="T12_87">ZKESTE</text:span><text:span text:style-name="T12_88"><text:s/></text:span><text:span text:style-name="T12_89">T</text:span><text:span text:style-name="T12_90"><text:s/></text:span><text:span text:style-name="T12_91">XRZET</text:span><text:span text:style-name="T12_92">.<text:s/></text:span><text:span text:style-name="T12_93">TQ</text:span><text:span text:style-name="T12_94"><text:s/></text:span><text:span text:style-name="T12_95">XRZETQ</text:span><text:span text:style-name="T12_96"><text:s/></text:span><text:span text:style-name="T12_97">UV</text:span><text:span text:style-name="T12_98"><text:s/></text:span><text:span text:style-name="T12_99">QJBQGRGJRXTK</text:span><text:span text:style-name="T12_100"><text:s/></text:span><text:span text:style-name="T12_101">QTK</text:span><text:span text:style-name="T12_102"><text:s/></text:span><text:span text:style-name="T12_103">UVXRZETUTQ</text:span><text:span text:style-name="T12_104"><text:s/></text:span><text:span text:style-name="T12_105">MVPT</text:span><text:span text:style-name="T12_106"><text:s/></text:span><text:span text:style-name="T12_107">QJBQGRGJRXTK</text:span><text:span text:style-name="T12_108"><text:s/></text:span><text:span text:style-name="T12_109">RAWVEQT</text:span><text:span text:style-name="T12_110">.<text:s/></text:span><text:span text:style-name="T12_111">GKUTWRT</text:span><text:span text:style-name="T12_112">,<text:s/></text:span><text:span text:style-name="T12_113">QV</text:span><text:span text:style-name="T12_114"><text:s/></text:span><text:span text:style-name="T12_115">T</text:span><text:span text:style-name="T12_116"><text:s/></text:span><text:span text:style-name="T12_117">JARUTUV</text:span><text:span text:style-name="T12_118"><text:s/></text:span><text:span text:style-name="T12_119">UV</text:span><text:span text:style-name="T12_120"><text:s/></text:span><text:span text:style-name="T12_121">QJBQGRGJRXTK</text:span><text:span text:style-name="T12_122"><text:s/></text:span><text:span text:style-name="T12_123">VQGRWVE</text:span><text:span text:style-name="T12_124"><text:s/></text:span><text:span text:style-name="T12_125">TK</text:span><text:span text:style-name="T12_126"><text:s/></text:span><text:span text:style-name="T12_127">ARWVP</text:span><text:span text:style-name="T12_128"><text:s/></text:span><text:span text:style-name="T12_129">UV</text:span><text:span text:style-name="T12_130"><text:s/></text:span><text:span text:style-name="T12_131">MTPTWETQ</text:span><text:span text:style-name="T12_132"><text:s/></text:span><text:span text:style-name="T12_133">RAGVRETQ</text:span><text:span text:style-name="T12_134"><text:s/></text:span><text:span text:style-name="T12_135">KJ</text:span><text:span text:style-name="T12_136"><text:s/></text:span><text:span text:style-name="T12_137">ZETQVQ</text:span><text:span text:style-name="T12_138">,<text:s/></text:span><text:span text:style-name="T12_139">K</text:span><text:span text:style-name="T12_140"><text:s/></text:span><text:span text:style-name="T12_141">QRQGVST</text:span><text:span text:style-name="T12_142"><text:s/></text:span><text:span text:style-name="T12_143">V</text:span><text:span text:style-name="T12_144"><text:s/></text:span><text:span text:style-name="T12_145">ITBRGJTPSVAGV</text:span><text:span text:style-name="T12_146"><text:s/></text:span><text:span text:style-name="T12_147">URGK</text:span><text:span text:style-name="T12_148"><text:s/></text:span><text:span text:style-name="T12_149">QVE</text:span><text:span text:style-name="T12_150"><text:s/></text:span><text:span text:style-name="T12_151">JS</text:span><text:span text:style-name="T12_152"><text:s/></text:span><text:span text:style-name="T12_153">XKUROK</text:span><text:span text:style-name="T12_154">,<text:s/></text:span><text:span text:style-name="T12_155">ATK</text:span><text:span text:style-name="T12_156"><text:s/></text:span><text:span text:style-name="T12_157">JST</text:span><text:span text:style-name="T12_158"><text:s/></text:span><text:span text:style-name="T12_159">XRZET</text:span><text:span text:style-name="T12_160">.</text:span></text:p>
      <text:p text:style-name="P13"/>
      <text:p text:style-name="P14"><text:span text:style-name="T14_1">VYRQGVS</text:span><text:span text:style-name="T14_2"><text:s/></text:span><text:span text:style-name="T14_3">URWVEQKQ</text:span><text:span text:style-name="T14_4"><text:s/></text:span><text:span text:style-name="T14_5">GRMKQ</text:span><text:span text:style-name="T14_6"><text:s/></text:span><text:span text:style-name="T14_7">UV</text:span><text:span text:style-name="T14_8"><text:s/></text:span><text:span text:style-name="T14_9">XRZETQ</text:span><text:span text:style-name="T14_10"><text:s/></text:span><text:span text:style-name="T14_11">UV</text:span><text:span text:style-name="T14_12"><text:s/></text:span><text:span text:style-name="T14_13">QJBQGRGJRXTK</text:span><text:span text:style-name="T14_14">.<text:s/></text:span><text:span text:style-name="T14_15">QV</text:span><text:span text:style-name="T14_16"><text:s/></text:span><text:span text:style-name="T14_17">T</text:span><text:span text:style-name="T14_18"><text:s/></text:span><text:span text:style-name="T14_19">XRZET</text:span><text:span text:style-name="T14_20"><text:s/></text:span><text:span text:style-name="T14_21">KMVET</text:span><text:span text:style-name="T14_22"><text:s/></text:span><text:span text:style-name="T14_23">XKS</text:span><text:span text:style-name="T14_24"><text:s/></text:span><text:span text:style-name="T14_25">PVGETQ</text:span><text:span text:style-name="T14_26"><text:s/></text:span><text:span text:style-name="T14_27">RQKPTUTQ</text:span><text:span text:style-name="T14_28">,<text:s/></text:span><text:span text:style-name="T14_29">V</text:span><text:span text:style-name="T14_30"><text:s/></text:span><text:span text:style-name="T14_31">UVAKSRATUT</text:span><text:span text:style-name="T14_32"><text:s/></text:span><text:span text:style-name="T14_33">XRZET</text:span><text:span text:style-name="T14_34"><text:s/></text:span><text:span text:style-name="T14_35">UV</text:span><text:span text:style-name="T14_36"><text:s/></text:span><text:span text:style-name="T14_37">QJBQGRGJRXTK</text:span><text:span text:style-name="T14_38"><text:s/></text:span><text:span text:style-name="T14_39">QRSMPVQ</text:span><text:span text:style-name="T14_40">.<text:s/></text:span><text:span text:style-name="T14_41">QV</text:span><text:span text:style-name="T14_42"><text:s/></text:span><text:span text:style-name="T14_43">KMVET</text:span><text:span text:style-name="T14_44"><text:s/></text:span><text:span text:style-name="T14_45">XKS</text:span><text:span text:style-name="T14_46"><text:s/></text:span><text:span text:style-name="T14_47">OEJMKQ</text:span><text:span text:style-name="T14_48"><text:s/></text:span><text:span text:style-name="T14_49">UV</text:span><text:span text:style-name="T14_50"><text:s/></text:span><text:span text:style-name="T14_51">PVGETQ</text:span><text:span text:style-name="T14_52"><text:s/></text:span><text:span text:style-name="T14_53">XITST</text:span><text:span text:style-name="T14_54">-</text:span><text:span text:style-name="T14_55">QV</text:span><text:span text:style-name="T14_56"><text:s/></text:span><text:span text:style-name="T14_57">XRZET</text:span><text:span text:style-name="T14_58"><text:s/></text:span><text:span text:style-name="T14_59">UV</text:span><text:span text:style-name="T14_60"><text:s/></text:span><text:span text:style-name="T14_61">QJBQGRGJRXTK</text:span><text:span text:style-name="T14_62"><text:s/></text:span><text:span text:style-name="T14_63">MKPROETZRXT</text:span><text:span text:style-name="T14_64">.<text:s/></text:span><text:span text:style-name="T14_65">JST</text:span><text:span text:style-name="T14_66"><text:s/></text:span><text:span text:style-name="T14_67">XRZET</text:span><text:span text:style-name="T14_68"><text:s/></text:span><text:span text:style-name="T14_69">SKAKTPZTBVGRXT</text:span><text:span text:style-name="T14_70"><text:s/></text:span><text:span text:style-name="T14_71">JQT</text:span><text:span text:style-name="T14_72"><text:s/></text:span><text:span text:style-name="T14_73">JST</text:span><text:span text:style-name="T14_74"><text:s/></text:span><text:span text:style-name="T14_75">QK</text:span><text:span text:style-name="T14_76"><text:s/></text:span><text:span text:style-name="T14_77">QJBQGRGJRXTK</text:span><text:span text:style-name="T14_78"><text:s/></text:span><text:span text:style-name="T14_79">ZRYT</text:span><text:span text:style-name="T14_80"><text:s/></text:span><text:span text:style-name="T14_81">AT</text:span><text:span text:style-name="T14_82"><text:s/></text:span><text:span text:style-name="T14_83">SVAQTOVS</text:span><text:span text:style-name="T14_84"><text:s/></text:span><text:span text:style-name="T14_85">RAGVRET</text:span><text:span text:style-name="T14_86">,<text:s/></text:span><text:span text:style-name="T14_87">VAFJTAGK</text:span><text:span text:style-name="T14_88"><text:s/></text:span><text:span text:style-name="T14_89">JST</text:span><text:span text:style-name="T14_90"><text:s/></text:span><text:span text:style-name="T14_91">XRZET</text:span><text:span text:style-name="T14_92"><text:s/></text:span><text:span text:style-name="T14_93">MKPRTPZTBVGRXT</text:span><text:span text:style-name="T14_94"><text:s/></text:span><text:span text:style-name="T14_95">JQT</text:span><text:span text:style-name="T14_96"><text:s/></text:span><text:span text:style-name="T14_97">STRQ</text:span><text:span text:style-name="T14_98"><text:s/></text:span><text:span text:style-name="T14_99">FJV</text:span><text:span text:style-name="T14_100"><text:s/></text:span><text:span text:style-name="T14_101">JST</text:span><text:span text:style-name="T14_102">.<text:s/></text:span><text:span text:style-name="T14_103">JST</text:span><text:span text:style-name="T14_104"><text:s/></text:span><text:span text:style-name="T14_105">XRZET</text:span><text:span text:style-name="T14_106"><text:s/></text:span><text:span text:style-name="T14_107">MKUV</text:span><text:span text:style-name="T14_108"><text:s/></text:span><text:span text:style-name="T14_109">TRAUT</text:span><text:span text:style-name="T14_110"><text:s/></text:span><text:span text:style-name="T14_111">EVXKEEVE</text:span><text:span text:style-name="T14_112"><text:s/></text:span><text:span text:style-name="T14_113">T</text:span><text:span text:style-name="T14_114"><text:s/></text:span><text:span text:style-name="T14_115">IKSKZKAKQ</text:span><text:span text:style-name="T14_116"><text:s/></text:span><text:span text:style-name="T14_117">FJTAUK</text:span><text:span text:style-name="T14_118"><text:s/></text:span><text:span text:style-name="T14_119">JST</text:span><text:span text:style-name="T14_120"><text:s/></text:span><text:span text:style-name="T14_121">JARUTUV</text:span><text:span text:style-name="T14_122"><text:s/></text:span><text:span text:style-name="T14_123">UV</text:span><text:span text:style-name="T14_124"><text:s/></text:span><text:span text:style-name="T14_125">GVYGK</text:span><text:span text:style-name="T14_126"><text:s/></text:span><text:span text:style-name="T14_127">MKUV</text:span><text:span text:style-name="T14_128"><text:s/></text:span><text:span text:style-name="T14_129">STMVTUT</text:span><text:span text:style-name="T14_130"><text:s/></text:span><text:span text:style-name="T14_131">VS</text:span><text:span text:style-name="T14_132"><text:s/></text:span><text:span text:style-name="T14_133">STRQ</text:span><text:span text:style-name="T14_134"><text:s/></text:span><text:span text:style-name="T14_135">FJV</text:span><text:span text:style-name="T14_136"><text:s/></text:span><text:span text:style-name="T14_137">JST</text:span><text:span text:style-name="T14_138"><text:s/></text:span><text:span text:style-name="T14_139">MKQQRBRPRUTUV</text:span><text:span text:style-name="T14_140"><text:s/></text:span><text:span text:style-name="T14_141">URQGRAGT</text:span><text:span text:style-name="T14_142">.</text:span></text:p>
      <text:p text:style-name="P15"/>
      <text:p text:style-name="P16"><text:span text:style-name="T16_1">T</text:span><text:span text:style-name="T16_2"><text:s/></text:span><text:span text:style-name="T16_3">TATPRQV</text:span><text:span text:style-name="T16_4"><text:s/></text:span><text:span text:style-name="T16_5">UV</text:span><text:span text:style-name="T16_6"><text:s/></text:span><text:span text:style-name="T16_7">ZEVFJVAXRT</text:span><text:span text:style-name="T16_8"><text:s/></text:span><text:span text:style-name="T16_9">ZKR</text:span><text:span text:style-name="T16_10"><text:s/></text:span><text:span text:style-name="T16_11">T</text:span><text:span text:style-name="T16_12"><text:s/></text:span><text:span text:style-name="T16_13">ZVEETSVAGT</text:span><text:span text:style-name="T16_14"><text:s/></text:span><text:span text:style-name="T16_15">BTQRXT</text:span><text:span text:style-name="T16_16"><text:s/></text:span><text:span text:style-name="T16_17">MTET</text:span><text:span text:style-name="T16_18"><text:s/></text:span><text:span text:style-name="T16_19">FJVBETE</text:span><text:span text:style-name="T16_20"><text:s/></text:span><text:span text:style-name="T16_21">XRZETQ</text:span><text:span text:style-name="T16_22"><text:s/></text:span><text:span text:style-name="T16_23">XPTQQRXTQ</text:span><text:span text:style-name="T16_24">.<text:s/></text:span><text:span text:style-name="T16_25">VS</text:span><text:span text:style-name="T16_26"><text:s/></text:span><text:span text:style-name="T16_27">PRAOJTQ</text:span><text:span text:style-name="T16_28"><text:s/></text:span><text:span text:style-name="T16_29">ATGJETRQ</text:span><text:span text:style-name="T16_30">,<text:s/></text:span><text:span text:style-name="T16_31">UVGVESRATUTQ</text:span><text:span text:style-name="T16_32"><text:s/></text:span><text:span text:style-name="T16_33">PVGETQ</text:span><text:span text:style-name="T16_34"><text:s/></text:span><text:span text:style-name="T16_35">UK</text:span><text:span text:style-name="T16_36"><text:s/></text:span><text:span text:style-name="T16_37">TPZTBVGK</text:span><text:span text:style-name="T16_38"><text:s/></text:span><text:span text:style-name="T16_39">TMTEVXVS</text:span><text:span text:style-name="T16_40"><text:s/></text:span><text:span text:style-name="T16_41">STRQ</text:span><text:span text:style-name="T16_42"><text:s/></text:span><text:span text:style-name="T16_43">ZEVFJVAGVSVAGV</text:span><text:span text:style-name="T16_44"><text:s/></text:span><text:span text:style-name="T16_45">UK</text:span><text:span text:style-name="T16_46"><text:s/></text:span><text:span text:style-name="T16_47">FJV</text:span><text:span text:style-name="T16_48"><text:s/></text:span><text:span text:style-name="T16_49">KJGETQ</text:span><text:span text:style-name="T16_50">.<text:s/></text:span><text:span text:style-name="T16_51">MKE</text:span><text:span text:style-name="T16_52"><text:s/></text:span><text:span text:style-name="T16_53">VYVSMPK</text:span><text:span text:style-name="T16_54">,<text:s/></text:span><text:span text:style-name="T16_55">AJST</text:span><text:span text:style-name="T16_56"><text:s/></text:span><text:span text:style-name="T16_57">XRZET</text:span><text:span text:style-name="T16_58"><text:s/></text:span><text:span text:style-name="T16_59">QRSMPVQ</text:span><text:span text:style-name="T16_60"><text:s/></text:span><text:span text:style-name="T16_61">UV</text:span><text:span text:style-name="T16_62"><text:s/></text:span><text:span text:style-name="T16_63">QJBQGRGJRXTK</text:span><text:span text:style-name="T16_64"><text:s/>(</text:span><text:span text:style-name="T16_65">VS</text:span><text:span text:style-name="T16_66"><text:s/></text:span><text:span text:style-name="T16_67">FJV</text:span><text:span text:style-name="T16_68"><text:s/></text:span><text:span text:style-name="T16_69">XTUT</text:span><text:span text:style-name="T16_70"><text:s/></text:span><text:span text:style-name="T16_71">PVGET</text:span><text:span text:style-name="T16_72"><text:s/></text:span><text:span text:style-name="T16_73">V</text:span><text:span text:style-name="T16_74"><text:s/></text:span><text:span text:style-name="T16_75">QJBQGRGJRUT</text:span><text:span text:style-name="T16_76"><text:s/></text:span><text:span text:style-name="T16_77">QRSMPVQSVAGV</text:span><text:span text:style-name="T16_78"><text:s/></text:span><text:span text:style-name="T16_79">MKE</text:span><text:span text:style-name="T16_80"><text:s/></text:span><text:span text:style-name="T16_81">KJGET</text:span><text:span text:style-name="T16_82">),<text:s/></text:span><text:span text:style-name="T16_83">T</text:span><text:span text:style-name="T16_84"><text:s/></text:span><text:span text:style-name="T16_85">PVGET</text:span><text:span text:style-name="T16_86"><text:s/></text:span><text:span text:style-name="T16_87">STRQ</text:span><text:span text:style-name="T16_88"><text:s/></text:span><text:span text:style-name="T16_89">ZEVFJVAGV</text:span><text:span text:style-name="T16_90"><text:s/></text:span><text:span text:style-name="T16_91">AJST</text:span><text:span text:style-name="T16_92"><text:s/></text:span><text:span text:style-name="T16_93">SVAQTOVS</text:span><text:span text:style-name="T16_94"><text:s/></text:span><text:span text:style-name="T16_95">XRZETUT</text:span><text:span text:style-name="T16_96"><text:s/></text:span><text:span text:style-name="T16_97">UV</text:span><text:span text:style-name="T16_98"><text:s/></text:span><text:span text:style-name="T16_99">JS</text:span><text:span text:style-name="T16_100"><text:s/></text:span><text:span text:style-name="T16_101">GVYGK</text:span><text:span text:style-name="T16_102"><text:s/></text:span><text:span text:style-name="T16_103">VS</text:span><text:span text:style-name="T16_104"><text:s/></text:span><text:span text:style-name="T16_105">MKEGJOJVQ</text:span><text:span text:style-name="T16_106"><text:s/></text:span><text:span text:style-name="T16_107">QVERT</text:span><text:span text:style-name="T16_108"><text:s/></text:span><text:span text:style-name="T16_109">T</text:span><text:span text:style-name="T16_110"><text:s/></text:span><text:span text:style-name="T16_111">FJV</text:span><text:span text:style-name="T16_112"><text:s/></text:span><text:span text:style-name="T16_113">EVMEVQVAGT</text:span><text:span text:style-name="T16_114"><text:s/></text:span><text:span text:style-name="T16_115">T</text:span><text:span text:style-name="T16_116"><text:s/></text:span><text:span text:style-name="T16_117">PVGET</text:span><text:span text:style-name="T16_118"><text:s/>"</text:span><text:span text:style-name="T16_119">T</text:span><text:span text:style-name="T16_120">".</text:span></text:p>
      <text:p text:style-name="P17"/>
      <text:p text:style-name="P18"><text:span text:style-name="T18_1">T</text:span><text:span text:style-name="T18_2"><text:s/></text:span><text:span text:style-name="T18_3">XERMGKOETZRT</text:span><text:span text:style-name="T18_4"><text:s/></text:span><text:span text:style-name="T18_5">SKUVEAT</text:span><text:span text:style-name="T18_6"><text:s/></text:span><text:span text:style-name="T18_7">GKEAKJ</text:span><text:span text:style-name="T18_8"><text:s/></text:span><text:span text:style-name="T18_9">SJRGK</text:span><text:span text:style-name="T18_10"><text:s/></text:span><text:span text:style-name="T18_11">STRQ</text:span><text:span text:style-name="T18_12"><text:s/></text:span><text:span text:style-name="T18_13">XKSMPVYT</text:span><text:span text:style-name="T18_14"><text:s/></text:span><text:span text:style-name="T18_15">T</text:span><text:span text:style-name="T18_16"><text:s/></text:span><text:span text:style-name="T18_17">XERMGKTATPRQV</text:span><text:span text:style-name="T18_18"><text:s/></text:span><text:span text:style-name="T18_19">UK</text:span><text:span text:style-name="T18_20"><text:s/></text:span><text:span text:style-name="T18_21">FJV</text:span><text:span text:style-name="T18_22"><text:s/></text:span><text:span text:style-name="T18_23">KQ</text:span><text:span text:style-name="T18_24"><text:s/></text:span><text:span text:style-name="T18_25">QRQGVSTQ</text:span><text:span text:style-name="T18_26"><text:s/>"</text:span><text:span text:style-name="T18_27">MTMVP</text:span><text:span text:style-name="T18_28">-</text:span><text:span text:style-name="T18_29">V</text:span><text:span text:style-name="T18_30">-</text:span><text:span text:style-name="T18_31">XTAVGT</text:span><text:span text:style-name="T18_32">"<text:s/></text:span><text:span text:style-name="T18_33">UK</text:span><text:span text:style-name="T18_34"><text:s/></text:span><text:span text:style-name="T18_35">MTQQTUK</text:span><text:span text:style-name="T18_36">,<text:s/></text:span><text:span text:style-name="T18_37">V</text:span><text:span text:style-name="T18_38"><text:s/></text:span><text:span text:style-name="T18_39">MTEVXV</text:span><text:span text:style-name="T18_40"><text:s/></text:span><text:span text:style-name="T18_41">TOKET</text:span><text:span text:style-name="T18_42"><text:s/></text:span><text:span text:style-name="T18_43">QVE</text:span><text:span text:style-name="T18_44"><text:s/></text:span><text:span text:style-name="T18_45">QJMVERKE</text:span><text:span text:style-name="T18_46"><text:s/></text:span><text:span text:style-name="T18_47">T</text:span><text:span text:style-name="T18_48"><text:s/></text:span><text:span text:style-name="T18_49">XERMGKTATPRQV</text:span><text:span text:style-name="T18_50">.<text:s/></text:span><text:span text:style-name="T18_51">QVOJAUK</text:span><text:span text:style-name="T18_52"><text:s/></text:span><text:span text:style-name="T18_53">K</text:span><text:span text:style-name="T18_54"><text:s/></text:span><text:span text:style-name="T18_55">IRQGKERTUKE</text:span><text:span text:style-name="T18_56"><text:s/></text:span><text:span text:style-name="T18_57">UTWRU</text:span><text:span text:style-name="T18_58"><text:s/></text:span><text:span text:style-name="T18_59">CTIA</text:span><text:span text:style-name="T18_60">,<text:s/>"</text:span><text:span text:style-name="T18_61">SJRGKQ</text:span><text:span text:style-name="T18_62"><text:s/></text:span><text:span text:style-name="T18_63">QTK</text:span><text:span text:style-name="T18_64"><text:s/></text:span><text:span text:style-name="T18_65">KQ</text:span><text:span text:style-name="T18_66"><text:s/></text:span><text:span text:style-name="T18_67">XERMGKQQRQGVSTQ</text:span><text:span text:style-name="T18_68"><text:s/></text:span><text:span text:style-name="T18_69">KZVEVXRUKQ</text:span><text:span text:style-name="T18_70"><text:s/></text:span><text:span text:style-name="T18_71">MVPTQ</text:span><text:span text:style-name="T18_72"><text:s/></text:span><text:span text:style-name="T18_73">XVAGVATQ</text:span><text:span text:style-name="T18_74"><text:s/></text:span><text:span text:style-name="T18_75">UKQ</text:span><text:span text:style-name="T18_76"><text:s/></text:span><text:span text:style-name="T18_77">WVAUVUKEVQ</text:span><text:span text:style-name="T18_78"><text:s/></text:span><text:span text:style-name="T18_79">XKSVEXRTRQ</text:span><text:span text:style-name="T18_80"><text:s/></text:span><text:span text:style-name="T18_81">TGJTRQ</text:span><text:span text:style-name="T18_82"><text:s/></text:span><text:span text:style-name="T18_83">FJV</text:span><text:span text:style-name="T18_84"><text:s/></text:span><text:span text:style-name="T18_85">ATK</text:span><text:span text:style-name="T18_86"><text:s/></text:span><text:span text:style-name="T18_87">MKUVS</text:span><text:span text:style-name="T18_88"><text:s/></text:span><text:span text:style-name="T18_89">QVE</text:span><text:span text:style-name="T18_90"><text:s/></text:span><text:span text:style-name="T18_91">FJVBETUKQ</text:span><text:span text:style-name="T18_92"><text:s/></text:span><text:span text:style-name="T18_93">MKE</text:span><text:span text:style-name="T18_94"><text:s/></text:span><text:span text:style-name="T18_95">FJTPFJVE</text:span><text:span text:style-name="T18_96"><text:s/></text:span><text:span text:style-name="T18_97">SVGKUK</text:span><text:span text:style-name="T18_98"><text:s/></text:span><text:span text:style-name="T18_99">XKAIVXRUK</text:span><text:span text:style-name="T18_100"><text:s/></text:span><text:span text:style-name="T18_101">UT</text:span><text:span text:style-name="T18_102"><text:s/></text:span><text:span text:style-name="T18_103">XERMGKTATPRQV</text:span><text:span text:style-name="T18_104">".<text:s/></text:span></text:p>
      <text:p text:style-name="P19"/>
      <text:p text:style-name="P20"><text:span text:style-name="T20_1">CTIA</text:span><text:span text:style-name="T20_2"><text:s/></text:span><text:span text:style-name="T20_3">MKUV</text:span><text:span text:style-name="T20_4"><text:s/></text:span><text:span text:style-name="T20_5">GVE</text:span><text:span text:style-name="T20_6"><text:s/></text:span><text:span text:style-name="T20_7">QRUK</text:span><text:span text:style-name="T20_8"><text:s/></text:span><text:span text:style-name="T20_9">MEVSTGJEK</text:span><text:span text:style-name="T20_10"><text:s/></text:span><text:span text:style-name="T20_11">VS</text:span><text:span text:style-name="T20_12"><text:s/></text:span><text:span text:style-name="T20_13">QJT</text:span><text:span text:style-name="T20_14"><text:s/></text:span><text:span text:style-name="T20_15">TATPRQV</text:span><text:span text:style-name="T20_16">.<text:s/></text:span><text:span text:style-name="T20_17">TQ</text:span><text:span text:style-name="T20_18"><text:s/></text:span><text:span text:style-name="T20_19">XRZETQ</text:span><text:span text:style-name="T20_20"><text:s/></text:span><text:span text:style-name="T20_21">ZETXTQ</text:span><text:span text:style-name="T20_22"><text:s/></text:span><text:span text:style-name="T20_23">ATK</text:span><text:span text:style-name="T20_24"><text:s/></text:span><text:span text:style-name="T20_25">ZKETS</text:span><text:span text:style-name="T20_26"><text:s/></text:span><text:span text:style-name="T20_27">VYGRAGTQ</text:span><text:span text:style-name="T20_28">,<text:s/></text:span><text:span text:style-name="T20_29">V</text:span><text:span text:style-name="T20_30"><text:s/></text:span><text:span text:style-name="T20_31">KQ</text:span><text:span text:style-name="T20_32"><text:s/></text:span><text:span text:style-name="T20_33">SVGKUKQ</text:span><text:span text:style-name="T20_34"><text:s/></text:span><text:span text:style-name="T20_35">XERMGTATPRGRXKQ</text:span><text:span text:style-name="T20_36"><text:s/></text:span><text:span text:style-name="T20_37">VSMEVOTUKQ</text:span><text:span text:style-name="T20_38"><text:s/></text:span><text:span text:style-name="T20_39">MKE</text:span><text:span text:style-name="T20_40"><text:s/></text:span><text:span text:style-name="T20_41">TOVAXRTQ</text:span><text:span text:style-name="T20_42"><text:s/></text:span><text:span text:style-name="T20_43">UV</text:span><text:span text:style-name="T20_44"><text:s/></text:span><text:span text:style-name="T20_45">RAGVPROVAXRT</text:span><text:span text:style-name="T20_46"><text:s/></text:span><text:span text:style-name="T20_47">MVESTAVXVS</text:span><text:span text:style-name="T20_48"><text:s/></text:span><text:span text:style-name="T20_49">ATK</text:span><text:span text:style-name="T20_50"><text:s/></text:span><text:span text:style-name="T20_51">MJBPRXTUKQ</text:span><text:span text:style-name="T20_52">.<text:s/></text:span><text:span text:style-name="T20_53">AT</text:span><text:span text:style-name="T20_54"><text:s/></text:span><text:span text:style-name="T20_55">TXTUVSRT</text:span><text:span text:style-name="T20_56">,<text:s/></text:span><text:span text:style-name="T20_57">MEKLVGKQ</text:span><text:span text:style-name="T20_58"><text:s/></text:span><text:span text:style-name="T20_59">AKWKQ</text:span><text:span text:style-name="T20_60"><text:s/></text:span><text:span text:style-name="T20_61">QTK</text:span><text:span text:style-name="T20_62"><text:s/></text:span><text:span text:style-name="T20_63">TMEVQVAGTUKQ</text:span><text:span text:style-name="T20_64"><text:s/></text:span><text:span text:style-name="T20_65">EVOJPTESVAGV</text:span><text:span text:style-name="T20_66">,<text:s/></text:span><text:span text:style-name="T20_67">V</text:span><text:span text:style-name="T20_68"><text:s/></text:span><text:span text:style-name="T20_69">GTSBVS</text:span><text:span text:style-name="T20_70"><text:s/></text:span><text:span text:style-name="T20_71">FJVBETUKQ</text:span><text:span text:style-name="T20_72"><text:s/></text:span><text:span text:style-name="T20_73">ZEVFJVAGVSVAGV</text:span><text:span text:style-name="T20_74">.<text:s/></text:span><text:span text:style-name="T20_75">AT</text:span><text:span text:style-name="T20_76"><text:s/></text:span><text:span text:style-name="T20_77">RAUJQGERT</text:span><text:span text:style-name="T20_78">,<text:s/></text:span><text:span text:style-name="T20_79">GTSBVS</text:span><text:span text:style-name="T20_80">,<text:s/></text:span><text:span text:style-name="T20_81">XRZETQ</text:span><text:span text:style-name="T20_82"><text:s/></text:span><text:span text:style-name="T20_83">ATK</text:span><text:span text:style-name="T20_84"><text:s/></text:span><text:span text:style-name="T20_85">QTK</text:span><text:span text:style-name="T20_86"><text:s/></text:span><text:span text:style-name="T20_87">PRWEVQ</text:span><text:span text:style-name="T20_88"><text:s/></text:span><text:span text:style-name="T20_89">UV</text:span><text:span text:style-name="T20_90"><text:s/></text:span><text:span text:style-name="T20_91">ZTPITQ</text:span><text:span text:style-name="T20_92">:<text:s/></text:span><text:span text:style-name="T20_93">MKE</text:span><text:span text:style-name="T20_94"><text:s/></text:span><text:span text:style-name="T20_95">VYVSMPK</text:span><text:span text:style-name="T20_96">,<text:s/></text:span><text:span text:style-name="T20_97">KQ</text:span><text:span text:style-name="T20_98"><text:s/></text:span><text:span text:style-name="T20_99">TPOKERGSKQ</text:span><text:span text:style-name="T20_100"><text:s/></text:span><text:span text:style-name="T20_101">JQTUKQ</text:span><text:span text:style-name="T20_102"><text:s/></text:span><text:span text:style-name="T20_103">AT</text:span><text:span text:style-name="T20_104"><text:s/></text:span><text:span text:style-name="T20_105">GVXAKPKORT</text:span><text:span text:style-name="T20_106"><text:s/></text:span><text:span text:style-name="T20_107">UV</text:span><text:span text:style-name="T20_108"><text:s/></text:span><text:span text:style-name="T20_109">GVPVZKAV</text:span><text:span text:style-name="T20_110"><text:s/></text:span><text:span text:style-name="T20_111">XVPJPTE</text:span><text:span text:style-name="T20_112"><text:s/></text:span><text:span text:style-name="T20_113">MKUVS</text:span><text:span text:style-name="T20_114"><text:s/></text:span><text:span text:style-name="T20_115">QVE</text:span><text:span text:style-name="T20_116"><text:s/></text:span><text:span text:style-name="T20_117">FJVBETUKQ</text:span><text:span text:style-name="T20_118"><text:s/></text:span><text:span text:style-name="T20_119">VS</text:span><text:span text:style-name="T20_120"><text:s/></text:span><text:span text:style-name="T20_121">IKETQ</text:span><text:span text:style-name="T20_122"><text:s/></text:span><text:span text:style-name="T20_123">KJ</text:span><text:span text:style-name="T20_124"><text:s/></text:span><text:span text:style-name="T20_125">SRAJGKQ</text:span><text:span text:style-name="T20_126">.<text:s/></text:span><text:span text:style-name="T20_127">K</text:span><text:span text:style-name="T20_128"><text:s/></text:span><text:span text:style-name="T20_129">MEKGKXKPK</text:span><text:span text:style-name="T20_130"><text:s/></text:span><text:span text:style-name="T20_131">NREVU</text:span><text:span text:style-name="T20_132"><text:s/></text:span><text:span text:style-name="T20_133">VFJRWTPVAG</text:span><text:span text:style-name="T20_134"><text:s/></text:span><text:span text:style-name="T20_135">MERWTXD</text:span><text:span text:style-name="T20_136"><text:s/>(</text:span><text:span text:style-name="T20_137">NVM</text:span><text:span text:style-name="T20_138">),<text:s/></text:span><text:span text:style-name="T20_139">JQTUK</text:span><text:span text:style-name="T20_140"><text:s/></text:span><text:span text:style-name="T20_141">MTET</text:span><text:span text:style-name="T20_142"><text:s/></text:span><text:span text:style-name="T20_143">T</text:span><text:span text:style-name="T20_144"><text:s/></text:span><text:span text:style-name="T20_145">QVOJETAXT</text:span><text:span text:style-name="T20_146"><text:s/></text:span><text:span text:style-name="T20_147">UV</text:span><text:span text:style-name="T20_148"><text:s/></text:span><text:span text:style-name="T20_149">EVUVQ</text:span><text:span text:style-name="T20_150"><text:s/></text:span><text:span text:style-name="T20_151">NR</text:span><text:span text:style-name="T20_152">-</text:span><text:span text:style-name="T20_153">ZR</text:span><text:span text:style-name="T20_154">,<text:s/></text:span><text:span text:style-name="T20_155">ZKR</text:span><text:span text:style-name="T20_156"><text:s/></text:span><text:span text:style-name="T20_157">FJVBETUK</text:span><text:span text:style-name="T20_158"><text:s/></text:span><text:span text:style-name="T20_159">MKE</text:span><text:span text:style-name="T20_160"><text:s/></text:span><text:span text:style-name="T20_161">JS</text:span><text:span text:style-name="T20_162"><text:s/></text:span><text:span text:style-name="T20_163">TGTFJV</text:span><text:span text:style-name="T20_164"><text:s/></text:span><text:span text:style-name="T20_165">METGRXK</text:span><text:span text:style-name="T20_166"><text:s/></text:span><text:span text:style-name="T20_167">UV</text:span><text:span text:style-name="T20_168"><text:s/></text:span><text:span text:style-name="T20_169">XITWV</text:span><text:span text:style-name="T20_170"><text:s/></text:span><text:span text:style-name="T20_171">EVPTXRKATUT</text:span><text:span text:style-name="T20_172">.<text:s/></text:span><text:span text:style-name="T20_173">VQQT</text:span><text:span text:style-name="T20_174"><text:s/></text:span><text:span text:style-name="T20_175">ZETFJVHT</text:span><text:span text:style-name="T20_176"><text:s/></text:span><text:span text:style-name="T20_177">ATK</text:span><text:span text:style-name="T20_178"><text:s/></text:span><text:span text:style-name="T20_179">VET</text:span><text:span text:style-name="T20_180"><text:s/></text:span><text:span text:style-name="T20_181">EVTPSVAGV</text:span><text:span text:style-name="T20_182"><text:s/></text:span><text:span text:style-name="T20_183">UK</text:span><text:span text:style-name="T20_184"><text:s/></text:span><text:span text:style-name="T20_185">TPOKERGSK</text:span><text:span text:style-name="T20_186"><text:s/></text:span><text:span text:style-name="T20_187">VS</text:span><text:span text:style-name="T20_188"><text:s/></text:span><text:span text:style-name="T20_189">QR</text:span><text:span text:style-name="T20_190">,<text:s/></text:span><text:span text:style-name="T20_191">STQ</text:span><text:span text:style-name="T20_192"><text:s/></text:span><text:span text:style-name="T20_193">MERAXRMTPSVAGV</text:span><text:span text:style-name="T20_194"><text:s/></text:span><text:span text:style-name="T20_195">UVWRUK</text:span><text:span text:style-name="T20_196"><text:s/></text:span><text:span text:style-name="T20_197">TK</text:span><text:span text:style-name="T20_198"><text:s/></text:span><text:span text:style-name="T20_199">QVJ</text:span><text:span text:style-name="T20_200"><text:s/></text:span><text:span text:style-name="T20_201">JQK</text:span><text:span text:style-name="T20_202"><text:s/></text:span><text:span text:style-name="T20_203">RSMEKMERK</text:span><text:span text:style-name="T20_204"><text:s/></text:span><text:span text:style-name="T20_205">UVAGEK</text:span><text:span text:style-name="T20_206"><text:s/></text:span><text:span text:style-name="T20_207">UK</text:span><text:span text:style-name="T20_208"><text:s/></text:span><text:span text:style-name="T20_209">MEKGKXKPK</text:span><text:span text:style-name="T20_210">,<text:s/></text:span><text:span text:style-name="T20_211">UV</text:span><text:span text:style-name="T20_212"><text:s/></text:span><text:span text:style-name="T20_213">SKUK</text:span><text:span text:style-name="T20_214"><text:s/></text:span><text:span text:style-name="T20_215">T</text:span><text:span text:style-name="T20_216"><text:s/></text:span><text:span text:style-name="T20_217">XKSMEKSVGVE</text:span><text:span text:style-name="T20_218"><text:s/></text:span><text:span text:style-name="T20_219">QJT</text:span><text:span text:style-name="T20_220"><text:s/></text:span><text:span text:style-name="T20_221">ZKEXT</text:span><text:span text:style-name="T20_222">.</text:span></text:p>
      <text:p text:style-name="P21"/>
      <text:p text:style-name="P22"><text:span text:style-name="T22_1">QV</text:span><text:span text:style-name="T22_2"><text:s/></text:span><text:span text:style-name="T22_3">WKXV</text:span><text:span text:style-name="T22_4"><text:s/></text:span><text:span text:style-name="T22_5">UVXRZEKJ</text:span><text:span text:style-name="T22_6"><text:s/></text:span><text:span text:style-name="T22_7">K</text:span><text:span text:style-name="T22_8"><text:s/></text:span><text:span text:style-name="T22_9">GVYGK</text:span><text:span text:style-name="T22_10"><text:s/></text:span><text:span text:style-name="T22_11">XKS</text:span><text:span text:style-name="T22_12"><text:s/></text:span><text:span text:style-name="T22_13">QJXVQQK</text:span><text:span text:style-name="T22_14">,<text:s/></text:span><text:span text:style-name="T22_15">QTRBT</text:span><text:span text:style-name="T22_16"><text:s/></text:span><text:span text:style-name="T22_17">VAGTK</text:span><text:span text:style-name="T22_18"><text:s/></text:span><text:span text:style-name="T22_19">FJV</text:span><text:span text:style-name="T22_20"><text:s/></text:span><text:span text:style-name="T22_21">K</text:span><text:span text:style-name="T22_22"><text:s/></text:span><text:span text:style-name="T22_23">GVEXVREK</text:span><text:span text:style-name="T22_24"><text:s/></text:span><text:span text:style-name="T22_25">UVQTZRK</text:span><text:span text:style-name="T22_26"><text:s/></text:span><text:span text:style-name="T22_27">QVET</text:span><text:span text:style-name="T22_28"><text:s/></text:span><text:span text:style-name="T22_29">VQXERGK</text:span><text:span text:style-name="T22_30"><text:s/></text:span><text:span text:style-name="T22_31">VS</text:span><text:span text:style-name="T22_32"><text:s/></text:span><text:span text:style-name="T22_33">RAOPVQ</text:span><text:span text:style-name="T22_34"><text:s/></text:span><text:span text:style-name="T22_35">V</text:span><text:span text:style-name="T22_36"><text:s/></text:span><text:span text:style-name="T22_37">FJV</text:span><text:span text:style-name="T22_38"><text:s/></text:span><text:span text:style-name="T22_39">XKAGVS</text:span><text:span text:style-name="T22_40"><text:s/></text:span><text:span text:style-name="T22_41">T</text:span><text:span text:style-name="T22_42"><text:s/></text:span><text:span text:style-name="T22_43">MTPTWET</text:span><text:span text:style-name="T22_44"><text:s/></text:span><text:span text:style-name="T22_45">XEDMGKOETMID</text:span><text:span text:style-name="T22_46">.</text:span></text:p>
      <text:p text:style-name="P23"/>
      <text:p text:style-name="P24"/>
      <text:p text:style-name="P25"><text:span text:style-name="T25_1">WEXAYQFHEEJSVUAHWQYMYRTGUR</text:span></text:p>
      <text:p text:style-name="P26"/>
      <text:p text:style-name="P27"/>
      <text:p text:style-name="P28"><text:span text:style-name="T28_1">Texto</text:span><text:span text:style-name="T28_2"><text:s/></text:span><text:span text:style-name="T28_3">Decifrado</text:span><text:span text:style-name="T28_4">:</text:span></text:p>
      <text:p text:style-name="P29"><text:span text:style-name="T29_1">em</text:span><text:span text:style-name="T29_2"><text:s/></text:span><text:span text:style-name="T29_3">criptografia</text:span><text:span text:style-name="T29_4">,<text:s/></text:span><text:span text:style-name="T29_5">uma</text:span><text:span text:style-name="T29_6"><text:s/></text:span><text:span text:style-name="T29_7">cifra</text:span><text:span text:style-name="T29_8"><text:s/></text:span><text:span text:style-name="T29_9">de</text:span><text:span text:style-name="T29_10"><text:s/></text:span><text:span text:style-name="T29_11">substituicao</text:span><text:span text:style-name="T29_12"><text:s/></text:span><text:span text:style-name="T29_13">e</text:span><text:span text:style-name="T29_14"><text:s/></text:span><text:span text:style-name="T29_15">um</text:span><text:span text:style-name="T29_16"><text:s/></text:span><text:span text:style-name="T29_17">metodo</text:span><text:span text:style-name="T29_18"><text:s/></text:span><text:span text:style-name="T29_19">de</text:span><text:span text:style-name="T29_20"><text:s/></text:span><text:span text:style-name="T29_21">criptografia</text:span><text:span text:style-name="T29_22"><text:s/></text:span><text:span text:style-name="T29_23">que</text:span><text:span text:style-name="T29_24"><text:s/></text:span><text:span text:style-name="T29_25">opera</text:span><text:span text:style-name="T29_26"><text:s/></text:span><text:span text:style-name="T29_27">de</text:span><text:span text:style-name="T29_28"><text:s/></text:span><text:span text:style-name="T29_29">acordo</text:span><text:span text:style-name="T29_30"><text:s/></text:span><text:span text:style-name="T29_31">com</text:span><text:span text:style-name="T29_32"><text:s/></text:span><text:span text:style-name="T29_33">um</text:span><text:span text:style-name="T29_34"><text:s/></text:span><text:span text:style-name="T29_35">sistema</text:span><text:span text:style-name="T29_36"><text:s/></text:span><text:span text:style-name="T29_37">pre</text:span><text:span text:style-name="T29_38">-</text:span><text:span text:style-name="T29_39">definido</text:span><text:span text:style-name="T29_40"><text:s/></text:span><text:span text:style-name="T29_41">de</text:span><text:span text:style-name="T29_42"><text:s/></text:span><text:span text:style-name="T29_43">substituicao</text:span><text:span text:style-name="T29_44">.<text:s/></text:span><text:span text:style-name="T29_45">para</text:span><text:span text:style-name="T29_46"><text:s/></text:span><text:span text:style-name="T29_47">criptografar</text:span><text:span text:style-name="T29_48"><text:s/></text:span><text:span text:style-name="T29_49">uma</text:span><text:span text:style-name="T29_50"><text:s/></text:span><text:span text:style-name="T29_51">mensagem</text:span><text:span text:style-name="T29_52">,<text:s/></text:span><text:span text:style-name="T29_53">unidades</text:span><text:span text:style-name="T29_54"><text:s/></text:span><text:span text:style-name="T29_55">do</text:span><text:span text:style-name="T29_56"><text:s/></text:span><text:span text:style-name="T29_57">texto</text:span><text:span text:style-name="T29_58"><text:s/>-<text:s/></text:span><text:span text:style-name="T29_59">que</text:span><text:span text:style-name="T29_60"><text:s/></text:span><text:span text:style-name="T29_61">podem</text:span><text:span text:style-name="T29_62"><text:s/></text:span><text:span text:style-name="T29_63">ser</text:span><text:span text:style-name="T29_64"><text:s/></text:span><text:span text:style-name="T29_65">letras</text:span><text:span text:style-name="T29_66"><text:s/></text:span><text:span text:style-name="T29_67">isoladas</text:span><text:span text:style-name="T29_68">,<text:s/></text:span><text:span text:style-name="T29_69">pares</text:span><text:span text:style-name="T29_70"><text:s/></text:span><text:span text:style-name="T29_71">ou</text:span><text:span text:style-name="T29_72"><text:s/></text:span><text:span text:style-name="T29_73">outros</text:span><text:span text:style-name="T29_74"><text:s/></text:span><text:span text:style-name="T29_75">grupos</text:span><text:span text:style-name="T29_76"><text:s/></text:span><text:span text:style-name="T29_77">de</text:span><text:span text:style-name="T29_78"><text:s/></text:span><text:span text:style-name="T29_79">letras</text:span><text:span text:style-name="T29_80"><text:s/>-<text:s/></text:span><text:span text:style-name="T29_81">sao</text:span><text:span text:style-name="T29_82"><text:s/></text:span><text:span text:style-name="T29_83">substituidas</text:span><text:span text:style-name="T29_84"><text:s/></text:span><text:span text:style-name="T29_85">para</text:span><text:span text:style-name="T29_86"><text:s/></text:span><text:span text:style-name="T29_87">formar</text:span><text:span text:style-name="T29_88"><text:s/></text:span><text:span text:style-name="T29_89">a</text:span><text:span text:style-name="T29_90"><text:s/></text:span><text:span text:style-name="T29_91">cifra</text:span><text:span text:style-name="T29_92">.<text:s/></text:span><text:span text:style-name="T29_93">as</text:span><text:span text:style-name="T29_94"><text:s/></text:span><text:span text:style-name="T29_95">cifras</text:span><text:span text:style-name="T29_96"><text:s/></text:span><text:span text:style-name="T29_97">de</text:span><text:span text:style-name="T29_98"><text:s/></text:span><text:span text:style-name="T29_99">substituicao</text:span><text:span text:style-name="T29_100"><text:s/></text:span><text:span text:style-name="T29_101">sao</text:span><text:span text:style-name="T29_102"><text:s/></text:span><text:span text:style-name="T29_103">decifradas</text:span><text:span text:style-name="T29_104"><text:s/></text:span><text:span text:style-name="T29_105">pela</text:span><text:span text:style-name="T29_106"><text:s/></text:span><text:span text:style-name="T29_107">substituicao</text:span><text:span text:style-name="T29_108"><text:s/></text:span><text:span text:style-name="T29_109">inversa</text:span><text:span text:style-name="T29_110">.<text:s/></text:span><text:span text:style-name="T29_111">todavia</text:span><text:span text:style-name="T29_112">,<text:s/></text:span><text:span text:style-name="T29_113">se</text:span><text:span text:style-name="T29_114"><text:s/></text:span><text:span text:style-name="T29_115">a</text:span><text:span text:style-name="T29_116"><text:s/></text:span><text:span text:style-name="T29_117">unidade</text:span><text:span text:style-name="T29_118"><text:s/></text:span><text:span text:style-name="T29_119">de</text:span><text:span text:style-name="T29_120"><text:s/></text:span><text:span text:style-name="T29_121">substituicao</text:span><text:span text:style-name="T29_122"><text:s/></text:span><text:span text:style-name="T29_123">estiver</text:span><text:span text:style-name="T29_124"><text:s/></text:span><text:span text:style-name="T29_125">ao</text:span><text:span text:style-name="T29_126"><text:s/></text:span><text:span text:style-name="T29_127">nivel</text:span><text:span text:style-name="T29_128"><text:s/></text:span><text:span text:style-name="T29_129">de</text:span><text:span text:style-name="T29_130"><text:s/></text:span><text:span text:style-name="T29_131">palavras</text:span><text:span text:style-name="T29_132"><text:s/></text:span><text:span text:style-name="T29_133">inteiras</text:span><text:span text:style-name="T29_134"><text:s/></text:span><text:span text:style-name="T29_135">ou</text:span><text:span text:style-name="T29_136"><text:s/></text:span><text:span text:style-name="T29_137">frases</text:span><text:span text:style-name="T29_138">,<text:s/></text:span><text:span text:style-name="T29_139">o</text:span><text:span text:style-name="T29_140"><text:s/></text:span><text:span text:style-name="T29_141">sistema</text:span><text:span text:style-name="T29_142"><text:s/></text:span><text:span text:style-name="T29_143">e</text:span><text:span text:style-name="T29_144"><text:s/></text:span><text:span text:style-name="T29_145">habitualmente</text:span><text:span text:style-name="T29_146"><text:s/></text:span><text:span text:style-name="T29_147">dito</text:span><text:span text:style-name="T29_148"><text:s/></text:span><text:span text:style-name="T29_149">ser</text:span><text:span text:style-name="T29_150"><text:s/></text:span><text:span text:style-name="T29_151">um</text:span><text:span text:style-name="T29_152"><text:s/></text:span><text:span text:style-name="T29_153">codigo</text:span><text:span text:style-name="T29_154">,<text:s/></text:span><text:span text:style-name="T29_155">nao</text:span><text:span text:style-name="T29_156"><text:s/></text:span><text:span text:style-name="T29_157">uma</text:span><text:span text:style-name="T29_158"><text:s/></text:span><text:span text:style-name="T29_159">cifra</text:span><text:span text:style-name="T29_160">.</text:span></text:p>
      <text:p text:style-name="P30"/>
      <text:p text:style-name="P31"><text:span text:style-name="T31_1">existem</text:span><text:span text:style-name="T31_2"><text:s/></text:span><text:span text:style-name="T31_3">diversos</text:span><text:span text:style-name="T31_4"><text:s/></text:span><text:span text:style-name="T31_5">tipos</text:span><text:span text:style-name="T31_6"><text:s/></text:span><text:span text:style-name="T31_7">de</text:span><text:span text:style-name="T31_8"><text:s/></text:span><text:span text:style-name="T31_9">cifras</text:span><text:span text:style-name="T31_10"><text:s/></text:span><text:span text:style-name="T31_11">de</text:span><text:span text:style-name="T31_12"><text:s/></text:span><text:span text:style-name="T31_13">substituicao</text:span><text:span text:style-name="T31_14">.<text:s/></text:span><text:span text:style-name="T31_15">se</text:span><text:span text:style-name="T31_16"><text:s/></text:span><text:span text:style-name="T31_17">a</text:span><text:span text:style-name="T31_18"><text:s/></text:span><text:span text:style-name="T31_19">cifra</text:span><text:span text:style-name="T31_20"><text:s/></text:span><text:span text:style-name="T31_21">opera</text:span><text:span text:style-name="T31_22"><text:s/></text:span><text:span text:style-name="T31_23">com</text:span><text:span text:style-name="T31_24"><text:s/></text:span><text:span text:style-name="T31_25">letras</text:span><text:span text:style-name="T31_26"><text:s/></text:span><text:span text:style-name="T31_27">isoladas</text:span><text:span text:style-name="T31_28">,<text:s/></text:span><text:span text:style-name="T31_29">e</text:span><text:span text:style-name="T31_30"><text:s/></text:span><text:span text:style-name="T31_31">denominada</text:span><text:span text:style-name="T31_32"><text:s/></text:span><text:span text:style-name="T31_33">cifra</text:span><text:span text:style-name="T31_34"><text:s/></text:span><text:span text:style-name="T31_35">de</text:span><text:span text:style-name="T31_36"><text:s/></text:span><text:span text:style-name="T31_37">substituicao</text:span><text:span text:style-name="T31_38"><text:s/></text:span><text:span text:style-name="T31_39">simples</text:span><text:span text:style-name="T31_40">.<text:s/></text:span><text:span text:style-name="T31_41">se</text:span><text:span text:style-name="T31_42"><text:s/></text:span><text:span text:style-name="T31_43">opera</text:span><text:span text:style-name="T31_44"><text:s/></text:span><text:span text:style-name="T31_45">com</text:span><text:span text:style-name="T31_46"><text:s/></text:span><text:span text:style-name="T31_47">grupos</text:span><text:span text:style-name="T31_48"><text:s/></text:span><text:span text:style-name="T31_49">de</text:span><text:span text:style-name="T31_50"><text:s/></text:span><text:span text:style-name="T31_51">letras</text:span><text:span text:style-name="T31_52"><text:s/></text:span><text:span text:style-name="T31_53">chama</text:span><text:span text:style-name="T31_54">-</text:span><text:span text:style-name="T31_55">se</text:span><text:span text:style-name="T31_56"><text:s/></text:span><text:span text:style-name="T31_57">cifra</text:span><text:span text:style-name="T31_58"><text:s/></text:span><text:span text:style-name="T31_59">de</text:span><text:span text:style-name="T31_60"><text:s/></text:span><text:span text:style-name="T31_61">substituicao</text:span><text:span text:style-name="T31_62"><text:s/></text:span><text:span text:style-name="T31_63">poligrafica</text:span><text:span text:style-name="T31_64">.<text:s/></text:span><text:span text:style-name="T31_65">uma</text:span><text:span text:style-name="T31_66"><text:s/></text:span><text:span text:style-name="T31_67">cifra</text:span><text:span text:style-name="T31_68"><text:s/></text:span><text:span text:style-name="T31_69">monoalfabetica</text:span><text:span text:style-name="T31_70"><text:s/></text:span><text:span text:style-name="T31_71">usa</text:span><text:span text:style-name="T31_72"><text:s/></text:span><text:span text:style-name="T31_73">uma</text:span><text:span text:style-name="T31_74"><text:s/></text:span><text:span text:style-name="T31_75">so</text:span><text:span text:style-name="T31_76"><text:s/></text:span><text:span text:style-name="T31_77">substituicao</text:span><text:span text:style-name="T31_78"><text:s/></text:span><text:span text:style-name="T31_79">fixa</text:span><text:span text:style-name="T31_80"><text:s/></text:span><text:span text:style-name="T31_81">na</text:span><text:span text:style-name="T31_82"><text:s/></text:span><text:span text:style-name="T31_83">mensagem</text:span><text:span text:style-name="T31_84"><text:s/></text:span><text:span text:style-name="T31_85">inteira</text:span><text:span text:style-name="T31_86">,<text:s/></text:span><text:span text:style-name="T31_87">enquanto</text:span><text:span text:style-name="T31_88"><text:s/></text:span><text:span text:style-name="T31_89">uma</text:span><text:span text:style-name="T31_90"><text:s/></text:span><text:span text:style-name="T31_91">cifra</text:span><text:span text:style-name="T31_92"><text:s/></text:span><text:span text:style-name="T31_93">polialfabetica</text:span><text:span text:style-name="T31_94"><text:s/></text:span><text:span text:style-name="T31_95">usa</text:span><text:span text:style-name="T31_96"><text:s/></text:span><text:span text:style-name="T31_97">mais</text:span><text:span text:style-name="T31_98"><text:s/></text:span><text:span text:style-name="T31_99">que</text:span><text:span text:style-name="T31_100"><text:s/></text:span><text:span text:style-name="T31_101">uma</text:span><text:span text:style-name="T31_102">.<text:s/></text:span><text:span text:style-name="T31_103">uma</text:span><text:span text:style-name="T31_104"><text:s/></text:span><text:span text:style-name="T31_105">cifra</text:span><text:span text:style-name="T31_106"><text:s/></text:span><text:span text:style-name="T31_107">pode</text:span><text:span text:style-name="T31_108"><text:s/></text:span><text:span text:style-name="T31_109">ainda</text:span><text:span text:style-name="T31_110"><text:s/></text:span><text:span text:style-name="T31_111">recorrer</text:span><text:span text:style-name="T31_112"><text:s/></text:span><text:span text:style-name="T31_113">a</text:span><text:span text:style-name="T31_114"><text:s/></text:span><text:span text:style-name="T31_115">homofonos</text:span><text:span text:style-name="T31_116"><text:s/></text:span><text:span text:style-name="T31_117">quando</text:span><text:span text:style-name="T31_118"><text:s/></text:span><text:span text:style-name="T31_119">uma</text:span><text:span text:style-name="T31_120"><text:s/></text:span><text:span text:style-name="T31_121">unidade</text:span><text:span text:style-name="T31_122"><text:s/></text:span><text:span text:style-name="T31_123">de</text:span><text:span text:style-name="T31_124"><text:s/></text:span><text:span text:style-name="T31_125">texto</text:span><text:span text:style-name="T31_126"><text:s/></text:span><text:span text:style-name="T31_127">pode</text:span><text:span text:style-name="T31_128"><text:s/></text:span><text:span text:style-name="T31_129">mapeada</text:span><text:span text:style-name="T31_130"><text:s/></text:span><text:span text:style-name="T31_131">em</text:span><text:span text:style-name="T31_132"><text:s/></text:span><text:span text:style-name="T31_133">mais</text:span><text:span text:style-name="T31_134"><text:s/></text:span><text:span text:style-name="T31_135">que</text:span><text:span text:style-name="T31_136"><text:s/></text:span><text:span text:style-name="T31_137">uma</text:span><text:span text:style-name="T31_138"><text:s/></text:span><text:span text:style-name="T31_139">possibilidade</text:span><text:span text:style-name="T31_140"><text:s/></text:span><text:span text:style-name="T31_141">distinta</text:span><text:span text:style-name="T31_142">.</text:span></text:p>
      <text:p text:style-name="P32"/>
      <text:p text:style-name="P33"><text:span text:style-name="T33_1">a</text:span><text:span text:style-name="T33_2"><text:s/></text:span><text:span text:style-name="T33_3">analise</text:span><text:span text:style-name="T33_4"><text:s/></text:span><text:span text:style-name="T33_5">de</text:span><text:span text:style-name="T33_6"><text:s/></text:span><text:span text:style-name="T33_7">frequencia</text:span><text:span text:style-name="T33_8"><text:s/></text:span><text:span text:style-name="T33_9">foi</text:span><text:span text:style-name="T33_10"><text:s/></text:span><text:span text:style-name="T33_11">a</text:span><text:span text:style-name="T33_12"><text:s/></text:span><text:span text:style-name="T33_13">ferramenta</text:span><text:span text:style-name="T33_14"><text:s/></text:span><text:span text:style-name="T33_15">basica</text:span><text:span text:style-name="T33_16"><text:s/></text:span><text:span text:style-name="T33_17">para</text:span><text:span text:style-name="T33_18"><text:s/></text:span><text:span text:style-name="T33_19">quebrar</text:span><text:span text:style-name="T33_20"><text:s/></text:span><text:span text:style-name="T33_21">cifras</text:span><text:span text:style-name="T33_22"><text:s/></text:span><text:span text:style-name="T33_23">classicas</text:span><text:span text:style-name="T33_24">.<text:s/></text:span><text:span text:style-name="T33_25">em</text:span><text:span text:style-name="T33_26"><text:s/></text:span><text:span text:style-name="T33_27">linguas</text:span><text:span text:style-name="T33_28"><text:s/></text:span><text:span text:style-name="T33_29">naturais</text:span><text:span text:style-name="T33_30">,<text:s/></text:span><text:span text:style-name="T33_31">determinadas</text:span><text:span text:style-name="T33_32"><text:s/></text:span><text:span text:style-name="T33_33">letras</text:span><text:span text:style-name="T33_34"><text:s/></text:span><text:span text:style-name="T33_35">do</text:span><text:span text:style-name="T33_36"><text:s/></text:span><text:span text:style-name="T33_37">alfabeto</text:span><text:span text:style-name="T33_38"><text:s/></text:span><text:span text:style-name="T33_39">aparecem</text:span><text:span text:style-name="T33_40"><text:s/></text:span><text:span text:style-name="T33_41">mais</text:span><text:span text:style-name="T33_42"><text:s/></text:span><text:span text:style-name="T33_43">frequentemente</text:span><text:span text:style-name="T33_44"><text:s/></text:span><text:span text:style-name="T33_45">do</text:span><text:span text:style-name="T33_46"><text:s/></text:span><text:span text:style-name="T33_47">que</text:span><text:span text:style-name="T33_48"><text:s/></text:span><text:span text:style-name="T33_49">outras</text:span><text:span text:style-name="T33_50">.<text:s/></text:span><text:span text:style-name="T33_51">por</text:span><text:span text:style-name="T33_52"><text:s/></text:span><text:span text:style-name="T33_53">exemplo</text:span><text:span text:style-name="T33_54">,<text:s/></text:span><text:span text:style-name="T33_55">numa</text:span><text:span text:style-name="T33_56"><text:s/></text:span><text:span text:style-name="T33_57">cifra</text:span><text:span text:style-name="T33_58"><text:s/></text:span><text:span text:style-name="T33_59">simples</text:span><text:span text:style-name="T33_60"><text:s/></text:span><text:span text:style-name="T33_61">de</text:span><text:span text:style-name="T33_62"><text:s/></text:span><text:span text:style-name="T33_63">substituicao</text:span><text:span text:style-name="T33_64"><text:s/>(</text:span><text:span text:style-name="T33_65">em</text:span><text:span text:style-name="T33_66"><text:s/></text:span><text:span text:style-name="T33_67">que</text:span><text:span text:style-name="T33_68"><text:s/></text:span><text:span text:style-name="T33_69">cada</text:span><text:span text:style-name="T33_70"><text:s/></text:span><text:span text:style-name="T33_71">letra</text:span><text:span text:style-name="T33_72"><text:s/></text:span><text:span text:style-name="T33_73">e</text:span><text:span text:style-name="T33_74"><text:s/></text:span><text:span text:style-name="T33_75">substituida</text:span><text:span text:style-name="T33_76"><text:s/></text:span><text:span text:style-name="T33_77">simplesmente</text:span><text:span text:style-name="T33_78"><text:s/></text:span><text:span text:style-name="T33_79">por</text:span><text:span text:style-name="T33_80"><text:s/></text:span><text:span text:style-name="T33_81">outra</text:span><text:span text:style-name="T33_82">),<text:s/></text:span><text:span text:style-name="T33_83">a</text:span><text:span text:style-name="T33_84"><text:s/></text:span><text:span text:style-name="T33_85">letra</text:span><text:span text:style-name="T33_86"><text:s/></text:span><text:span text:style-name="T33_87">mais</text:span><text:span text:style-name="T33_88"><text:s/></text:span><text:span text:style-name="T33_89">frequente</text:span><text:span text:style-name="T33_90"><text:s/></text:span><text:span text:style-name="T33_91">numa</text:span><text:span text:style-name="T33_92"><text:s/></text:span><text:span text:style-name="T33_93">mensagem</text:span><text:span text:style-name="T33_94"><text:s/></text:span><text:span text:style-name="T33_95">cifrada</text:span><text:span text:style-name="T33_96"><text:s/></text:span><text:span text:style-name="T33_97">de</text:span><text:span text:style-name="T33_98"><text:s/></text:span><text:span text:style-name="T33_99">um</text:span><text:span text:style-name="T33_100"><text:s/></text:span><text:span text:style-name="T33_101">texto</text:span><text:span text:style-name="T33_102"><text:s/></text:span><text:span text:style-name="T33_103">em</text:span><text:span text:style-name="T33_104"><text:s/></text:span><text:span text:style-name="T33_105">portugues</text:span><text:span text:style-name="T33_106"><text:s/></text:span><text:span text:style-name="T33_107">seria</text:span><text:span text:style-name="T33_108"><text:s/></text:span><text:span text:style-name="T33_109">a</text:span><text:span text:style-name="T33_110"><text:s/></text:span><text:span text:style-name="T33_111">que</text:span><text:span text:style-name="T33_112"><text:s/></text:span><text:span text:style-name="T33_113">representa</text:span><text:span text:style-name="T33_114"><text:s/></text:span><text:span text:style-name="T33_115">a</text:span><text:span text:style-name="T33_116"><text:s/></text:span><text:span text:style-name="T33_117">letra</text:span><text:span text:style-name="T33_118"><text:s/>“</text:span><text:span text:style-name="T33_119">a</text:span><text:span text:style-name="T33_120">”.</text:span></text:p>
      <text:p text:style-name="P34"/>
      <text:p text:style-name="P35"><text:span text:style-name="T35_1">a</text:span><text:span text:style-name="T35_2"><text:s/></text:span><text:span text:style-name="T35_3">criptografia</text:span><text:span text:style-name="T35_4"><text:s/></text:span><text:span text:style-name="T35_5">moderna</text:span><text:span text:style-name="T35_6"><text:s/></text:span><text:span text:style-name="T35_7">tornou</text:span><text:span text:style-name="T35_8"><text:s/></text:span><text:span text:style-name="T35_9">muito</text:span><text:span text:style-name="T35_10"><text:s/></text:span><text:span text:style-name="T35_11">mais</text:span><text:span text:style-name="T35_12"><text:s/></text:span><text:span text:style-name="T35_13">complexa</text:span><text:span text:style-name="T35_14"><text:s/></text:span><text:span text:style-name="T35_15">a</text:span><text:span text:style-name="T35_16"><text:s/></text:span><text:span text:style-name="T35_17">criptoanalise</text:span><text:span text:style-name="T35_18"><text:s/></text:span><text:span text:style-name="T35_19">do</text:span><text:span text:style-name="T35_20"><text:s/></text:span><text:span text:style-name="T35_21">que</text:span><text:span text:style-name="T35_22"><text:s/></text:span><text:span text:style-name="T35_23">os</text:span><text:span text:style-name="T35_24"><text:s/></text:span><text:span text:style-name="T35_25">sistemas</text:span><text:span text:style-name="T35_26"><text:s/>“</text:span><text:span text:style-name="T35_27">papel</text:span><text:span text:style-name="T35_28">-</text:span><text:span text:style-name="T35_29">e</text:span><text:span text:style-name="T35_30">-</text:span><text:span text:style-name="T35_31">caneta</text:span><text:span text:style-name="T35_32">”<text:s/></text:span><text:span text:style-name="T35_33">do</text:span><text:span text:style-name="T35_34"><text:s/></text:span><text:span text:style-name="T35_35">passado</text:span><text:span text:style-name="T35_36">,<text:s/></text:span><text:span text:style-name="T35_37">e</text:span><text:span text:style-name="T35_38"><text:s/></text:span><text:span text:style-name="T35_39">parece</text:span><text:span text:style-name="T35_40"><text:s/></text:span><text:span text:style-name="T35_41">agora</text:span><text:span text:style-name="T35_42"><text:s/></text:span><text:span text:style-name="T35_43">ser</text:span><text:span text:style-name="T35_44"><text:s/></text:span><text:span text:style-name="T35_45">superior</text:span><text:span text:style-name="T35_46"><text:s/></text:span><text:span text:style-name="T35_47">a</text:span><text:span text:style-name="T35_48"><text:s/></text:span><text:span text:style-name="T35_49">criptoanalise</text:span><text:span text:style-name="T35_50">.<text:s/></text:span><text:span text:style-name="T35_51">segundo</text:span><text:span text:style-name="T35_52"><text:s/></text:span><text:span text:style-name="T35_53">o</text:span><text:span text:style-name="T35_54"><text:s/></text:span><text:span text:style-name="T35_55">historiador</text:span><text:span text:style-name="T35_56"><text:s/></text:span><text:span text:style-name="T35_57">david</text:span><text:span text:style-name="T35_58"><text:s/></text:span><text:span text:style-name="T35_59">kahn</text:span><text:span text:style-name="T35_60">,<text:s/>“</text:span><text:span text:style-name="T35_61">muitos</text:span><text:span text:style-name="T35_62"><text:s/></text:span><text:span text:style-name="T35_63">sao</text:span><text:span text:style-name="T35_64"><text:s/></text:span><text:span text:style-name="T35_65">os</text:span><text:span text:style-name="T35_66"><text:s/></text:span><text:span text:style-name="T35_67">criptossistemas</text:span><text:span text:style-name="T35_68"><text:s/></text:span><text:span text:style-name="T35_69">oferecidos</text:span><text:span text:style-name="T35_70"><text:s/></text:span><text:span text:style-name="T35_71">pelas</text:span><text:span text:style-name="T35_72"><text:s/></text:span><text:span text:style-name="T35_73">centenas</text:span><text:span text:style-name="T35_74"><text:s/></text:span><text:span text:style-name="T35_75">dos</text:span><text:span text:style-name="T35_76"><text:s/></text:span><text:span text:style-name="T35_77">vendedores</text:span><text:span text:style-name="T35_78"><text:s/></text:span><text:span text:style-name="T35_79">comerciais</text:span><text:span text:style-name="T35_80"><text:s/></text:span><text:span text:style-name="T35_81">atuais</text:span><text:span text:style-name="T35_82"><text:s/></text:span><text:span text:style-name="T35_83">que</text:span><text:span text:style-name="T35_84"><text:s/></text:span><text:span text:style-name="T35_85">nao</text:span><text:span text:style-name="T35_86"><text:s/></text:span><text:span text:style-name="T35_87">podem</text:span><text:span text:style-name="T35_88"><text:s/></text:span><text:span text:style-name="T35_89">ser</text:span><text:span text:style-name="T35_90"><text:s/></text:span><text:span text:style-name="T35_91">quebrados</text:span><text:span text:style-name="T35_92"><text:s/></text:span><text:span text:style-name="T35_93">por</text:span><text:span text:style-name="T35_94"><text:s/></text:span><text:span text:style-name="T35_95">qualquer</text:span><text:span text:style-name="T35_96"><text:s/></text:span><text:span text:style-name="T35_97">metodo</text:span><text:span text:style-name="T35_98"><text:s/></text:span><text:span text:style-name="T35_99">conhecido</text:span><text:span text:style-name="T35_100"><text:s/></text:span><text:span text:style-name="T35_101">da</text:span><text:span text:style-name="T35_102"><text:s/></text:span><text:span text:style-name="T35_103">criptoanalise</text:span><text:span text:style-name="T35_104">".<text:s/></text:span></text:p>
      <text:p text:style-name="P36"/>
      <text:p text:style-name="P37"><text:span text:style-name="T37_1">kahn</text:span><text:span text:style-name="T37_2"><text:s/></text:span><text:span text:style-name="T37_3">pode</text:span><text:span text:style-name="T37_4"><text:s/></text:span><text:span text:style-name="T37_5">ter</text:span><text:span text:style-name="T37_6"><text:s/></text:span><text:span text:style-name="T37_7">sido</text:span><text:span text:style-name="T37_8"><text:s/></text:span><text:span text:style-name="T37_9">prematuro</text:span><text:span text:style-name="T37_10"><text:s/></text:span><text:span text:style-name="T37_11">em</text:span><text:span text:style-name="T37_12"><text:s/></text:span><text:span text:style-name="T37_13">sua</text:span><text:span text:style-name="T37_14"><text:s/></text:span><text:span text:style-name="T37_15">analise</text:span><text:span text:style-name="T37_16">.<text:s/></text:span><text:span text:style-name="T37_17">as</text:span><text:span text:style-name="T37_18"><text:s/></text:span><text:span text:style-name="T37_19">cifras</text:span><text:span text:style-name="T37_20"><text:s/></text:span><text:span text:style-name="T37_21">fracas</text:span><text:span text:style-name="T37_22"><text:s/></text:span><text:span text:style-name="T37_23">nao</text:span><text:span text:style-name="T37_24"><text:s/></text:span><text:span text:style-name="T37_25">foram</text:span><text:span text:style-name="T37_26"><text:s/></text:span><text:span text:style-name="T37_27">extintas</text:span><text:span text:style-name="T37_28">,<text:s/></text:span><text:span text:style-name="T37_29">e</text:span><text:span text:style-name="T37_30"><text:s/></text:span><text:span text:style-name="T37_31">os</text:span><text:span text:style-name="T37_32"><text:s/></text:span><text:span text:style-name="T37_33">metodos</text:span><text:span text:style-name="T37_34"><text:s/></text:span><text:span text:style-name="T37_35">criptanaliticos</text:span><text:span text:style-name="T37_36"><text:s/></text:span><text:span text:style-name="T37_37">empregados</text:span><text:span text:style-name="T37_38"><text:s/></text:span><text:span text:style-name="T37_39">por</text:span><text:span text:style-name="T37_40"><text:s/></text:span><text:span text:style-name="T37_41">agencias</text:span><text:span text:style-name="T37_42"><text:s/></text:span><text:span text:style-name="T37_43">de</text:span><text:span text:style-name="T37_44"><text:s/></text:span><text:span text:style-name="T37_45">inteligencia</text:span><text:span text:style-name="T37_46"><text:s/></text:span><text:span text:style-name="T37_47">permanecem</text:span><text:span text:style-name="T37_48"><text:s/></text:span><text:span text:style-name="T37_49">nao</text:span><text:span text:style-name="T37_50"><text:s/></text:span><text:span text:style-name="T37_51">publicados</text:span><text:span text:style-name="T37_52">.<text:s/></text:span><text:span text:style-name="T37_53">na</text:span><text:span text:style-name="T37_54"><text:s/></text:span><text:span text:style-name="T37_55">academia</text:span><text:span text:style-name="T37_56">,<text:s/></text:span><text:span text:style-name="T37_57">projetos</text:span><text:span text:style-name="T37_58"><text:s/></text:span><text:span text:style-name="T37_59">novos</text:span><text:span text:style-name="T37_60"><text:s/></text:span><text:span text:style-name="T37_61">sao</text:span><text:span text:style-name="T37_62"><text:s/></text:span><text:span text:style-name="T37_63">apresentados</text:span><text:span text:style-name="T37_64"><text:s/></text:span><text:span text:style-name="T37_65">regularmente</text:span><text:span text:style-name="T37_66">,<text:s/></text:span><text:span text:style-name="T37_67">e</text:span><text:span text:style-name="T37_68"><text:s/></text:span><text:span text:style-name="T37_69">tambem</text:span><text:span text:style-name="T37_70"><text:s/></text:span><text:span text:style-name="T37_71">quebrados</text:span><text:span text:style-name="T37_72"><text:s/></text:span><text:span text:style-name="T37_73">frequentemente</text:span><text:span text:style-name="T37_74">.<text:s/></text:span><text:span text:style-name="T37_75">na</text:span><text:span text:style-name="T37_76"><text:s/></text:span><text:span text:style-name="T37_77">industria</text:span><text:span text:style-name="T37_78">,<text:s/></text:span><text:span text:style-name="T37_79">tambem</text:span><text:span text:style-name="T37_80">,<text:s/></text:span><text:span text:style-name="T37_81">cifras</text:span><text:span text:style-name="T37_82"><text:s/></text:span><text:span text:style-name="T37_83">nao</text:span><text:span text:style-name="T37_84"><text:s/></text:span><text:span text:style-name="T37_85">sao</text:span><text:span text:style-name="T37_86"><text:s/></text:span><text:span text:style-name="T37_87">livres</text:span><text:span text:style-name="T37_88"><text:s/></text:span><text:span text:style-name="T37_89">de</text:span><text:span text:style-name="T37_90"><text:s/></text:span><text:span text:style-name="T37_91">falhas</text:span><text:span text:style-name="T37_92">:<text:s/></text:span><text:span text:style-name="T37_93">por</text:span><text:span text:style-name="T37_94"><text:s/></text:span><text:span text:style-name="T37_95">exemplo</text:span><text:span text:style-name="T37_96">,<text:s/></text:span><text:span text:style-name="T37_97">os</text:span><text:span text:style-name="T37_98"><text:s/></text:span><text:span text:style-name="T37_99">algoritmos</text:span><text:span text:style-name="T37_100"><text:s/></text:span><text:span text:style-name="T37_101">usados</text:span><text:span text:style-name="T37_102"><text:s/></text:span><text:span text:style-name="T37_103">na</text:span><text:span text:style-name="T37_104"><text:s/></text:span><text:span text:style-name="T37_105">tecnologia</text:span><text:span text:style-name="T37_106"><text:s/></text:span><text:span text:style-name="T37_107">de</text:span><text:span text:style-name="T37_108"><text:s/></text:span><text:span text:style-name="T37_109">telefone</text:span><text:span text:style-name="T37_110"><text:s/></text:span><text:span text:style-name="T37_111">celular</text:span><text:span text:style-name="T37_112"><text:s/></text:span><text:span text:style-name="T37_113">podem</text:span><text:span text:style-name="T37_114"><text:s/></text:span><text:span text:style-name="T37_115">ser</text:span><text:span text:style-name="T37_116"><text:s/></text:span><text:span text:style-name="T37_117">quebrados</text:span><text:span text:style-name="T37_118"><text:s/></text:span><text:span text:style-name="T37_119">em</text:span><text:span text:style-name="T37_120"><text:s/></text:span><text:span text:style-name="T37_121">horas</text:span><text:span text:style-name="T37_122"><text:s/></text:span><text:span text:style-name="T37_123">ou</text:span><text:span text:style-name="T37_124"><text:s/></text:span><text:span text:style-name="T37_125">minutos</text:span><text:span text:style-name="T37_126">.<text:s/></text:span><text:span text:style-name="T37_127">o</text:span><text:span text:style-name="T37_128"><text:s/></text:span><text:span text:style-name="T37_129">protocolo</text:span><text:span text:style-name="T37_130"><text:s/></text:span><text:span text:style-name="T37_131">wired</text:span><text:span text:style-name="T37_132"><text:s/></text:span><text:span text:style-name="T37_133">equivalent</text:span><text:span text:style-name="T37_134"><text:s/></text:span><text:span text:style-name="T37_135">privacy</text:span><text:span text:style-name="T37_136"><text:s/>(</text:span><text:span text:style-name="T37_137">wep</text:span><text:span text:style-name="T37_138">),<text:s/></text:span><text:span text:style-name="T37_139">usado</text:span><text:span text:style-name="T37_140"><text:s/></text:span><text:span text:style-name="T37_141">para</text:span><text:span text:style-name="T37_142"><text:s/></text:span><text:span text:style-name="T37_143">a</text:span><text:span text:style-name="T37_144"><text:s/></text:span><text:span text:style-name="T37_145">seguranca</text:span><text:span text:style-name="T37_146"><text:s/></text:span><text:span text:style-name="T37_147">de</text:span><text:span text:style-name="T37_148"><text:s/></text:span><text:span text:style-name="T37_149">redes</text:span><text:span text:style-name="T37_150"><text:s/></text:span><text:span text:style-name="T37_151">wi</text:span><text:span text:style-name="T37_152">-</text:span><text:span text:style-name="T37_153">fi</text:span><text:span text:style-name="T37_154">,<text:s/></text:span><text:span text:style-name="T37_155">foi</text:span><text:span text:style-name="T37_156"><text:s/></text:span><text:span text:style-name="T37_157">quebrado</text:span><text:span text:style-name="T37_158"><text:s/></text:span><text:span text:style-name="T37_159">por</text:span><text:span text:style-name="T37_160"><text:s/></text:span><text:span text:style-name="T37_161">um</text:span><text:span text:style-name="T37_162"><text:s/></text:span><text:span text:style-name="T37_163">ataque</text:span><text:span text:style-name="T37_164"><text:s/></text:span><text:span text:style-name="T37_165">pratico</text:span><text:span text:style-name="T37_166"><text:s/></text:span><text:span text:style-name="T37_167">de</text:span><text:span text:style-name="T37_168"><text:s/></text:span><text:span text:style-name="T37_169">chave</text:span><text:span text:style-name="T37_170"><text:s/></text:span><text:span text:style-name="T37_171">relacionada</text:span><text:span text:style-name="T37_172">.<text:s/></text:span><text:span text:style-name="T37_173">essa</text:span><text:span text:style-name="T37_174"><text:s/></text:span><text:span text:style-name="T37_175">fraqueza</text:span><text:span text:style-name="T37_176"><text:s/></text:span><text:span text:style-name="T37_177">nao</text:span><text:span text:style-name="T37_178"><text:s/></text:span><text:span text:style-name="T37_179">era</text:span><text:span text:style-name="T37_180"><text:s/></text:span><text:span text:style-name="T37_181">realmente</text:span><text:span text:style-name="T37_182"><text:s/></text:span><text:span text:style-name="T37_183">do</text:span><text:span text:style-name="T37_184"><text:s/></text:span><text:span text:style-name="T37_185">algoritmo</text:span><text:span text:style-name="T37_186"><text:s/></text:span><text:span text:style-name="T37_187">em</text:span><text:span text:style-name="T37_188"><text:s/></text:span><text:span text:style-name="T37_189">si</text:span><text:span text:style-name="T37_190">,<text:s/></text:span><text:span text:style-name="T37_191">mas</text:span><text:span text:style-name="T37_192"><text:s/></text:span><text:span text:style-name="T37_193">principalmente</text:span><text:span text:style-name="T37_194"><text:s/></text:span><text:span text:style-name="T37_195">devido</text:span><text:span text:style-name="T37_196"><text:s/></text:span><text:span text:style-name="T37_197">ao</text:span><text:span text:style-name="T37_198"><text:s/></text:span><text:span text:style-name="T37_199">seu</text:span><text:span text:style-name="T37_200"><text:s/></text:span><text:span text:style-name="T37_201">uso</text:span><text:span text:style-name="T37_202"><text:s/></text:span><text:span text:style-name="T37_203">improprio</text:span><text:span text:style-name="T37_204"><text:s/></text:span><text:span text:style-name="T37_205">dentro</text:span><text:span text:style-name="T37_206"><text:s/></text:span><text:span text:style-name="T37_207">do</text:span><text:span text:style-name="T37_208"><text:s/></text:span><text:span text:style-name="T37_209">protocolo</text:span><text:span text:style-name="T37_210">,<text:s/></text:span><text:span text:style-name="T37_211">de</text:span><text:span text:style-name="T37_212"><text:s/></text:span><text:span text:style-name="T37_213">modo</text:span><text:span text:style-name="T37_214"><text:s/></text:span><text:span text:style-name="T37_215">a</text:span><text:span text:style-name="T37_216"><text:s/></text:span><text:span text:style-name="T37_217">comprometer</text:span><text:span text:style-name="T37_218"><text:s/></text:span><text:span text:style-name="T37_219">sua</text:span><text:span text:style-name="T37_220"><text:s/></text:span><text:span text:style-name="T37_221">forca</text:span><text:span text:style-name="T37_222">.</text:span></text:p>
      <text:p text:style-name="P38"/>
      <text:p text:style-name="P39"><text:span text:style-name="T39_1">se</text:span><text:span text:style-name="T39_2"><text:s/></text:span><text:span text:style-name="T39_3">voce</text:span><text:span text:style-name="T39_4"><text:s/></text:span><text:span text:style-name="T39_5">decifrou</text:span><text:span text:style-name="T39_6"><text:s/></text:span><text:span text:style-name="T39_7">o</text:span><text:span text:style-name="T39_8"><text:s/></text:span><text:span text:style-name="T39_9">texto</text:span><text:span text:style-name="T39_10"><text:s/></text:span><text:span text:style-name="T39_11">com</text:span><text:span text:style-name="T39_12"><text:s/></text:span><text:span text:style-name="T39_13">sucesso</text:span><text:span text:style-name="T39_14">,<text:s/></text:span><text:span text:style-name="T39_15">saiba</text:span><text:span text:style-name="T39_16"><text:s/></text:span><text:span text:style-name="T39_17">entao</text:span><text:span text:style-name="T39_18"><text:s/></text:span><text:span text:style-name="T39_19">que</text:span><text:span text:style-name="T39_20"><text:s/></text:span><text:span text:style-name="T39_21">o</text:span><text:span text:style-name="T39_22"><text:s/></text:span><text:span text:style-name="T39_23">terceiro</text:span><text:span text:style-name="T39_24"><text:s/></text:span><text:span text:style-name="T39_25">desafio</text:span><text:span text:style-name="T39_26"><text:s/></text:span><text:span text:style-name="T39_27">sera</text:span><text:span text:style-name="T39_28"><text:s/></text:span><text:span text:style-name="T39_29">escrito</text:span><text:span text:style-name="T39_30"><text:s/></text:span><text:span text:style-name="T39_31">em</text:span><text:span text:style-name="T39_32"><text:s/></text:span><text:span text:style-name="T39_33">ingles</text:span><text:span text:style-name="T39_34"><text:s/></text:span><text:span text:style-name="T39_35">e</text:span><text:span text:style-name="T39_36"><text:s/></text:span><text:span text:style-name="T39_37">que</text:span><text:span text:style-name="T39_38"><text:s/></text:span><text:span text:style-name="T39_39">contem</text:span><text:span text:style-name="T39_40"><text:s/></text:span><text:span text:style-name="T39_41">a</text:span><text:span text:style-name="T39_42"><text:s/></text:span><text:span text:style-name="T39_43">palavra</text:span><text:span text:style-name="T39_44"><text:s/></text:span><text:span text:style-name="T39_45">cryptography</text:span><text:span text:style-name="T39_46">.</text:span></text:p>
      <text:p text:style-name="P40"/>
      <text:p text:style-name="P41"/>
      <text:p text:style-name="P42"><text:span text:style-name="T42_1">vrcnxsqzrrumednzvsxpxiatdi</text:span></text:p>
      <text:p text:style-name="P43"/>
      <text:p text:style-name="P44"/>
      <text:p text:style-name="P45"><text:span text:style-name="T45_1">Chave</text:span><text:span text:style-name="T45_2">:</text:span></text:p>
      <text:p text:style-name="P46"><text:span text:style-name="T46_1">WEXAYQFHEEJSVUAHWQYMYRTGUR</text:span><text:span text:style-name="T46_2"><text:s/>=&gt;<text:s/></text:span><text:span text:style-name="T46_3">vrcnxsqzrrumednzvsxpxiatdi</text:span></text:p>
      <text:p text:style-name="P47"/>
      <text:p text:style-name="P48"><text:span text:style-name="T48_1">Tabela</text:span><text:span text:style-name="T48_2"><text:s/></text:span><text:span text:style-name="T48_3">de</text:span><text:span text:style-name="T48_4"><text:s/></text:span><text:span text:style-name="T48_5">Substituição</text:span><text:span text:style-name="T48_6"><text:s/></text:span><text:span text:style-name="T48_7">Usada</text:span><text:span text:style-name="T48_8">:</text:span></text:p>
      <text:p text:style-name="P49"><text:span text:style-name="T49_1">A</text:span><text:span text:style-name="T49_2"><text:s text:c="2"/></text:span><text:span text:style-name="T49_3">B</text:span><text:span text:style-name="T49_4"><text:s text:c="2"/></text:span><text:span text:style-name="T49_5">C</text:span><text:span text:style-name="T49_6"><text:s text:c="2"/></text:span><text:span text:style-name="T49_7">D</text:span><text:span text:style-name="T49_8"><text:s text:c="2"/></text:span><text:span text:style-name="T49_9">E</text:span><text:span text:style-name="T49_10"><text:s text:c="2"/></text:span><text:span text:style-name="T49_11">F</text:span><text:span text:style-name="T49_12"><text:s text:c="2"/></text:span><text:span text:style-name="T49_13">G</text:span><text:span text:style-name="T49_14"><text:s text:c="2"/></text:span><text:span text:style-name="T49_15">H</text:span><text:span text:style-name="T49_16"><text:s text:c="2"/></text:span><text:span text:style-name="T49_17">I</text:span><text:span text:style-name="T49_18"><text:s text:c="2"/></text:span><text:span text:style-name="T49_19">J</text:span><text:span text:style-name="T49_20"><text:s text:c="2"/></text:span><text:span text:style-name="T49_21">K</text:span><text:span text:style-name="T49_22"><text:s text:c="2"/></text:span><text:span text:style-name="T49_23">L</text:span><text:span text:style-name="T49_24"><text:s text:c="2"/></text:span><text:span text:style-name="T49_25">M</text:span><text:span text:style-name="T49_26"><text:s text:c="2"/></text:span><text:span text:style-name="T49_27">N</text:span><text:span text:style-name="T49_28"><text:s text:c="2"/></text:span><text:span text:style-name="T49_29">O</text:span><text:span text:style-name="T49_30"><text:s text:c="2"/></text:span><text:span text:style-name="T49_31">P</text:span><text:span text:style-name="T49_32"><text:s text:c="2"/></text:span><text:span text:style-name="T49_33">Q</text:span><text:span text:style-name="T49_34"><text:s text:c="2"/></text:span><text:span text:style-name="T49_35">R</text:span><text:span text:style-name="T49_36"><text:s text:c="2"/></text:span><text:span text:style-name="T49_37">S</text:span><text:span text:style-name="T49_38"><text:s text:c="2"/></text:span><text:span text:style-name="T49_39">T</text:span><text:span text:style-name="T49_40"><text:s text:c="2"/></text:span><text:span text:style-name="T49_41">U</text:span><text:span text:style-name="T49_42"><text:s text:c="2"/></text:span><text:span text:style-name="T49_43">V</text:span><text:span text:style-name="T49_44"><text:s text:c="2"/></text:span><text:span text:style-name="T49_45">W</text:span><text:span text:style-name="T49_46"><text:s text:c="2"/></text:span><text:span text:style-name="T49_47">X</text:span><text:span text:style-name="T49_48"><text:s text:c="2"/></text:span><text:span text:style-name="T49_49">Y</text:span><text:span text:style-name="T49_50"><text:s text:c="2"/></text:span><text:span text:style-name="T49_51">Z</text:span></text:p>
      <text:p text:style-name="P50"><text:span text:style-name="T50_1"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text:s text:c="2"/>|</text:span></text:p>
      <text:p text:style-name="P51"><text:span text:style-name="T51_1">n</text:span><text:span text:style-name="T51_2"><text:s text:c="2"/></text:span><text:span text:style-name="T51_3">b</text:span><text:span text:style-name="T51_4"><text:s text:c="2"/></text:span><text:span text:style-name="T51_5">k</text:span><text:span text:style-name="T51_6"><text:s text:c="2"/></text:span><text:span text:style-name="T51_7">y</text:span><text:span text:style-name="T51_8"><text:s text:c="2"/></text:span><text:span text:style-name="T51_9">r</text:span><text:span text:style-name="T51_10"><text:s text:c="2"/></text:span><text:span text:style-name="T51_11">q</text:span><text:span text:style-name="T51_12"><text:s text:c="2"/></text:span><text:span text:style-name="T51_13">t</text:span><text:span text:style-name="T51_14"><text:s text:c="2"/></text:span><text:span text:style-name="T51_15">z</text:span><text:span text:style-name="T51_16"><text:s text:c="2"/></text:span><text:span text:style-name="T51_17">h</text:span><text:span text:style-name="T51_18"><text:s text:c="2"/></text:span><text:span text:style-name="T51_19">u</text:span><text:span text:style-name="T51_20"><text:s text:c="2"/></text:span><text:span text:style-name="T51_21">o</text:span><text:span text:style-name="T51_22"><text:s text:c="2"/></text:span><text:span text:style-name="T51_23">j</text:span><text:span text:style-name="T51_24"><text:s text:c="2"/></text:span><text:span text:style-name="T51_25">p</text:span><text:span text:style-name="T51_26"><text:s text:c="2"/></text:span><text:span text:style-name="T51_27">w</text:span><text:span text:style-name="T51_28"><text:s text:c="2"/></text:span><text:span text:style-name="T51_29">g</text:span><text:span text:style-name="T51_30"><text:s text:c="2"/></text:span><text:span text:style-name="T51_31">l</text:span><text:span text:style-name="T51_32"><text:s text:c="2"/></text:span><text:span text:style-name="T51_33">s</text:span><text:span text:style-name="T51_34"><text:s text:c="2"/></text:span><text:span text:style-name="T51_35">i</text:span><text:span text:style-name="T51_36"><text:s text:c="2"/></text:span><text:span text:style-name="T51_37">m</text:span><text:span text:style-name="T51_38"><text:s text:c="2"/></text:span><text:span text:style-name="T51_39">a</text:span><text:span text:style-name="T51_40"><text:s text:c="2"/></text:span><text:span text:style-name="T51_41">d</text:span><text:span text:style-name="T51_42"><text:s text:c="2"/></text:span><text:span text:style-name="T51_43">e</text:span><text:span text:style-name="T51_44"><text:s text:c="2"/></text:span><text:span text:style-name="T51_45">v</text:span><text:span text:style-name="T51_46"><text:s text:c="2"/></text:span><text:span text:style-name="T51_47">c</text:span><text:span text:style-name="T51_48"><text:s text:c="2"/></text:span><text:span text:style-name="T51_49">x</text:span><text:span text:style-name="T51_50"><text:s text:c="2"/></text:span><text:span text:style-name="T51_51">f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